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362in" svg:height="4.5232in" svg:x="2.6118in" svg:y="0.178in">
            <draw:object draw:notify-on-update-of-ranges="Sheet1.B1:Sheet1.B796 Sheet1.C1:Sheet1.C7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1/[.A1]" office:value-type="float" office:value="0.2" calcext:value-type="float">
            <text:p>0.2</text:p>
          </table:table-cell>
          <table:table-cell office:value-type="float" office:value="0.135235815" calcext:value-type="float">
            <text:p>0.135235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A2]" office:value-type="float" office:value="0.166666666666667" calcext:value-type="float">
            <text:p>0.1666666667</text:p>
          </table:table-cell>
          <table:table-cell office:value-type="float" office:value="0.084070525" calcext:value-type="float">
            <text:p>0.0840705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A3]" office:value-type="float" office:value="0.142857142857143" calcext:value-type="float">
            <text:p>0.1428571429</text:p>
          </table:table-cell>
          <table:table-cell office:value-type="float" office:value="0.068310321" calcext:value-type="float">
            <text:p>0.068310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A4]" office:value-type="float" office:value="0.125" calcext:value-type="float">
            <text:p>0.125</text:p>
          </table:table-cell>
          <table:table-cell office:value-type="float" office:value="0.053031576" calcext:value-type="float">
            <text:p>0.053031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A5]" office:value-type="float" office:value="0.111111111111111" calcext:value-type="float">
            <text:p>0.1111111111</text:p>
          </table:table-cell>
          <table:table-cell office:value-type="float" office:value="0.040941101" calcext:value-type="float">
            <text:p>0.040941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A6]" office:value-type="float" office:value="0.1" calcext:value-type="float">
            <text:p>0.1</text:p>
          </table:table-cell>
          <table:table-cell office:value-type="float" office:value="0.031988672" calcext:value-type="float">
            <text:p>0.0319886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A7]" office:value-type="float" office:value="0.0909090909090909" calcext:value-type="float">
            <text:p>0.0909090909</text:p>
          </table:table-cell>
          <table:table-cell office:value-type="float" office:value="0.027385648" calcext:value-type="float">
            <text:p>0.027385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A8]" office:value-type="float" office:value="0.0833333333333333" calcext:value-type="float">
            <text:p>0.0833333333</text:p>
          </table:table-cell>
          <table:table-cell office:value-type="float" office:value="0.023163821" calcext:value-type="float">
            <text:p>0.0231638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A9]" office:value-type="float" office:value="0.0769230769230769" calcext:value-type="float">
            <text:p>0.0769230769</text:p>
          </table:table-cell>
          <table:table-cell office:value-type="float" office:value="0.019537179" calcext:value-type="float">
            <text:p>0.019537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A10]" office:value-type="float" office:value="0.0714285714285714" calcext:value-type="float">
            <text:p>0.0714285714</text:p>
          </table:table-cell>
          <table:table-cell office:value-type="float" office:value="0.016555908" calcext:value-type="float">
            <text:p>0.0165559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A11]" office:value-type="float" office:value="0.0666666666666667" calcext:value-type="float">
            <text:p>0.0666666667</text:p>
          </table:table-cell>
          <table:table-cell office:value-type="float" office:value="0.014680861" calcext:value-type="float">
            <text:p>0.0146808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12]" office:value-type="float" office:value="0.0625" calcext:value-type="float">
            <text:p>0.0625</text:p>
          </table:table-cell>
          <table:table-cell office:value-type="float" office:value="0.012951232" calcext:value-type="float">
            <text:p>0.012951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[.A13]" office:value-type="float" office:value="0.0588235294117647" calcext:value-type="float">
            <text:p>0.0588235294</text:p>
          </table:table-cell>
          <table:table-cell office:value-type="float" office:value="0.011406355" calcext:value-type="float">
            <text:p>0.011406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[.A14]" office:value-type="float" office:value="0.0555555555555556" calcext:value-type="float">
            <text:p>0.0555555556</text:p>
          </table:table-cell>
          <table:table-cell office:value-type="float" office:value="0.010072774" calcext:value-type="float">
            <text:p>0.0100727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/[.A15]" office:value-type="float" office:value="0.0526315789473684" calcext:value-type="float">
            <text:p>0.0526315789</text:p>
          </table:table-cell>
          <table:table-cell office:value-type="float" office:value="0.009137251" calcext:value-type="float">
            <text:p>0.0091372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16]" office:value-type="float" office:value="0.05" calcext:value-type="float">
            <text:p>0.05</text:p>
          </table:table-cell>
          <table:table-cell office:value-type="float" office:value="0.008265721" calcext:value-type="float">
            <text:p>0.0082657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/[.A17]" office:value-type="float" office:value="0.0476190476190476" calcext:value-type="float">
            <text:p>0.0476190476</text:p>
          </table:table-cell>
          <table:table-cell office:value-type="float" office:value="0.007469206" calcext:value-type="float">
            <text:p>0.0074692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/[.A18]" office:value-type="float" office:value="0.0454545454545455" calcext:value-type="float">
            <text:p>0.0454545455</text:p>
          </table:table-cell>
          <table:table-cell office:value-type="float" office:value="0.006762097" calcext:value-type="float">
            <text:p>0.006762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/[.A19]" office:value-type="float" office:value="0.0434782608695652" calcext:value-type="float">
            <text:p>0.0434782609</text:p>
          </table:table-cell>
          <table:table-cell office:value-type="float" office:value="0.006230742" calcext:value-type="float">
            <text:p>0.0062307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[.A20]" office:value-type="float" office:value="0.0416666666666667" calcext:value-type="float">
            <text:p>0.0416666667</text:p>
          </table:table-cell>
          <table:table-cell office:value-type="float" office:value="0.005731412" calcext:value-type="float">
            <text:p>0.0057314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/[.A21]" office:value-type="float" office:value="0.04" calcext:value-type="float">
            <text:p>0.04</text:p>
          </table:table-cell>
          <table:table-cell office:value-type="float" office:value="0.005268087" calcext:value-type="float">
            <text:p>0.0052680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/[.A22]" office:value-type="float" office:value="0.0384615384615385" calcext:value-type="float">
            <text:p>0.0384615385</text:p>
          </table:table-cell>
          <table:table-cell office:value-type="float" office:value="0.004849274" calcext:value-type="float">
            <text:p>0.0048492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/[.A23]" office:value-type="float" office:value="0.037037037037037" calcext:value-type="float">
            <text:p>0.037037037</text:p>
          </table:table-cell>
          <table:table-cell office:value-type="float" office:value="0.004519299" calcext:value-type="float">
            <text:p>0.0045192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/[.A24]" office:value-type="float" office:value="0.0357142857142857" calcext:value-type="float">
            <text:p>0.0357142857</text:p>
          </table:table-cell>
          <table:table-cell office:value-type="float" office:value="0.004206999" calcext:value-type="float">
            <text:p>0.004206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/[.A25]" office:value-type="float" office:value="0.0344827586206897" calcext:value-type="float">
            <text:p>0.0344827586</text:p>
          </table:table-cell>
          <table:table-cell office:value-type="float" office:value="0.003914079" calcext:value-type="float">
            <text:p>0.0039140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26]" office:value-type="float" office:value="0.0333333333333333" calcext:value-type="float">
            <text:p>0.0333333333</text:p>
          </table:table-cell>
          <table:table-cell office:value-type="float" office:value="0.003645951" calcext:value-type="float">
            <text:p>0.0036459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/[.A27]" office:value-type="float" office:value="0.032258064516129" calcext:value-type="float">
            <text:p>0.0322580645</text:p>
          </table:table-cell>
          <table:table-cell office:value-type="float" office:value="0.003427258" calcext:value-type="float">
            <text:p>0.0034272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/[.A28]" office:value-type="float" office:value="0.03125" calcext:value-type="float">
            <text:p>0.03125</text:p>
          </table:table-cell>
          <table:table-cell office:value-type="float" office:value="0.003219081" calcext:value-type="float">
            <text:p>0.0032190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/[.A29]" office:value-type="float" office:value="0.0303030303030303" calcext:value-type="float">
            <text:p>0.0303030303</text:p>
          </table:table-cell>
          <table:table-cell office:value-type="float" office:value="0.003022242" calcext:value-type="float">
            <text:p>0.0030222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/[.A30]" office:value-type="float" office:value="0.0294117647058823" calcext:value-type="float">
            <text:p>0.0294117647</text:p>
          </table:table-cell>
          <table:table-cell office:value-type="float" office:value="0.002840392" calcext:value-type="float">
            <text:p>0.0028403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/[.A31]" office:value-type="float" office:value="0.0285714285714286" calcext:value-type="float">
            <text:p>0.0285714286</text:p>
          </table:table-cell>
          <table:table-cell office:value-type="float" office:value="0.0026881" calcext:value-type="float">
            <text:p>0.00268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/[.A32]" office:value-type="float" office:value="0.0277777777777778" calcext:value-type="float">
            <text:p>0.0277777778</text:p>
          </table:table-cell>
          <table:table-cell office:value-type="float" office:value="0.002542441" calcext:value-type="float">
            <text:p>0.0025424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/[.A33]" office:value-type="float" office:value="0.027027027027027" calcext:value-type="float">
            <text:p>0.027027027</text:p>
          </table:table-cell>
          <table:table-cell office:value-type="float" office:value="0.002403852" calcext:value-type="float">
            <text:p>0.0024038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/[.A34]" office:value-type="float" office:value="0.0263157894736842" calcext:value-type="float">
            <text:p>0.0263157895</text:p>
          </table:table-cell>
          <table:table-cell office:value-type="float" office:value="0.00227491" calcext:value-type="float">
            <text:p>0.002274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/[.A35]" office:value-type="float" office:value="0.0256410256410256" calcext:value-type="float">
            <text:p>0.0256410256</text:p>
          </table:table-cell>
          <table:table-cell office:value-type="float" office:value="0.002164652" calcext:value-type="float">
            <text:p>0.0021646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36]" office:value-type="float" office:value="0.025" calcext:value-type="float">
            <text:p>0.025</text:p>
          </table:table-cell>
          <table:table-cell office:value-type="float" office:value="0.002058781" calcext:value-type="float">
            <text:p>0.0020587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/[.A37]" office:value-type="float" office:value="0.024390243902439" calcext:value-type="float">
            <text:p>0.0243902439</text:p>
          </table:table-cell>
          <table:table-cell office:value-type="float" office:value="0.001957544" calcext:value-type="float">
            <text:p>0.0019575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/[.A38]" office:value-type="float" office:value="0.0238095238095238" calcext:value-type="float">
            <text:p>0.0238095238</text:p>
          </table:table-cell>
          <table:table-cell office:value-type="float" office:value="0.001862827" calcext:value-type="float">
            <text:p>0.0018628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/[.A39]" office:value-type="float" office:value="0.0232558139534884" calcext:value-type="float">
            <text:p>0.023255814</text:p>
          </table:table-cell>
          <table:table-cell office:value-type="float" office:value="0.00178046" calcext:value-type="float">
            <text:p>0.001780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/[.A40]" office:value-type="float" office:value="0.0227272727272727" calcext:value-type="float">
            <text:p>0.0227272727</text:p>
          </table:table-cell>
          <table:table-cell office:value-type="float" office:value="0.001701107" calcext:value-type="float">
            <text:p>0.0017011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[.A41]" office:value-type="float" office:value="0.0222222222222222" calcext:value-type="float">
            <text:p>0.0222222222</text:p>
          </table:table-cell>
          <table:table-cell office:value-type="float" office:value="0.001624917" calcext:value-type="float">
            <text:p>0.001624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/[.A42]" office:value-type="float" office:value="0.0217391304347826" calcext:value-type="float">
            <text:p>0.0217391304</text:p>
          </table:table-cell>
          <table:table-cell office:value-type="float" office:value="0.001553313" calcext:value-type="float">
            <text:p>0.0015533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/[.A43]" office:value-type="float" office:value="0.0212765957446808" calcext:value-type="float">
            <text:p>0.0212765957</text:p>
          </table:table-cell>
          <table:table-cell office:value-type="float" office:value="0.001490172" calcext:value-type="float">
            <text:p>0.0014901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/[.A44]" office:value-type="float" office:value="0.0208333333333333" calcext:value-type="float">
            <text:p>0.0208333333</text:p>
          </table:table-cell>
          <table:table-cell office:value-type="float" office:value="0.00142917" calcext:value-type="float">
            <text:p>0.001429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/[.A45]" office:value-type="float" office:value="0.0204081632653061" calcext:value-type="float">
            <text:p>0.0204081633</text:p>
          </table:table-cell>
          <table:table-cell office:value-type="float" office:value="0.0013704" calcext:value-type="float">
            <text:p>0.0013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46]" office:value-type="float" office:value="0.02" calcext:value-type="float">
            <text:p>0.02</text:p>
          </table:table-cell>
          <table:table-cell office:value-type="float" office:value="0.001314961" calcext:value-type="float">
            <text:p>0.0013149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/[.A47]" office:value-type="float" office:value="0.0196078431372549" calcext:value-type="float">
            <text:p>0.0196078431</text:p>
          </table:table-cell>
          <table:table-cell office:value-type="float" office:value="0.001265501" calcext:value-type="float">
            <text:p>0.0012655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[.A48]" office:value-type="float" office:value="0.0192307692307692" calcext:value-type="float">
            <text:p>0.0192307692</text:p>
          </table:table-cell>
          <table:table-cell office:value-type="float" office:value="0.0012176" calcext:value-type="float">
            <text:p>0.0012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/[.A49]" office:value-type="float" office:value="0.0188679245283019" calcext:value-type="float">
            <text:p>0.0188679245</text:p>
          </table:table-cell>
          <table:table-cell office:value-type="float" office:value="0.001171318" calcext:value-type="float">
            <text:p>0.0011713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[.A50]" office:value-type="float" office:value="0.0185185185185185" calcext:value-type="float">
            <text:p>0.0185185185</text:p>
          </table:table-cell>
          <table:table-cell office:value-type="float" office:value="0.001127524" calcext:value-type="float">
            <text:p>0.001127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/[.A51]" office:value-type="float" office:value="0.0181818181818182" calcext:value-type="float">
            <text:p>0.0181818182</text:p>
          </table:table-cell>
          <table:table-cell office:value-type="float" office:value="0.001088062" calcext:value-type="float">
            <text:p>0.0010880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[.A52]" office:value-type="float" office:value="0.0178571428571429" calcext:value-type="float">
            <text:p>0.0178571429</text:p>
          </table:table-cell>
          <table:table-cell office:value-type="float" office:value="0.001049763" calcext:value-type="float">
            <text:p>0.0010497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/[.A53]" office:value-type="float" office:value="0.0175438596491228" calcext:value-type="float">
            <text:p>0.0175438596</text:p>
          </table:table-cell>
          <table:table-cell office:value-type="float" office:value="0.001012668" calcext:value-type="float">
            <text:p>0.0010126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[.A54]" office:value-type="float" office:value="0.0172413793103448" calcext:value-type="float">
            <text:p>0.0172413793</text:p>
          </table:table-cell>
          <table:table-cell office:value-type="float" office:value="0.000977474" calcext:value-type="float">
            <text:p>0.0009774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/[.A55]" office:value-type="float" office:value="0.0169491525423729" calcext:value-type="float">
            <text:p>0.0169491525</text:p>
          </table:table-cell>
          <table:table-cell office:value-type="float" office:value="0.000945488" calcext:value-type="float">
            <text:p>0.0009454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56]" office:value-type="float" office:value="0.0166666666666667" calcext:value-type="float">
            <text:p>0.0166666667</text:p>
          </table:table-cell>
          <table:table-cell office:value-type="float" office:value="0.000914386" calcext:value-type="float">
            <text:p>0.0009143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[.A57]" office:value-type="float" office:value="0.0163934426229508" calcext:value-type="float">
            <text:p>0.0163934426</text:p>
          </table:table-cell>
          <table:table-cell office:value-type="float" office:value="0.000884198" calcext:value-type="float">
            <text:p>0.0008841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/[.A58]" office:value-type="float" office:value="0.0161290322580645" calcext:value-type="float">
            <text:p>0.0161290323</text:p>
          </table:table-cell>
          <table:table-cell office:value-type="float" office:value="0.000855491" calcext:value-type="float">
            <text:p>0.0008554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/[.A59]" office:value-type="float" office:value="0.0158730158730159" calcext:value-type="float">
            <text:p>0.0158730159</text:p>
          </table:table-cell>
          <table:table-cell office:value-type="float" office:value="0.000829207" calcext:value-type="float">
            <text:p>0.0008292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/[.A60]" office:value-type="float" office:value="0.015625" calcext:value-type="float">
            <text:p>0.015625</text:p>
          </table:table-cell>
          <table:table-cell office:value-type="float" office:value="0.000803606" calcext:value-type="float">
            <text:p>0.0008036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/[.A61]" office:value-type="float" office:value="0.0153846153846154" calcext:value-type="float">
            <text:p>0.0153846154</text:p>
          </table:table-cell>
          <table:table-cell office:value-type="float" office:value="0.000778712" calcext:value-type="float">
            <text:p>0.0007787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[.A62]" office:value-type="float" office:value="0.0151515151515152" calcext:value-type="float">
            <text:p>0.0151515152</text:p>
          </table:table-cell>
          <table:table-cell office:value-type="float" office:value="0.000754991" calcext:value-type="float">
            <text:p>0.0007549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/[.A63]" office:value-type="float" office:value="0.0149253731343284" calcext:value-type="float">
            <text:p>0.0149253731</text:p>
          </table:table-cell>
          <table:table-cell office:value-type="float" office:value="0.00073313" calcext:value-type="float">
            <text:p>0.000733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/[.A64]" office:value-type="float" office:value="0.0147058823529412" calcext:value-type="float">
            <text:p>0.0147058824</text:p>
          </table:table-cell>
          <table:table-cell office:value-type="float" office:value="0.000711806" calcext:value-type="float">
            <text:p>0.0007118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/[.A65]" office:value-type="float" office:value="0.0144927536231884" calcext:value-type="float">
            <text:p>0.0144927536</text:p>
          </table:table-cell>
          <table:table-cell office:value-type="float" office:value="0.000691036" calcext:value-type="float">
            <text:p>0.0006910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/[.A66]" office:value-type="float" office:value="0.0142857142857143" calcext:value-type="float">
            <text:p>0.0142857143</text:p>
          </table:table-cell>
          <table:table-cell office:value-type="float" office:value="0.000671211" calcext:value-type="float">
            <text:p>0.0006712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/[.A67]" office:value-type="float" office:value="0.0140845070422535" calcext:value-type="float">
            <text:p>0.014084507</text:p>
          </table:table-cell>
          <table:table-cell office:value-type="float" office:value="0.000652833" calcext:value-type="float">
            <text:p>0.000652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/[.A68]" office:value-type="float" office:value="0.0138888888888889" calcext:value-type="float">
            <text:p>0.0138888889</text:p>
          </table:table-cell>
          <table:table-cell office:value-type="float" office:value="0.000634884" calcext:value-type="float">
            <text:p>0.0006348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[.A69]" office:value-type="float" office:value="0.0136986301369863" calcext:value-type="float">
            <text:p>0.0136986301</text:p>
          </table:table-cell>
          <table:table-cell office:value-type="float" office:value="0.000617375" calcext:value-type="float">
            <text:p>0.0006173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[.A70]" office:value-type="float" office:value="0.0135135135135135" calcext:value-type="float">
            <text:p>0.0135135135</text:p>
          </table:table-cell>
          <table:table-cell office:value-type="float" office:value="0.000600638" calcext:value-type="float">
            <text:p>0.0006006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/[.A71]" office:value-type="float" office:value="0.0133333333333333" calcext:value-type="float">
            <text:p>0.0133333333</text:p>
          </table:table-cell>
          <table:table-cell office:value-type="float" office:value="0.000585041" calcext:value-type="float">
            <text:p>0.0005850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/[.A72]" office:value-type="float" office:value="0.0131578947368421" calcext:value-type="float">
            <text:p>0.0131578947</text:p>
          </table:table-cell>
          <table:table-cell office:value-type="float" office:value="0.000569791" calcext:value-type="float">
            <text:p>0.0005697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[.A73]" office:value-type="float" office:value="0.012987012987013" calcext:value-type="float">
            <text:p>0.012987013</text:p>
          </table:table-cell>
          <table:table-cell office:value-type="float" office:value="0.000554895" calcext:value-type="float">
            <text:p>0.0005548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/[.A74]" office:value-type="float" office:value="0.0128205128205128" calcext:value-type="float">
            <text:p>0.0128205128</text:p>
          </table:table-cell>
          <table:table-cell office:value-type="float" office:value="0.000540635" calcext:value-type="float">
            <text:p>0.0005406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[.A75]" office:value-type="float" office:value="0.0126582278481013" calcext:value-type="float">
            <text:p>0.0126582278</text:p>
          </table:table-cell>
          <table:table-cell office:value-type="float" office:value="0.000527286" calcext:value-type="float">
            <text:p>0.0005272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/[.A76]" office:value-type="float" office:value="0.0125" calcext:value-type="float">
            <text:p>0.0125</text:p>
          </table:table-cell>
          <table:table-cell office:value-type="float" office:value="0.000514219" calcext:value-type="float">
            <text:p>0.0005142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/[.A77]" office:value-type="float" office:value="0.0123456790123457" calcext:value-type="float">
            <text:p>0.012345679</text:p>
          </table:table-cell>
          <table:table-cell office:value-type="float" office:value="0.000501441" calcext:value-type="float">
            <text:p>0.0005014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/[.A78]" office:value-type="float" office:value="0.0121951219512195" calcext:value-type="float">
            <text:p>0.012195122</text:p>
          </table:table-cell>
          <table:table-cell office:value-type="float" office:value="0.000489193" calcext:value-type="float">
            <text:p>0.0004891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/[.A79]" office:value-type="float" office:value="0.0120481927710843" calcext:value-type="float">
            <text:p>0.0120481928</text:p>
          </table:table-cell>
          <table:table-cell office:value-type="float" office:value="0.00047768" calcext:value-type="float">
            <text:p>0.000477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/[.A80]" office:value-type="float" office:value="0.0119047619047619" calcext:value-type="float">
            <text:p>0.0119047619</text:p>
          </table:table-cell>
          <table:table-cell office:value-type="float" office:value="0.000466398" calcext:value-type="float">
            <text:p>0.0004663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/[.A81]" office:value-type="float" office:value="0.0117647058823529" calcext:value-type="float">
            <text:p>0.0117647059</text:p>
          </table:table-cell>
          <table:table-cell office:value-type="float" office:value="0.000455355" calcext:value-type="float">
            <text:p>0.0004553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/[.A82]" office:value-type="float" office:value="0.0116279069767442" calcext:value-type="float">
            <text:p>0.011627907</text:p>
          </table:table-cell>
          <table:table-cell office:value-type="float" office:value="0.000444758" calcext:value-type="float">
            <text:p>0.0004447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/[.A83]" office:value-type="float" office:value="0.0114942528735632" calcext:value-type="float">
            <text:p>0.0114942529</text:p>
          </table:table-cell>
          <table:table-cell office:value-type="float" office:value="0.000434758" calcext:value-type="float">
            <text:p>0.0004347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/[.A84]" office:value-type="float" office:value="0.0113636363636364" calcext:value-type="float">
            <text:p>0.0113636364</text:p>
          </table:table-cell>
          <table:table-cell office:value-type="float" office:value="0.000424951" calcext:value-type="float">
            <text:p>0.0004249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/[.A85]" office:value-type="float" office:value="0.0112359550561798" calcext:value-type="float">
            <text:p>0.0112359551</text:p>
          </table:table-cell>
          <table:table-cell office:value-type="float" office:value="0.000415342" calcext:value-type="float">
            <text:p>0.0004153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/[.A86]" office:value-type="float" office:value="0.0111111111111111" calcext:value-type="float">
            <text:p>0.0111111111</text:p>
          </table:table-cell>
          <table:table-cell office:value-type="float" office:value="0.000406112" calcext:value-type="float">
            <text:p>0.0004061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/[.A87]" office:value-type="float" office:value="0.010989010989011" calcext:value-type="float">
            <text:p>0.010989011</text:p>
          </table:table-cell>
          <table:table-cell office:value-type="float" office:value="0.000397372" calcext:value-type="float">
            <text:p>0.0003973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/[.A88]" office:value-type="float" office:value="0.0108695652173913" calcext:value-type="float">
            <text:p>0.0108695652</text:p>
          </table:table-cell>
          <table:table-cell office:value-type="float" office:value="0.000388794" calcext:value-type="float">
            <text:p>0.0003887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/[.A89]" office:value-type="float" office:value="0.010752688172043" calcext:value-type="float">
            <text:p>0.0107526882</text:p>
          </table:table-cell>
          <table:table-cell office:value-type="float" office:value="0.000380381" calcext:value-type="float">
            <text:p>0.0003803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[.A90]" office:value-type="float" office:value="0.0106382978723404" calcext:value-type="float">
            <text:p>0.0106382979</text:p>
          </table:table-cell>
          <table:table-cell office:value-type="float" office:value="0.000372293" calcext:value-type="float">
            <text:p>0.0003722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/[.A91]" office:value-type="float" office:value="0.0105263157894737" calcext:value-type="float">
            <text:p>0.0105263158</text:p>
          </table:table-cell>
          <table:table-cell office:value-type="float" office:value="0.000364609" calcext:value-type="float">
            <text:p>0.0003646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/[.A92]" office:value-type="float" office:value="0.0104166666666667" calcext:value-type="float">
            <text:p>0.0104166667</text:p>
          </table:table-cell>
          <table:table-cell office:value-type="float" office:value="0.000357063" calcext:value-type="float">
            <text:p>0.0003570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/[.A93]" office:value-type="float" office:value="0.0103092783505155" calcext:value-type="float">
            <text:p>0.0103092784</text:p>
          </table:table-cell>
          <table:table-cell office:value-type="float" office:value="0.000349655" calcext:value-type="float">
            <text:p>0.0003496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/[.A94]" office:value-type="float" office:value="0.0102040816326531" calcext:value-type="float">
            <text:p>0.0102040816</text:p>
          </table:table-cell>
          <table:table-cell office:value-type="float" office:value="0.000342528" calcext:value-type="float">
            <text:p>0.0003425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[.A95]" office:value-type="float" office:value="0.0101010101010101" calcext:value-type="float">
            <text:p>0.0101010101</text:p>
          </table:table-cell>
          <table:table-cell office:value-type="float" office:value="0.000335738" calcext:value-type="float">
            <text:p>0.000335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96]" office:value-type="float" office:value="0.01" calcext:value-type="float">
            <text:p>0.01</text:p>
          </table:table-cell>
          <table:table-cell office:value-type="float" office:value="0.000329064" calcext:value-type="float">
            <text:p>0.0003290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/[.A97]" office:value-type="float" office:value="0.0099009900990099" calcext:value-type="float">
            <text:p>0.0099009901</text:p>
          </table:table-cell>
          <table:table-cell office:value-type="float" office:value="0.000322508" calcext:value-type="float">
            <text:p>0.0003225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/[.A98]" office:value-type="float" office:value="0.00980392156862745" calcext:value-type="float">
            <text:p>0.0098039216</text:p>
          </table:table-cell>
          <table:table-cell office:value-type="float" office:value="0.000316195" calcext:value-type="float">
            <text:p>0.00031619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/[.A99]" office:value-type="float" office:value="0.00970873786407767" calcext:value-type="float">
            <text:p>0.0097087379</text:p>
          </table:table-cell>
          <table:table-cell office:value-type="float" office:value="0.000310164" calcext:value-type="float">
            <text:p>0.000310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/[.A100]" office:value-type="float" office:value="0.00961538461538462" calcext:value-type="float">
            <text:p>0.0096153846</text:p>
          </table:table-cell>
          <table:table-cell office:value-type="float" office:value="0.000304233" calcext:value-type="float">
            <text:p>0.0003042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/[.A101]" office:value-type="float" office:value="0.00952380952380952" calcext:value-type="float">
            <text:p>0.0095238095</text:p>
          </table:table-cell>
          <table:table-cell office:value-type="float" office:value="0.000298403" calcext:value-type="float">
            <text:p>0.0002984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/[.A102]" office:value-type="float" office:value="0.00943396226415094" calcext:value-type="float">
            <text:p>0.0094339623</text:p>
          </table:table-cell>
          <table:table-cell office:value-type="float" office:value="0.000292785" calcext:value-type="float">
            <text:p>0.0002927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/[.A103]" office:value-type="float" office:value="0.00934579439252336" calcext:value-type="float">
            <text:p>0.0093457944</text:p>
          </table:table-cell>
          <table:table-cell office:value-type="float" office:value="0.000287405" calcext:value-type="float">
            <text:p>0.0002874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/[.A104]" office:value-type="float" office:value="0.00925925925925926" calcext:value-type="float">
            <text:p>0.0092592593</text:p>
          </table:table-cell>
          <table:table-cell office:value-type="float" office:value="0.000282111" calcext:value-type="float">
            <text:p>0.000282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/[.A105]" office:value-type="float" office:value="0.0091743119266055" calcext:value-type="float">
            <text:p>0.0091743119</text:p>
          </table:table-cell>
          <table:table-cell office:value-type="float" office:value="0.000276903" calcext:value-type="float">
            <text:p>0.0002769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/[.A106]" office:value-type="float" office:value="0.00909090909090909" calcext:value-type="float">
            <text:p>0.0090909091</text:p>
          </table:table-cell>
          <table:table-cell office:value-type="float" office:value="0.000271882" calcext:value-type="float">
            <text:p>0.0002718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/[.A107]" office:value-type="float" office:value="0.00900900900900901" calcext:value-type="float">
            <text:p>0.009009009</text:p>
          </table:table-cell>
          <table:table-cell office:value-type="float" office:value="0.000267063" calcext:value-type="float">
            <text:p>0.0002670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/[.A108]" office:value-type="float" office:value="0.00892857142857143" calcext:value-type="float">
            <text:p>0.0089285714</text:p>
          </table:table-cell>
          <table:table-cell office:value-type="float" office:value="0.000262317" calcext:value-type="float">
            <text:p>0.0002623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[.A109]" office:value-type="float" office:value="0.00884955752212389" calcext:value-type="float">
            <text:p>0.0088495575</text:p>
          </table:table-cell>
          <table:table-cell office:value-type="float" office:value="0.000257646" calcext:value-type="float">
            <text:p>0.0002576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/[.A110]" office:value-type="float" office:value="0.0087719298245614" calcext:value-type="float">
            <text:p>0.0087719298</text:p>
          </table:table-cell>
          <table:table-cell office:value-type="float" office:value="0.00025314" calcext:value-type="float">
            <text:p>0.000253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/[.A111]" office:value-type="float" office:value="0.00869565217391304" calcext:value-type="float">
            <text:p>0.0086956522</text:p>
          </table:table-cell>
          <table:table-cell office:value-type="float" office:value="0.000248806" calcext:value-type="float">
            <text:p>0.0002488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/[.A112]" office:value-type="float" office:value="0.00862068965517241" calcext:value-type="float">
            <text:p>0.0086206897</text:p>
          </table:table-cell>
          <table:table-cell office:value-type="float" office:value="0.000244535" calcext:value-type="float">
            <text:p>0.0002445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/[.A113]" office:value-type="float" office:value="0.00854700854700855" calcext:value-type="float">
            <text:p>0.0085470085</text:p>
          </table:table-cell>
          <table:table-cell office:value-type="float" office:value="0.00024033" calcext:value-type="float">
            <text:p>0.000240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/[.A114]" office:value-type="float" office:value="0.00847457627118644" calcext:value-type="float">
            <text:p>0.0084745763</text:p>
          </table:table-cell>
          <table:table-cell office:value-type="float" office:value="0.000236271" calcext:value-type="float">
            <text:p>0.00023627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/[.A115]" office:value-type="float" office:value="0.00840336134453782" calcext:value-type="float">
            <text:p>0.0084033613</text:p>
          </table:table-cell>
          <table:table-cell office:value-type="float" office:value="0.000232359" calcext:value-type="float">
            <text:p>0.0002323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[.A116]" office:value-type="float" office:value="0.00833333333333333" calcext:value-type="float">
            <text:p>0.0083333333</text:p>
          </table:table-cell>
          <table:table-cell office:value-type="float" office:value="0.000228503" calcext:value-type="float">
            <text:p>0.0002285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/[.A117]" office:value-type="float" office:value="0.00826446280991736" calcext:value-type="float">
            <text:p>0.0082644628</text:p>
          </table:table-cell>
          <table:table-cell office:value-type="float" office:value="0.000224703" calcext:value-type="float">
            <text:p>0.0002247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/[.A118]" office:value-type="float" office:value="0.00819672131147541" calcext:value-type="float">
            <text:p>0.0081967213</text:p>
          </table:table-cell>
          <table:table-cell office:value-type="float" office:value="0.000221034" calcext:value-type="float">
            <text:p>0.0002210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/[.A119]" office:value-type="float" office:value="0.00813008130081301" calcext:value-type="float">
            <text:p>0.0081300813</text:p>
          </table:table-cell>
          <table:table-cell office:value-type="float" office:value="0.00021749" calcext:value-type="float">
            <text:p>0.000217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/[.A120]" office:value-type="float" office:value="0.00806451612903226" calcext:value-type="float">
            <text:p>0.0080645161</text:p>
          </table:table-cell>
          <table:table-cell office:value-type="float" office:value="0.000213996" calcext:value-type="float">
            <text:p>0.0002139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/[.A121]" office:value-type="float" office:value="0.008" calcext:value-type="float">
            <text:p>0.008</text:p>
          </table:table-cell>
          <table:table-cell office:value-type="float" office:value="0.000210552" calcext:value-type="float">
            <text:p>0.0002105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[.A122]" office:value-type="float" office:value="0.00793650793650794" calcext:value-type="float">
            <text:p>0.0079365079</text:p>
          </table:table-cell>
          <table:table-cell office:value-type="float" office:value="0.000207224" calcext:value-type="float">
            <text:p>0.0002072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/[.A123]" office:value-type="float" office:value="0.0078740157480315" calcext:value-type="float">
            <text:p>0.0078740157</text:p>
          </table:table-cell>
          <table:table-cell office:value-type="float" office:value="0.000204005" calcext:value-type="float">
            <text:p>0.0002040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/[.A124]" office:value-type="float" office:value="0.0078125" calcext:value-type="float">
            <text:p>0.0078125</text:p>
          </table:table-cell>
          <table:table-cell office:value-type="float" office:value="0.000200829" calcext:value-type="float">
            <text:p>0.0002008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/[.A125]" office:value-type="float" office:value="0.00775193798449612" calcext:value-type="float">
            <text:p>0.007751938</text:p>
          </table:table-cell>
          <table:table-cell office:value-type="float" office:value="0.000197697" calcext:value-type="float">
            <text:p>0.0001976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/[.A126]" office:value-type="float" office:value="0.00769230769230769" calcext:value-type="float">
            <text:p>0.0076923077</text:p>
          </table:table-cell>
          <table:table-cell office:value-type="float" office:value="0.000194669" calcext:value-type="float">
            <text:p>0.0001946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/[.A127]" office:value-type="float" office:value="0.00763358778625954" calcext:value-type="float">
            <text:p>0.0076335878</text:p>
          </table:table-cell>
          <table:table-cell office:value-type="float" office:value="0.000191736" calcext:value-type="float">
            <text:p>0.0001917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/[.A128]" office:value-type="float" office:value="0.00757575757575758" calcext:value-type="float">
            <text:p>0.0075757576</text:p>
          </table:table-cell>
          <table:table-cell office:value-type="float" office:value="0.000188841" calcext:value-type="float">
            <text:p>0.0001888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/[.A129]" office:value-type="float" office:value="0.0075187969924812" calcext:value-type="float">
            <text:p>0.007518797</text:p>
          </table:table-cell>
          <table:table-cell office:value-type="float" office:value="0.000185984" calcext:value-type="float">
            <text:p>0.0001859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/[.A130]" office:value-type="float" office:value="0.00746268656716418" calcext:value-type="float">
            <text:p>0.0074626866</text:p>
          </table:table-cell>
          <table:table-cell office:value-type="float" office:value="0.000183222" calcext:value-type="float">
            <text:p>0.0001832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/[.A131]" office:value-type="float" office:value="0.00740740740740741" calcext:value-type="float">
            <text:p>0.0074074074</text:p>
          </table:table-cell>
          <table:table-cell office:value-type="float" office:value="0.000180541" calcext:value-type="float">
            <text:p>0.0001805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/[.A132]" office:value-type="float" office:value="0.00735294117647059" calcext:value-type="float">
            <text:p>0.0073529412</text:p>
          </table:table-cell>
          <table:table-cell office:value-type="float" office:value="0.000177895" calcext:value-type="float">
            <text:p>0.0001778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/[.A133]" office:value-type="float" office:value="0.0072992700729927" calcext:value-type="float">
            <text:p>0.0072992701</text:p>
          </table:table-cell>
          <table:table-cell office:value-type="float" office:value="0.000175282" calcext:value-type="float">
            <text:p>0.0001752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/[.A134]" office:value-type="float" office:value="0.0072463768115942" calcext:value-type="float">
            <text:p>0.0072463768</text:p>
          </table:table-cell>
          <table:table-cell office:value-type="float" office:value="0.000172755" calcext:value-type="float">
            <text:p>0.0001727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/[.A135]" office:value-type="float" office:value="0.00719424460431655" calcext:value-type="float">
            <text:p>0.0071942446</text:p>
          </table:table-cell>
          <table:table-cell office:value-type="float" office:value="0.000170299" calcext:value-type="float">
            <text:p>0.0001702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[.A136]" office:value-type="float" office:value="0.00714285714285714" calcext:value-type="float">
            <text:p>0.0071428571</text:p>
          </table:table-cell>
          <table:table-cell office:value-type="float" office:value="0.000167873" calcext:value-type="float">
            <text:p>0.0001678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/[.A137]" office:value-type="float" office:value="0.00709219858156028" calcext:value-type="float">
            <text:p>0.0070921986</text:p>
          </table:table-cell>
          <table:table-cell office:value-type="float" office:value="0.000165478" calcext:value-type="float">
            <text:p>0.0001654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/[.A138]" office:value-type="float" office:value="0.00704225352112676" calcext:value-type="float">
            <text:p>0.0070422535</text:p>
          </table:table-cell>
          <table:table-cell office:value-type="float" office:value="0.00016316" calcext:value-type="float">
            <text:p>0.000163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/[.A139]" office:value-type="float" office:value="0.00699300699300699" calcext:value-type="float">
            <text:p>0.006993007</text:p>
          </table:table-cell>
          <table:table-cell office:value-type="float" office:value="0.000160904" calcext:value-type="float">
            <text:p>0.0001609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/[.A140]" office:value-type="float" office:value="0.00694444444444444" calcext:value-type="float">
            <text:p>0.0069444444</text:p>
          </table:table-cell>
          <table:table-cell office:value-type="float" office:value="0.000158676" calcext:value-type="float">
            <text:p>0.0001586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/[.A141]" office:value-type="float" office:value="0.00689655172413793" calcext:value-type="float">
            <text:p>0.0068965517</text:p>
          </table:table-cell>
          <table:table-cell office:value-type="float" office:value="0.000156474" calcext:value-type="float">
            <text:p>0.00015647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/[.A142]" office:value-type="float" office:value="0.00684931506849315" calcext:value-type="float">
            <text:p>0.0068493151</text:p>
          </table:table-cell>
          <table:table-cell office:value-type="float" office:value="0.000154343" calcext:value-type="float">
            <text:p>0.0001543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/[.A143]" office:value-type="float" office:value="0.00680272108843537" calcext:value-type="float">
            <text:p>0.0068027211</text:p>
          </table:table-cell>
          <table:table-cell office:value-type="float" office:value="0.000152266" calcext:value-type="float">
            <text:p>0.0001522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/[.A144]" office:value-type="float" office:value="0.00675675675675676" calcext:value-type="float">
            <text:p>0.0067567568</text:p>
          </table:table-cell>
          <table:table-cell office:value-type="float" office:value="0.000150214" calcext:value-type="float">
            <text:p>0.0001502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/[.A145]" office:value-type="float" office:value="0.00671140939597315" calcext:value-type="float">
            <text:p>0.0067114094</text:p>
          </table:table-cell>
          <table:table-cell office:value-type="float" office:value="0.000148186" calcext:value-type="float">
            <text:p>0.0001481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[.A146]" office:value-type="float" office:value="0.00666666666666667" calcext:value-type="float">
            <text:p>0.0066666667</text:p>
          </table:table-cell>
          <table:table-cell office:value-type="float" office:value="0.000146222" calcext:value-type="float">
            <text:p>0.0001462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/[.A147]" office:value-type="float" office:value="0.00662251655629139" calcext:value-type="float">
            <text:p>0.0066225166</text:p>
          </table:table-cell>
          <table:table-cell office:value-type="float" office:value="0.000144305" calcext:value-type="float">
            <text:p>0.0001443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/[.A148]" office:value-type="float" office:value="0.00657894736842105" calcext:value-type="float">
            <text:p>0.0065789474</text:p>
          </table:table-cell>
          <table:table-cell office:value-type="float" office:value="0.000142411" calcext:value-type="float">
            <text:p>0.0001424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/[.A149]" office:value-type="float" office:value="0.0065359477124183" calcext:value-type="float">
            <text:p>0.0065359477</text:p>
          </table:table-cell>
          <table:table-cell office:value-type="float" office:value="0.000140539" calcext:value-type="float">
            <text:p>0.0001405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/[.A150]" office:value-type="float" office:value="0.00649350649350649" calcext:value-type="float">
            <text:p>0.0064935065</text:p>
          </table:table-cell>
          <table:table-cell office:value-type="float" office:value="0.000138725" calcext:value-type="float">
            <text:p>0.0001387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/[.A151]" office:value-type="float" office:value="0.00645161290322581" calcext:value-type="float">
            <text:p>0.0064516129</text:p>
          </table:table-cell>
          <table:table-cell office:value-type="float" office:value="0.000136953" calcext:value-type="float">
            <text:p>0.0001369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/[.A152]" office:value-type="float" office:value="0.00641025641025641" calcext:value-type="float">
            <text:p>0.0064102564</text:p>
          </table:table-cell>
          <table:table-cell office:value-type="float" office:value="0.000135201" calcext:value-type="float">
            <text:p>0.0001352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/[.A153]" office:value-type="float" office:value="0.00636942675159236" calcext:value-type="float">
            <text:p>0.0063694268</text:p>
          </table:table-cell>
          <table:table-cell office:value-type="float" office:value="0.000133469" calcext:value-type="float">
            <text:p>0.000133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/[.A154]" office:value-type="float" office:value="0.00632911392405063" calcext:value-type="float">
            <text:p>0.0063291139</text:p>
          </table:table-cell>
          <table:table-cell office:value-type="float" office:value="0.00013179" calcext:value-type="float">
            <text:p>0.000131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/[.A155]" office:value-type="float" office:value="0.00628930817610063" calcext:value-type="float">
            <text:p>0.0062893082</text:p>
          </table:table-cell>
          <table:table-cell office:value-type="float" office:value="0.000130149" calcext:value-type="float">
            <text:p>0.0001301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/[.A156]" office:value-type="float" office:value="0.00625" calcext:value-type="float">
            <text:p>0.00625</text:p>
          </table:table-cell>
          <table:table-cell office:value-type="float" office:value="0.000128525" calcext:value-type="float">
            <text:p>0.0001285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/[.A157]" office:value-type="float" office:value="0.0062111801242236" calcext:value-type="float">
            <text:p>0.0062111801</text:p>
          </table:table-cell>
          <table:table-cell office:value-type="float" office:value="0.000126919" calcext:value-type="float">
            <text:p>0.0001269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/[.A158]" office:value-type="float" office:value="0.00617283950617284" calcext:value-type="float">
            <text:p>0.0061728395</text:p>
          </table:table-cell>
          <table:table-cell office:value-type="float" office:value="0.000125363" calcext:value-type="float">
            <text:p>0.0001253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/[.A159]" office:value-type="float" office:value="0.00613496932515337" calcext:value-type="float">
            <text:p>0.0061349693</text:p>
          </table:table-cell>
          <table:table-cell office:value-type="float" office:value="0.000123839" calcext:value-type="float">
            <text:p>0.0001238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/[.A160]" office:value-type="float" office:value="0.00609756097560976" calcext:value-type="float">
            <text:p>0.006097561</text:p>
          </table:table-cell>
          <table:table-cell office:value-type="float" office:value="0.000122331" calcext:value-type="float">
            <text:p>0.0001223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/[.A161]" office:value-type="float" office:value="0.00606060606060606" calcext:value-type="float">
            <text:p>0.0060606061</text:p>
          </table:table-cell>
          <table:table-cell office:value-type="float" office:value="0.00012084" calcext:value-type="float">
            <text:p>0.000120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/[.A162]" office:value-type="float" office:value="0.00602409638554217" calcext:value-type="float">
            <text:p>0.0060240964</text:p>
          </table:table-cell>
          <table:table-cell office:value-type="float" office:value="0.000119394" calcext:value-type="float">
            <text:p>0.0001193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/[.A163]" office:value-type="float" office:value="0.00598802395209581" calcext:value-type="float">
            <text:p>0.005988024</text:p>
          </table:table-cell>
          <table:table-cell office:value-type="float" office:value="0.000117977" calcext:value-type="float">
            <text:p>0.0001179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/[.A164]" office:value-type="float" office:value="0.00595238095238095" calcext:value-type="float">
            <text:p>0.005952381</text:p>
          </table:table-cell>
          <table:table-cell office:value-type="float" office:value="0.000116575" calcext:value-type="float">
            <text:p>0.0001165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/[.A165]" office:value-type="float" office:value="0.00591715976331361" calcext:value-type="float">
            <text:p>0.0059171598</text:p>
          </table:table-cell>
          <table:table-cell office:value-type="float" office:value="0.000115188" calcext:value-type="float">
            <text:p>0.0001151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/[.A166]" office:value-type="float" office:value="0.00588235294117647" calcext:value-type="float">
            <text:p>0.0058823529</text:p>
          </table:table-cell>
          <table:table-cell office:value-type="float" office:value="0.000113842" calcext:value-type="float">
            <text:p>0.0001138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/[.A167]" office:value-type="float" office:value="0.00584795321637427" calcext:value-type="float">
            <text:p>0.0058479532</text:p>
          </table:table-cell>
          <table:table-cell office:value-type="float" office:value="0.000112522" calcext:value-type="float">
            <text:p>0.0001125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/[.A168]" office:value-type="float" office:value="0.00581395348837209" calcext:value-type="float">
            <text:p>0.0058139535</text:p>
          </table:table-cell>
          <table:table-cell office:value-type="float" office:value="0.000111216" calcext:value-type="float">
            <text:p>0.0001112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/[.A169]" office:value-type="float" office:value="0.00578034682080925" calcext:value-type="float">
            <text:p>0.0057803468</text:p>
          </table:table-cell>
          <table:table-cell office:value-type="float" office:value="0.000109923" calcext:value-type="float">
            <text:p>0.0001099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/[.A170]" office:value-type="float" office:value="0.00574712643678161" calcext:value-type="float">
            <text:p>0.0057471264</text:p>
          </table:table-cell>
          <table:table-cell office:value-type="float" office:value="0.000108668" calcext:value-type="float">
            <text:p>0.0001086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[.A171]" office:value-type="float" office:value="0.00571428571428571" calcext:value-type="float">
            <text:p>0.0057142857</text:p>
          </table:table-cell>
          <table:table-cell office:value-type="float" office:value="0.000107437" calcext:value-type="float">
            <text:p>0.00010743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/[.A172]" office:value-type="float" office:value="0.00568181818181818" calcext:value-type="float">
            <text:p>0.0056818182</text:p>
          </table:table-cell>
          <table:table-cell office:value-type="float" office:value="0.000106218" calcext:value-type="float">
            <text:p>0.0001062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/[.A173]" office:value-type="float" office:value="0.00564971751412429" calcext:value-type="float">
            <text:p>0.0056497175</text:p>
          </table:table-cell>
          <table:table-cell office:value-type="float" office:value="0.000105011" calcext:value-type="float">
            <text:p>0.00010501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/[.A174]" office:value-type="float" office:value="0.00561797752808989" calcext:value-type="float">
            <text:p>0.0056179775</text:p>
          </table:table-cell>
          <table:table-cell office:value-type="float" office:value="0.000103839" calcext:value-type="float">
            <text:p>0.0001038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/[.A175]" office:value-type="float" office:value="0.00558659217877095" calcext:value-type="float">
            <text:p>0.0055865922</text:p>
          </table:table-cell>
          <table:table-cell office:value-type="float" office:value="0.000102689" calcext:value-type="float">
            <text:p>0.0001026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/[.A176]" office:value-type="float" office:value="0.00555555555555556" calcext:value-type="float">
            <text:p>0.0055555556</text:p>
          </table:table-cell>
          <table:table-cell office:value-type="float" office:value="0.000101549" calcext:value-type="float">
            <text:p>0.0001015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/[.A177]" office:value-type="float" office:value="0.00552486187845304" calcext:value-type="float">
            <text:p>0.0055248619</text:p>
          </table:table-cell>
          <table:table-cell office:value-type="float" office:value="0.000100421" calcext:value-type="float">
            <text:p>0.0001004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/[.A178]" office:value-type="float" office:value="0.00549450549450549" calcext:value-type="float">
            <text:p>0.0054945055</text:p>
          </table:table-cell>
          <table:table-cell office:value-type="float" office:value="0.000099325" calcext:value-type="float">
            <text:p>0.0000993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/[.A179]" office:value-type="float" office:value="0.00546448087431694" calcext:value-type="float">
            <text:p>0.0054644809</text:p>
          </table:table-cell>
          <table:table-cell office:value-type="float" office:value="0.000098248" calcext:value-type="float">
            <text:p>0.0000982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/[.A180]" office:value-type="float" office:value="0.00543478260869565" calcext:value-type="float">
            <text:p>0.0054347826</text:p>
          </table:table-cell>
          <table:table-cell office:value-type="float" office:value="0.000097182" calcext:value-type="float">
            <text:p>0.0000971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/[.A181]" office:value-type="float" office:value="0.00540540540540541" calcext:value-type="float">
            <text:p>0.0054054054</text:p>
          </table:table-cell>
          <table:table-cell office:value-type="float" office:value="0.000096125" calcext:value-type="float">
            <text:p>0.0000961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/[.A182]" office:value-type="float" office:value="0.00537634408602151" calcext:value-type="float">
            <text:p>0.0053763441</text:p>
          </table:table-cell>
          <table:table-cell office:value-type="float" office:value="0.000095099" calcext:value-type="float">
            <text:p>0.0000950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/[.A183]" office:value-type="float" office:value="0.0053475935828877" calcext:value-type="float">
            <text:p>0.0053475936</text:p>
          </table:table-cell>
          <table:table-cell office:value-type="float" office:value="0.00009409" calcext:value-type="float">
            <text:p>0.000094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/[.A184]" office:value-type="float" office:value="0.00531914893617021" calcext:value-type="float">
            <text:p>0.0053191489</text:p>
          </table:table-cell>
          <table:table-cell office:value-type="float" office:value="0.00009309" calcext:value-type="float">
            <text:p>0.000093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/[.A185]" office:value-type="float" office:value="0.00529100529100529" calcext:value-type="float">
            <text:p>0.0052910053</text:p>
          </table:table-cell>
          <table:table-cell office:value-type="float" office:value="0.000092099" calcext:value-type="float">
            <text:p>0.0000920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/[.A186]" office:value-type="float" office:value="0.00526315789473684" calcext:value-type="float">
            <text:p>0.0052631579</text:p>
          </table:table-cell>
          <table:table-cell office:value-type="float" office:value="0.000091137" calcext:value-type="float">
            <text:p>0.0000911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/[.A187]" office:value-type="float" office:value="0.00523560209424084" calcext:value-type="float">
            <text:p>0.0052356021</text:p>
          </table:table-cell>
          <table:table-cell office:value-type="float" office:value="0.00009019" calcext:value-type="float">
            <text:p>0.000090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/[.A188]" office:value-type="float" office:value="0.00520833333333333" calcext:value-type="float">
            <text:p>0.0052083333</text:p>
          </table:table-cell>
          <table:table-cell office:value-type="float" office:value="0.000089251" calcext:value-type="float">
            <text:p>0.0000892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/[.A189]" office:value-type="float" office:value="0.00518134715025907" calcext:value-type="float">
            <text:p>0.0051813472</text:p>
          </table:table-cell>
          <table:table-cell office:value-type="float" office:value="0.000088321" calcext:value-type="float">
            <text:p>0.0000883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/[.A190]" office:value-type="float" office:value="0.00515463917525773" calcext:value-type="float">
            <text:p>0.0051546392</text:p>
          </table:table-cell>
          <table:table-cell office:value-type="float" office:value="0.000087418" calcext:value-type="float">
            <text:p>0.0000874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/[.A191]" office:value-type="float" office:value="0.00512820512820513" calcext:value-type="float">
            <text:p>0.0051282051</text:p>
          </table:table-cell>
          <table:table-cell office:value-type="float" office:value="0.000086528" calcext:value-type="float">
            <text:p>0.0000865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/[.A192]" office:value-type="float" office:value="0.00510204081632653" calcext:value-type="float">
            <text:p>0.0051020408</text:p>
          </table:table-cell>
          <table:table-cell office:value-type="float" office:value="0.000085645" calcext:value-type="float">
            <text:p>0.0000856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/[.A193]" office:value-type="float" office:value="0.00507614213197969" calcext:value-type="float">
            <text:p>0.0050761421</text:p>
          </table:table-cell>
          <table:table-cell office:value-type="float" office:value="0.000084771" calcext:value-type="float">
            <text:p>0.0000847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/[.A194]" office:value-type="float" office:value="0.00505050505050505" calcext:value-type="float">
            <text:p>0.0050505051</text:p>
          </table:table-cell>
          <table:table-cell office:value-type="float" office:value="0.000083922" calcext:value-type="float">
            <text:p>0.0000839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/[.A195]" office:value-type="float" office:value="0.0050251256281407" calcext:value-type="float">
            <text:p>0.0050251256</text:p>
          </table:table-cell>
          <table:table-cell office:value-type="float" office:value="0.000083084" calcext:value-type="float">
            <text:p>0.0000830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[.A196]" office:value-type="float" office:value="0.005" calcext:value-type="float">
            <text:p>0.005</text:p>
          </table:table-cell>
          <table:table-cell office:value-type="float" office:value="0.000082254" calcext:value-type="float">
            <text:p>0.0000822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1/[.A197]" office:value-type="float" office:value="0.00497512437810945" calcext:value-type="float">
            <text:p>0.0049751244</text:p>
          </table:table-cell>
          <table:table-cell office:value-type="float" office:value="0.000081431" calcext:value-type="float">
            <text:p>0.0000814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1/[.A198]" office:value-type="float" office:value="0.00495049504950495" calcext:value-type="float">
            <text:p>0.004950495</text:p>
          </table:table-cell>
          <table:table-cell office:value-type="float" office:value="0.000080631" calcext:value-type="float">
            <text:p>0.0000806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1/[.A199]" office:value-type="float" office:value="0.00492610837438424" calcext:value-type="float">
            <text:p>0.0049261084</text:p>
          </table:table-cell>
          <table:table-cell office:value-type="float" office:value="0.000079842" calcext:value-type="float">
            <text:p>0.0000798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1/[.A200]" office:value-type="float" office:value="0.00490196078431373" calcext:value-type="float">
            <text:p>0.0049019608</text:p>
          </table:table-cell>
          <table:table-cell office:value-type="float" office:value="0.00007906" calcext:value-type="float">
            <text:p>0.000079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1/[.A201]" office:value-type="float" office:value="0.00487804878048781" calcext:value-type="float">
            <text:p>0.0048780488</text:p>
          </table:table-cell>
          <table:table-cell office:value-type="float" office:value="0.000078284" calcext:value-type="float">
            <text:p>0.00007828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1/[.A202]" office:value-type="float" office:value="0.00485436893203883" calcext:value-type="float">
            <text:p>0.0048543689</text:p>
          </table:table-cell>
          <table:table-cell office:value-type="float" office:value="0.00007753" calcext:value-type="float">
            <text:p>0.0000775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1/[.A203]" office:value-type="float" office:value="0.00483091787439613" calcext:value-type="float">
            <text:p>0.0048309179</text:p>
          </table:table-cell>
          <table:table-cell office:value-type="float" office:value="0.000076786" calcext:value-type="float">
            <text:p>0.0000767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1/[.A204]" office:value-type="float" office:value="0.00480769230769231" calcext:value-type="float">
            <text:p>0.0048076923</text:p>
          </table:table-cell>
          <table:table-cell office:value-type="float" office:value="0.000076048" calcext:value-type="float">
            <text:p>0.0000760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1/[.A205]" office:value-type="float" office:value="0.00478468899521531" calcext:value-type="float">
            <text:p>0.004784689</text:p>
          </table:table-cell>
          <table:table-cell office:value-type="float" office:value="0.000075316" calcext:value-type="float">
            <text:p>0.0000753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/[.A206]" office:value-type="float" office:value="0.00476190476190476" calcext:value-type="float">
            <text:p>0.0047619048</text:p>
          </table:table-cell>
          <table:table-cell office:value-type="float" office:value="0.000074605" calcext:value-type="float">
            <text:p>0.0000746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/[.A207]" office:value-type="float" office:value="0.004739336492891" calcext:value-type="float">
            <text:p>0.0047393365</text:p>
          </table:table-cell>
          <table:table-cell office:value-type="float" office:value="0.000073902" calcext:value-type="float">
            <text:p>0.0000739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1/[.A208]" office:value-type="float" office:value="0.00471698113207547" calcext:value-type="float">
            <text:p>0.0047169811</text:p>
          </table:table-cell>
          <table:table-cell office:value-type="float" office:value="0.000073205" calcext:value-type="float">
            <text:p>0.0000732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1/[.A209]" office:value-type="float" office:value="0.00469483568075117" calcext:value-type="float">
            <text:p>0.0046948357</text:p>
          </table:table-cell>
          <table:table-cell office:value-type="float" office:value="0.000072514" calcext:value-type="float">
            <text:p>0.0000725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1/[.A210]" office:value-type="float" office:value="0.00467289719626168" calcext:value-type="float">
            <text:p>0.0046728972</text:p>
          </table:table-cell>
          <table:table-cell office:value-type="float" office:value="0.000071842" calcext:value-type="float">
            <text:p>0.00007184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1/[.A211]" office:value-type="float" office:value="0.00465116279069768" calcext:value-type="float">
            <text:p>0.0046511628</text:p>
          </table:table-cell>
          <table:table-cell office:value-type="float" office:value="0.000071178" calcext:value-type="float">
            <text:p>0.00007117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1/[.A212]" office:value-type="float" office:value="0.00462962962962963" calcext:value-type="float">
            <text:p>0.0046296296</text:p>
          </table:table-cell>
          <table:table-cell office:value-type="float" office:value="0.000070519" calcext:value-type="float">
            <text:p>0.0000705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1/[.A213]" office:value-type="float" office:value="0.00460829493087558" calcext:value-type="float">
            <text:p>0.0046082949</text:p>
          </table:table-cell>
          <table:table-cell office:value-type="float" office:value="0.000069865" calcext:value-type="float">
            <text:p>0.0000698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1/[.A214]" office:value-type="float" office:value="0.00458715596330275" calcext:value-type="float">
            <text:p>0.004587156</text:p>
          </table:table-cell>
          <table:table-cell office:value-type="float" office:value="0.00006923" calcext:value-type="float">
            <text:p>0.000069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1/[.A215]" office:value-type="float" office:value="0.0045662100456621" calcext:value-type="float">
            <text:p>0.00456621</text:p>
          </table:table-cell>
          <table:table-cell office:value-type="float" office:value="0.000068601" calcext:value-type="float">
            <text:p>0.0000686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/[.A216]" office:value-type="float" office:value="0.00454545454545455" calcext:value-type="float">
            <text:p>0.0045454545</text:p>
          </table:table-cell>
          <table:table-cell office:value-type="float" office:value="0.000067978" calcext:value-type="float">
            <text:p>0.0000679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/[.A217]" office:value-type="float" office:value="0.00452488687782805" calcext:value-type="float">
            <text:p>0.0045248869</text:p>
          </table:table-cell>
          <table:table-cell office:value-type="float" office:value="0.000067359" calcext:value-type="float">
            <text:p>0.0000673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1/[.A218]" office:value-type="float" office:value="0.00450450450450451" calcext:value-type="float">
            <text:p>0.0045045045</text:p>
          </table:table-cell>
          <table:table-cell office:value-type="float" office:value="0.000066758" calcext:value-type="float">
            <text:p>0.0000667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/[.A219]" office:value-type="float" office:value="0.00448430493273543" calcext:value-type="float">
            <text:p>0.0044843049</text:p>
          </table:table-cell>
          <table:table-cell office:value-type="float" office:value="0.000066162" calcext:value-type="float">
            <text:p>0.0000661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/[.A220]" office:value-type="float" office:value="0.00446428571428571" calcext:value-type="float">
            <text:p>0.0044642857</text:p>
          </table:table-cell>
          <table:table-cell office:value-type="float" office:value="0.000065571" calcext:value-type="float">
            <text:p>0.0000655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/[.A221]" office:value-type="float" office:value="0.00444444444444444" calcext:value-type="float">
            <text:p>0.0044444444</text:p>
          </table:table-cell>
          <table:table-cell office:value-type="float" office:value="0.000064985" calcext:value-type="float">
            <text:p>0.0000649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/[.A222]" office:value-type="float" office:value="0.00442477876106195" calcext:value-type="float">
            <text:p>0.0044247788</text:p>
          </table:table-cell>
          <table:table-cell office:value-type="float" office:value="0.000064415" calcext:value-type="float">
            <text:p>0.0000644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1/[.A223]" office:value-type="float" office:value="0.00440528634361234" calcext:value-type="float">
            <text:p>0.0044052863</text:p>
          </table:table-cell>
          <table:table-cell office:value-type="float" office:value="0.000063851" calcext:value-type="float">
            <text:p>0.0000638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1/[.A224]" office:value-type="float" office:value="0.0043859649122807" calcext:value-type="float">
            <text:p>0.0043859649</text:p>
          </table:table-cell>
          <table:table-cell office:value-type="float" office:value="0.000063291" calcext:value-type="float">
            <text:p>0.00006329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1/[.A225]" office:value-type="float" office:value="0.00436681222707424" calcext:value-type="float">
            <text:p>0.0043668122</text:p>
          </table:table-cell>
          <table:table-cell office:value-type="float" office:value="0.000062735" calcext:value-type="float">
            <text:p>0.0000627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/[.A226]" office:value-type="float" office:value="0.00434782608695652" calcext:value-type="float">
            <text:p>0.0043478261</text:p>
          </table:table-cell>
          <table:table-cell office:value-type="float" office:value="0.000062194" calcext:value-type="float">
            <text:p>0.0000621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1/[.A227]" office:value-type="float" office:value="0.00432900432900433" calcext:value-type="float">
            <text:p>0.0043290043</text:p>
          </table:table-cell>
          <table:table-cell office:value-type="float" office:value="0.000061659" calcext:value-type="float">
            <text:p>0.0000616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1/[.A228]" office:value-type="float" office:value="0.00431034482758621" calcext:value-type="float">
            <text:p>0.0043103448</text:p>
          </table:table-cell>
          <table:table-cell office:value-type="float" office:value="0.000061127" calcext:value-type="float">
            <text:p>0.0000611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1/[.A229]" office:value-type="float" office:value="0.00429184549356223" calcext:value-type="float">
            <text:p>0.0042918455</text:p>
          </table:table-cell>
          <table:table-cell office:value-type="float" office:value="0.0000606" calcext:value-type="float">
            <text:p>0.00006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/[.A230]" office:value-type="float" office:value="0.00427350427350427" calcext:value-type="float">
            <text:p>0.0042735043</text:p>
          </table:table-cell>
          <table:table-cell office:value-type="float" office:value="0.000060086" calcext:value-type="float">
            <text:p>0.0000600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1/[.A231]" office:value-type="float" office:value="0.00425531914893617" calcext:value-type="float">
            <text:p>0.0042553191</text:p>
          </table:table-cell>
          <table:table-cell office:value-type="float" office:value="0.000059578" calcext:value-type="float">
            <text:p>0.0000595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1/[.A232]" office:value-type="float" office:value="0.00423728813559322" calcext:value-type="float">
            <text:p>0.0042372881</text:p>
          </table:table-cell>
          <table:table-cell office:value-type="float" office:value="0.000059073" calcext:value-type="float">
            <text:p>0.0000590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1/[.A233]" office:value-type="float" office:value="0.00421940928270042" calcext:value-type="float">
            <text:p>0.0042194093</text:p>
          </table:table-cell>
          <table:table-cell office:value-type="float" office:value="0.000058571" calcext:value-type="float">
            <text:p>0.0000585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1/[.A234]" office:value-type="float" office:value="0.00420168067226891" calcext:value-type="float">
            <text:p>0.0042016807</text:p>
          </table:table-cell>
          <table:table-cell office:value-type="float" office:value="0.000058084" calcext:value-type="float">
            <text:p>0.00005808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1/[.A235]" office:value-type="float" office:value="0.00418410041841004" calcext:value-type="float">
            <text:p>0.0041841004</text:p>
          </table:table-cell>
          <table:table-cell office:value-type="float" office:value="0.0000576" calcext:value-type="float">
            <text:p>0.00005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/[.A236]" office:value-type="float" office:value="0.00416666666666667" calcext:value-type="float">
            <text:p>0.0041666667</text:p>
          </table:table-cell>
          <table:table-cell office:value-type="float" office:value="0.00005712" calcext:value-type="float">
            <text:p>0.000057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1/[.A237]" office:value-type="float" office:value="0.004149377593361" calcext:value-type="float">
            <text:p>0.0041493776</text:p>
          </table:table-cell>
          <table:table-cell office:value-type="float" office:value="0.000056643" calcext:value-type="float">
            <text:p>0.0000566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1/[.A238]" office:value-type="float" office:value="0.00413223140495868" calcext:value-type="float">
            <text:p>0.0041322314</text:p>
          </table:table-cell>
          <table:table-cell office:value-type="float" office:value="0.000056179" calcext:value-type="float">
            <text:p>0.0000561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1/[.A239]" office:value-type="float" office:value="0.00411522633744856" calcext:value-type="float">
            <text:p>0.0041152263</text:p>
          </table:table-cell>
          <table:table-cell office:value-type="float" office:value="0.000055719" calcext:value-type="float">
            <text:p>0.0000557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1/[.A240]" office:value-type="float" office:value="0.00409836065573771" calcext:value-type="float">
            <text:p>0.0040983607</text:p>
          </table:table-cell>
          <table:table-cell office:value-type="float" office:value="0.000055262" calcext:value-type="float">
            <text:p>0.0000552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1/[.A241]" office:value-type="float" office:value="0.00408163265306122" calcext:value-type="float">
            <text:p>0.0040816327</text:p>
          </table:table-cell>
          <table:table-cell office:value-type="float" office:value="0.000054809" calcext:value-type="float">
            <text:p>0.0000548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1/[.A242]" office:value-type="float" office:value="0.0040650406504065" calcext:value-type="float">
            <text:p>0.0040650407</text:p>
          </table:table-cell>
          <table:table-cell office:value-type="float" office:value="0.000054367" calcext:value-type="float">
            <text:p>0.0000543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1/[.A243]" office:value-type="float" office:value="0.00404858299595142" calcext:value-type="float">
            <text:p>0.004048583</text:p>
          </table:table-cell>
          <table:table-cell office:value-type="float" office:value="0.000053929" calcext:value-type="float">
            <text:p>0.0000539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1/[.A244]" office:value-type="float" office:value="0.00403225806451613" calcext:value-type="float">
            <text:p>0.0040322581</text:p>
          </table:table-cell>
          <table:table-cell office:value-type="float" office:value="0.000053494" calcext:value-type="float">
            <text:p>0.00005349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1/[.A245]" office:value-type="float" office:value="0.00401606425702811" calcext:value-type="float">
            <text:p>0.0040160643</text:p>
          </table:table-cell>
          <table:table-cell office:value-type="float" office:value="0.000053062" calcext:value-type="float">
            <text:p>0.0000530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[.A246]" office:value-type="float" office:value="0.004" calcext:value-type="float">
            <text:p>0.004</text:p>
          </table:table-cell>
          <table:table-cell office:value-type="float" office:value="0.000052641" calcext:value-type="float">
            <text:p>0.0000526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1/[.A247]" office:value-type="float" office:value="0.00398406374501992" calcext:value-type="float">
            <text:p>0.0039840637</text:p>
          </table:table-cell>
          <table:table-cell office:value-type="float" office:value="0.000052224" calcext:value-type="float">
            <text:p>0.0000522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1/[.A248]" office:value-type="float" office:value="0.00396825396825397" calcext:value-type="float">
            <text:p>0.003968254</text:p>
          </table:table-cell>
          <table:table-cell office:value-type="float" office:value="0.000051809" calcext:value-type="float">
            <text:p>0.00005180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1/[.A249]" office:value-type="float" office:value="0.00395256916996047" calcext:value-type="float">
            <text:p>0.0039525692</text:p>
          </table:table-cell>
          <table:table-cell office:value-type="float" office:value="0.000051398" calcext:value-type="float">
            <text:p>0.0000513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1/[.A250]" office:value-type="float" office:value="0.00393700787401575" calcext:value-type="float">
            <text:p>0.0039370079</text:p>
          </table:table-cell>
          <table:table-cell office:value-type="float" office:value="0.000050997" calcext:value-type="float">
            <text:p>0.0000509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/[.A251]" office:value-type="float" office:value="0.00392156862745098" calcext:value-type="float">
            <text:p>0.0039215686</text:p>
          </table:table-cell>
          <table:table-cell office:value-type="float" office:value="0.000050598" calcext:value-type="float">
            <text:p>0.0000505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1/[.A252]" office:value-type="float" office:value="0.00390625" calcext:value-type="float">
            <text:p>0.00390625</text:p>
          </table:table-cell>
          <table:table-cell office:value-type="float" office:value="0.000050203" calcext:value-type="float">
            <text:p>0.0000502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1/[.A253]" office:value-type="float" office:value="0.00389105058365759" calcext:value-type="float">
            <text:p>0.0038910506</text:p>
          </table:table-cell>
          <table:table-cell office:value-type="float" office:value="0.00004981" calcext:value-type="float">
            <text:p>0.0000498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1/[.A254]" office:value-type="float" office:value="0.00387596899224806" calcext:value-type="float">
            <text:p>0.003875969</text:p>
          </table:table-cell>
          <table:table-cell office:value-type="float" office:value="0.000049428" calcext:value-type="float">
            <text:p>0.0000494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1/[.A255]" office:value-type="float" office:value="0.00386100386100386" calcext:value-type="float">
            <text:p>0.0038610039</text:p>
          </table:table-cell>
          <table:table-cell office:value-type="float" office:value="0.000049047" calcext:value-type="float">
            <text:p>0.0000490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1/[.A256]" office:value-type="float" office:value="0.00384615384615385" calcext:value-type="float">
            <text:p>0.0038461538</text:p>
          </table:table-cell>
          <table:table-cell office:value-type="float" office:value="0.00004867" calcext:value-type="float">
            <text:p>0.000048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1/[.A257]" office:value-type="float" office:value="0.00383141762452107" calcext:value-type="float">
            <text:p>0.0038314176</text:p>
          </table:table-cell>
          <table:table-cell office:value-type="float" office:value="0.000048295" calcext:value-type="float">
            <text:p>0.00004829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1/[.A258]" office:value-type="float" office:value="0.00381679389312977" calcext:value-type="float">
            <text:p>0.0038167939</text:p>
          </table:table-cell>
          <table:table-cell office:value-type="float" office:value="0.00004793" calcext:value-type="float">
            <text:p>0.0000479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1/[.A259]" office:value-type="float" office:value="0.00380228136882129" calcext:value-type="float">
            <text:p>0.0038022814</text:p>
          </table:table-cell>
          <table:table-cell office:value-type="float" office:value="0.000047567" calcext:value-type="float">
            <text:p>0.0000475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1/[.A260]" office:value-type="float" office:value="0.00378787878787879" calcext:value-type="float">
            <text:p>0.0037878788</text:p>
          </table:table-cell>
          <table:table-cell office:value-type="float" office:value="0.000047206" calcext:value-type="float">
            <text:p>0.0000472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1/[.A261]" office:value-type="float" office:value="0.00377358490566038" calcext:value-type="float">
            <text:p>0.0037735849</text:p>
          </table:table-cell>
          <table:table-cell office:value-type="float" office:value="0.000046848" calcext:value-type="float">
            <text:p>0.00004684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1/[.A262]" office:value-type="float" office:value="0.0037593984962406" calcext:value-type="float">
            <text:p>0.0037593985</text:p>
          </table:table-cell>
          <table:table-cell office:value-type="float" office:value="0.000046499" calcext:value-type="float">
            <text:p>0.0000464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1/[.A263]" office:value-type="float" office:value="0.00374531835205992" calcext:value-type="float">
            <text:p>0.0037453184</text:p>
          </table:table-cell>
          <table:table-cell office:value-type="float" office:value="0.000046152" calcext:value-type="float">
            <text:p>0.00004615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1/[.A264]" office:value-type="float" office:value="0.00373134328358209" calcext:value-type="float">
            <text:p>0.0037313433</text:p>
          </table:table-cell>
          <table:table-cell office:value-type="float" office:value="0.000045807" calcext:value-type="float">
            <text:p>0.0000458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1/[.A265]" office:value-type="float" office:value="0.00371747211895911" calcext:value-type="float">
            <text:p>0.0037174721</text:p>
          </table:table-cell>
          <table:table-cell office:value-type="float" office:value="0.000045466" calcext:value-type="float">
            <text:p>0.0000454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1/[.A266]" office:value-type="float" office:value="0.0037037037037037" calcext:value-type="float">
            <text:p>0.0037037037</text:p>
          </table:table-cell>
          <table:table-cell office:value-type="float" office:value="0.000045132" calcext:value-type="float">
            <text:p>0.00004513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1/[.A267]" office:value-type="float" office:value="0.003690036900369" calcext:value-type="float">
            <text:p>0.0036900369</text:p>
          </table:table-cell>
          <table:table-cell office:value-type="float" office:value="0.0000448" calcext:value-type="float">
            <text:p>0.000044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1/[.A268]" office:value-type="float" office:value="0.00367647058823529" calcext:value-type="float">
            <text:p>0.0036764706</text:p>
          </table:table-cell>
          <table:table-cell office:value-type="float" office:value="0.00004447" calcext:value-type="float">
            <text:p>0.000044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1/[.A269]" office:value-type="float" office:value="0.00366300366300366" calcext:value-type="float">
            <text:p>0.0036630037</text:p>
          </table:table-cell>
          <table:table-cell office:value-type="float" office:value="0.000044143" calcext:value-type="float">
            <text:p>0.0000441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1/[.A270]" office:value-type="float" office:value="0.00364963503649635" calcext:value-type="float">
            <text:p>0.003649635</text:p>
          </table:table-cell>
          <table:table-cell office:value-type="float" office:value="0.000043824" calcext:value-type="float">
            <text:p>0.0000438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1/[.A271]" office:value-type="float" office:value="0.00363636363636364" calcext:value-type="float">
            <text:p>0.0036363636</text:p>
          </table:table-cell>
          <table:table-cell office:value-type="float" office:value="0.000043506" calcext:value-type="float">
            <text:p>0.0000435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1/[.A272]" office:value-type="float" office:value="0.0036231884057971" calcext:value-type="float">
            <text:p>0.0036231884</text:p>
          </table:table-cell>
          <table:table-cell office:value-type="float" office:value="0.00004319" calcext:value-type="float">
            <text:p>0.000043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1/[.A273]" office:value-type="float" office:value="0.0036101083032491" calcext:value-type="float">
            <text:p>0.0036101083</text:p>
          </table:table-cell>
          <table:table-cell office:value-type="float" office:value="0.000042878" calcext:value-type="float">
            <text:p>0.00004287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1/[.A274]" office:value-type="float" office:value="0.00359712230215827" calcext:value-type="float">
            <text:p>0.0035971223</text:p>
          </table:table-cell>
          <table:table-cell office:value-type="float" office:value="0.000042571" calcext:value-type="float">
            <text:p>0.0000425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1/[.A275]" office:value-type="float" office:value="0.003584229390681" calcext:value-type="float">
            <text:p>0.0035842294</text:p>
          </table:table-cell>
          <table:table-cell office:value-type="float" office:value="0.000042267" calcext:value-type="float">
            <text:p>0.0000422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1/[.A276]" office:value-type="float" office:value="0.00357142857142857" calcext:value-type="float">
            <text:p>0.0035714286</text:p>
          </table:table-cell>
          <table:table-cell office:value-type="float" office:value="0.000041965" calcext:value-type="float">
            <text:p>0.0000419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1/[.A277]" office:value-type="float" office:value="0.00355871886120996" calcext:value-type="float">
            <text:p>0.0035587189</text:p>
          </table:table-cell>
          <table:table-cell office:value-type="float" office:value="0.000041666" calcext:value-type="float">
            <text:p>0.00004166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1/[.A278]" office:value-type="float" office:value="0.00354609929078014" calcext:value-type="float">
            <text:p>0.0035460993</text:p>
          </table:table-cell>
          <table:table-cell office:value-type="float" office:value="0.000041372" calcext:value-type="float">
            <text:p>0.0000413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1/[.A279]" office:value-type="float" office:value="0.00353356890459364" calcext:value-type="float">
            <text:p>0.0035335689</text:p>
          </table:table-cell>
          <table:table-cell office:value-type="float" office:value="0.000041081" calcext:value-type="float">
            <text:p>0.0000410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1/[.A280]" office:value-type="float" office:value="0.00352112676056338" calcext:value-type="float">
            <text:p>0.0035211268</text:p>
          </table:table-cell>
          <table:table-cell office:value-type="float" office:value="0.000040791" calcext:value-type="float">
            <text:p>0.00004079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1/[.A281]" office:value-type="float" office:value="0.00350877192982456" calcext:value-type="float">
            <text:p>0.0035087719</text:p>
          </table:table-cell>
          <table:table-cell office:value-type="float" office:value="0.000040504" calcext:value-type="float">
            <text:p>0.0000405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1/[.A282]" office:value-type="float" office:value="0.0034965034965035" calcext:value-type="float">
            <text:p>0.0034965035</text:p>
          </table:table-cell>
          <table:table-cell office:value-type="float" office:value="0.000040223" calcext:value-type="float">
            <text:p>0.00004022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1/[.A283]" office:value-type="float" office:value="0.00348432055749129" calcext:value-type="float">
            <text:p>0.0034843206</text:p>
          </table:table-cell>
          <table:table-cell office:value-type="float" office:value="0.000039944" calcext:value-type="float">
            <text:p>0.0000399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1/[.A284]" office:value-type="float" office:value="0.00347222222222222" calcext:value-type="float">
            <text:p>0.0034722222</text:p>
          </table:table-cell>
          <table:table-cell office:value-type="float" office:value="0.000039666" calcext:value-type="float">
            <text:p>0.00003966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1/[.A285]" office:value-type="float" office:value="0.00346020761245675" calcext:value-type="float">
            <text:p>0.0034602076</text:p>
          </table:table-cell>
          <table:table-cell office:value-type="float" office:value="0.000039391" calcext:value-type="float">
            <text:p>0.0000393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1/[.A286]" office:value-type="float" office:value="0.00344827586206897" calcext:value-type="float">
            <text:p>0.0034482759</text:p>
          </table:table-cell>
          <table:table-cell office:value-type="float" office:value="0.000039121" calcext:value-type="float">
            <text:p>0.0000391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1/[.A287]" office:value-type="float" office:value="0.00343642611683849" calcext:value-type="float">
            <text:p>0.0034364261</text:p>
          </table:table-cell>
          <table:table-cell office:value-type="float" office:value="0.000038853" calcext:value-type="float">
            <text:p>0.00003885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1/[.A288]" office:value-type="float" office:value="0.00342465753424658" calcext:value-type="float">
            <text:p>0.0034246575</text:p>
          </table:table-cell>
          <table:table-cell office:value-type="float" office:value="0.000038587" calcext:value-type="float">
            <text:p>0.0000385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1/[.A289]" office:value-type="float" office:value="0.00341296928327645" calcext:value-type="float">
            <text:p>0.0034129693</text:p>
          </table:table-cell>
          <table:table-cell office:value-type="float" office:value="0.000038323" calcext:value-type="float">
            <text:p>0.00003832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1/[.A290]" office:value-type="float" office:value="0.00340136054421769" calcext:value-type="float">
            <text:p>0.0034013605</text:p>
          </table:table-cell>
          <table:table-cell office:value-type="float" office:value="0.000038064" calcext:value-type="float">
            <text:p>0.00003806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1/[.A291]" office:value-type="float" office:value="0.00338983050847458" calcext:value-type="float">
            <text:p>0.0033898305</text:p>
          </table:table-cell>
          <table:table-cell office:value-type="float" office:value="0.000037807" calcext:value-type="float">
            <text:p>0.0000378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1/[.A292]" office:value-type="float" office:value="0.00337837837837838" calcext:value-type="float">
            <text:p>0.0033783784</text:p>
          </table:table-cell>
          <table:table-cell office:value-type="float" office:value="0.000037551" calcext:value-type="float">
            <text:p>0.0000375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1/[.A293]" office:value-type="float" office:value="0.00336700336700337" calcext:value-type="float">
            <text:p>0.0033670034</text:p>
          </table:table-cell>
          <table:table-cell office:value-type="float" office:value="0.000037298" calcext:value-type="float">
            <text:p>0.000037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1/[.A294]" office:value-type="float" office:value="0.00335570469798658" calcext:value-type="float">
            <text:p>0.0033557047</text:p>
          </table:table-cell>
          <table:table-cell office:value-type="float" office:value="0.000037049" calcext:value-type="float">
            <text:p>0.0000370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1/[.A295]" office:value-type="float" office:value="0.00334448160535117" calcext:value-type="float">
            <text:p>0.0033444816</text:p>
          </table:table-cell>
          <table:table-cell office:value-type="float" office:value="0.000036802" calcext:value-type="float">
            <text:p>0.0000368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[.A296]" office:value-type="float" office:value="0.00333333333333333" calcext:value-type="float">
            <text:p>0.0033333333</text:p>
          </table:table-cell>
          <table:table-cell office:value-type="float" office:value="0.000036556" calcext:value-type="float">
            <text:p>0.0000365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1/[.A297]" office:value-type="float" office:value="0.00332225913621262" calcext:value-type="float">
            <text:p>0.0033222591</text:p>
          </table:table-cell>
          <table:table-cell office:value-type="float" office:value="0.000036313" calcext:value-type="float">
            <text:p>0.0000363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1/[.A298]" office:value-type="float" office:value="0.0033112582781457" calcext:value-type="float">
            <text:p>0.0033112583</text:p>
          </table:table-cell>
          <table:table-cell office:value-type="float" office:value="0.000036074" calcext:value-type="float">
            <text:p>0.0000360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1/[.A299]" office:value-type="float" office:value="0.0033003300330033" calcext:value-type="float">
            <text:p>0.00330033</text:p>
          </table:table-cell>
          <table:table-cell office:value-type="float" office:value="0.000035837" calcext:value-type="float">
            <text:p>0.00003583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/[.A300]" office:value-type="float" office:value="0.00328947368421053" calcext:value-type="float">
            <text:p>0.0032894737</text:p>
          </table:table-cell>
          <table:table-cell office:value-type="float" office:value="0.000035601" calcext:value-type="float">
            <text:p>0.0000356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1/[.A301]" office:value-type="float" office:value="0.00327868852459016" calcext:value-type="float">
            <text:p>0.0032786885</text:p>
          </table:table-cell>
          <table:table-cell office:value-type="float" office:value="0.000035367" calcext:value-type="float">
            <text:p>0.00003536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1/[.A302]" office:value-type="float" office:value="0.00326797385620915" calcext:value-type="float">
            <text:p>0.0032679739</text:p>
          </table:table-cell>
          <table:table-cell office:value-type="float" office:value="0.000035137" calcext:value-type="float">
            <text:p>0.00003513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1/[.A303]" office:value-type="float" office:value="0.00325732899022801" calcext:value-type="float">
            <text:p>0.003257329</text:p>
          </table:table-cell>
          <table:table-cell office:value-type="float" office:value="0.000034909" calcext:value-type="float">
            <text:p>0.0000349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1/[.A304]" office:value-type="float" office:value="0.00324675324675325" calcext:value-type="float">
            <text:p>0.0032467532</text:p>
          </table:table-cell>
          <table:table-cell office:value-type="float" office:value="0.000034682" calcext:value-type="float">
            <text:p>0.00003468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1/[.A305]" office:value-type="float" office:value="0.00323624595469256" calcext:value-type="float">
            <text:p>0.003236246</text:p>
          </table:table-cell>
          <table:table-cell office:value-type="float" office:value="0.000034457" calcext:value-type="float">
            <text:p>0.00003445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1/[.A306]" office:value-type="float" office:value="0.0032258064516129" calcext:value-type="float">
            <text:p>0.0032258065</text:p>
          </table:table-cell>
          <table:table-cell office:value-type="float" office:value="0.000034236" calcext:value-type="float">
            <text:p>0.00003423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1/[.A307]" office:value-type="float" office:value="0.00321543408360129" calcext:value-type="float">
            <text:p>0.0032154341</text:p>
          </table:table-cell>
          <table:table-cell office:value-type="float" office:value="0.000034017" calcext:value-type="float">
            <text:p>0.0000340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1/[.A308]" office:value-type="float" office:value="0.0032051282051282" calcext:value-type="float">
            <text:p>0.0032051282</text:p>
          </table:table-cell>
          <table:table-cell office:value-type="float" office:value="0.000033798" calcext:value-type="float">
            <text:p>0.0000337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1/[.A309]" office:value-type="float" office:value="0.00319488817891374" calcext:value-type="float">
            <text:p>0.0031948882</text:p>
          </table:table-cell>
          <table:table-cell office:value-type="float" office:value="0.000033582" calcext:value-type="float">
            <text:p>0.00003358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1/[.A310]" office:value-type="float" office:value="0.00318471337579618" calcext:value-type="float">
            <text:p>0.0031847134</text:p>
          </table:table-cell>
          <table:table-cell office:value-type="float" office:value="0.000033369" calcext:value-type="float">
            <text:p>0.00003336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1/[.A311]" office:value-type="float" office:value="0.00317460317460317" calcext:value-type="float">
            <text:p>0.0031746032</text:p>
          </table:table-cell>
          <table:table-cell office:value-type="float" office:value="0.000033158" calcext:value-type="float">
            <text:p>0.0000331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1/[.A312]" office:value-type="float" office:value="0.00316455696202532" calcext:value-type="float">
            <text:p>0.003164557</text:p>
          </table:table-cell>
          <table:table-cell office:value-type="float" office:value="0.000032948" calcext:value-type="float">
            <text:p>0.0000329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1/[.A313]" office:value-type="float" office:value="0.00315457413249211" calcext:value-type="float">
            <text:p>0.0031545741</text:p>
          </table:table-cell>
          <table:table-cell office:value-type="float" office:value="0.00003274" calcext:value-type="float">
            <text:p>0.0000327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1/[.A314]" office:value-type="float" office:value="0.00314465408805031" calcext:value-type="float">
            <text:p>0.0031446541</text:p>
          </table:table-cell>
          <table:table-cell office:value-type="float" office:value="0.000032535" calcext:value-type="float">
            <text:p>0.0000325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/[.A315]" office:value-type="float" office:value="0.00313479623824451" calcext:value-type="float">
            <text:p>0.0031347962</text:p>
          </table:table-cell>
          <table:table-cell office:value-type="float" office:value="0.000032332" calcext:value-type="float">
            <text:p>0.0000323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1/[.A316]" office:value-type="float" office:value="0.003125" calcext:value-type="float">
            <text:p>0.003125</text:p>
          </table:table-cell>
          <table:table-cell office:value-type="float" office:value="0.000032129" calcext:value-type="float">
            <text:p>0.0000321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1/[.A317]" office:value-type="float" office:value="0.00311526479750779" calcext:value-type="float">
            <text:p>0.0031152648</text:p>
          </table:table-cell>
          <table:table-cell office:value-type="float" office:value="0.000031929" calcext:value-type="float">
            <text:p>0.0000319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1/[.A318]" office:value-type="float" office:value="0.0031055900621118" calcext:value-type="float">
            <text:p>0.0031055901</text:p>
          </table:table-cell>
          <table:table-cell office:value-type="float" office:value="0.000031732" calcext:value-type="float">
            <text:p>0.00003173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1/[.A319]" office:value-type="float" office:value="0.00309597523219814" calcext:value-type="float">
            <text:p>0.0030959752</text:p>
          </table:table-cell>
          <table:table-cell office:value-type="float" office:value="0.000031536" calcext:value-type="float">
            <text:p>0.00003153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1/[.A320]" office:value-type="float" office:value="0.00308641975308642" calcext:value-type="float">
            <text:p>0.0030864198</text:p>
          </table:table-cell>
          <table:table-cell office:value-type="float" office:value="0.000031341" calcext:value-type="float">
            <text:p>0.00003134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1/[.A321]" office:value-type="float" office:value="0.00307692307692308" calcext:value-type="float">
            <text:p>0.0030769231</text:p>
          </table:table-cell>
          <table:table-cell office:value-type="float" office:value="0.000031148" calcext:value-type="float">
            <text:p>0.0000311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1/[.A322]" office:value-type="float" office:value="0.00306748466257669" calcext:value-type="float">
            <text:p>0.0030674847</text:p>
          </table:table-cell>
          <table:table-cell office:value-type="float" office:value="0.000030958" calcext:value-type="float">
            <text:p>0.00003095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1/[.A323]" office:value-type="float" office:value="0.00305810397553517" calcext:value-type="float">
            <text:p>0.003058104</text:p>
          </table:table-cell>
          <table:table-cell office:value-type="float" office:value="0.000030769" calcext:value-type="float">
            <text:p>0.00003076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1/[.A324]" office:value-type="float" office:value="0.00304878048780488" calcext:value-type="float">
            <text:p>0.0030487805</text:p>
          </table:table-cell>
          <table:table-cell office:value-type="float" office:value="0.000030581" calcext:value-type="float">
            <text:p>0.00003058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1/[.A325]" office:value-type="float" office:value="0.00303951367781155" calcext:value-type="float">
            <text:p>0.0030395137</text:p>
          </table:table-cell>
          <table:table-cell office:value-type="float" office:value="0.000030395" calcext:value-type="float">
            <text:p>0.0000303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1/[.A326]" office:value-type="float" office:value="0.00303030303030303" calcext:value-type="float">
            <text:p>0.003030303</text:p>
          </table:table-cell>
          <table:table-cell office:value-type="float" office:value="0.000030212" calcext:value-type="float">
            <text:p>0.0000302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1/[.A327]" office:value-type="float" office:value="0.00302114803625378" calcext:value-type="float">
            <text:p>0.003021148</text:p>
          </table:table-cell>
          <table:table-cell office:value-type="float" office:value="0.00003003" calcext:value-type="float">
            <text:p>0.000030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1/[.A328]" office:value-type="float" office:value="0.00301204819277108" calcext:value-type="float">
            <text:p>0.0030120482</text:p>
          </table:table-cell>
          <table:table-cell office:value-type="float" office:value="0.000029849" calcext:value-type="float">
            <text:p>0.0000298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1/[.A329]" office:value-type="float" office:value="0.003003003003003" calcext:value-type="float">
            <text:p>0.003003003</text:p>
          </table:table-cell>
          <table:table-cell office:value-type="float" office:value="0.000029669" calcext:value-type="float">
            <text:p>0.00002966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1/[.A330]" office:value-type="float" office:value="0.0029940119760479" calcext:value-type="float">
            <text:p>0.002994012</text:p>
          </table:table-cell>
          <table:table-cell office:value-type="float" office:value="0.000029493" calcext:value-type="float">
            <text:p>0.00002949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1/[.A331]" office:value-type="float" office:value="0.00298507462686567" calcext:value-type="float">
            <text:p>0.0029850746</text:p>
          </table:table-cell>
          <table:table-cell office:value-type="float" office:value="0.000029317" calcext:value-type="float">
            <text:p>0.0000293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1/[.A332]" office:value-type="float" office:value="0.00297619047619048" calcext:value-type="float">
            <text:p>0.0029761905</text:p>
          </table:table-cell>
          <table:table-cell office:value-type="float" office:value="0.000029142" calcext:value-type="float">
            <text:p>0.00002914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1/[.A333]" office:value-type="float" office:value="0.0029673590504451" calcext:value-type="float">
            <text:p>0.0029673591</text:p>
          </table:table-cell>
          <table:table-cell office:value-type="float" office:value="0.000028969" calcext:value-type="float">
            <text:p>0.00002896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1/[.A334]" office:value-type="float" office:value="0.0029585798816568" calcext:value-type="float">
            <text:p>0.0029585799</text:p>
          </table:table-cell>
          <table:table-cell office:value-type="float" office:value="0.000028799" calcext:value-type="float">
            <text:p>0.00002879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1/[.A335]" office:value-type="float" office:value="0.00294985250737463" calcext:value-type="float">
            <text:p>0.0029498525</text:p>
          </table:table-cell>
          <table:table-cell office:value-type="float" office:value="0.000028629" calcext:value-type="float">
            <text:p>0.0000286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1/[.A336]" office:value-type="float" office:value="0.00294117647058823" calcext:value-type="float">
            <text:p>0.0029411765</text:p>
          </table:table-cell>
          <table:table-cell office:value-type="float" office:value="0.000028461" calcext:value-type="float">
            <text:p>0.0000284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1/[.A337]" office:value-type="float" office:value="0.00293255131964809" calcext:value-type="float">
            <text:p>0.0029325513</text:p>
          </table:table-cell>
          <table:table-cell office:value-type="float" office:value="0.000028294" calcext:value-type="float">
            <text:p>0.00002829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1/[.A338]" office:value-type="float" office:value="0.00292397660818713" calcext:value-type="float">
            <text:p>0.0029239766</text:p>
          </table:table-cell>
          <table:table-cell office:value-type="float" office:value="0.000028129" calcext:value-type="float">
            <text:p>0.0000281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1/[.A339]" office:value-type="float" office:value="0.00291545189504373" calcext:value-type="float">
            <text:p>0.0029154519</text:p>
          </table:table-cell>
          <table:table-cell office:value-type="float" office:value="0.000027965" calcext:value-type="float">
            <text:p>0.00002796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1/[.A340]" office:value-type="float" office:value="0.00290697674418605" calcext:value-type="float">
            <text:p>0.0029069767</text:p>
          </table:table-cell>
          <table:table-cell office:value-type="float" office:value="0.000027803" calcext:value-type="float">
            <text:p>0.0000278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1/[.A341]" office:value-type="float" office:value="0.00289855072463768" calcext:value-type="float">
            <text:p>0.0028985507</text:p>
          </table:table-cell>
          <table:table-cell office:value-type="float" office:value="0.000027641" calcext:value-type="float">
            <text:p>0.00002764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1/[.A342]" office:value-type="float" office:value="0.00289017341040462" calcext:value-type="float">
            <text:p>0.0028901734</text:p>
          </table:table-cell>
          <table:table-cell office:value-type="float" office:value="0.000027483" calcext:value-type="float">
            <text:p>0.00002748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1/[.A343]" office:value-type="float" office:value="0.00288184438040346" calcext:value-type="float">
            <text:p>0.0028818444</text:p>
          </table:table-cell>
          <table:table-cell office:value-type="float" office:value="0.000027324" calcext:value-type="float">
            <text:p>0.0000273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1/[.A344]" office:value-type="float" office:value="0.0028735632183908" calcext:value-type="float">
            <text:p>0.0028735632</text:p>
          </table:table-cell>
          <table:table-cell office:value-type="float" office:value="0.000027167" calcext:value-type="float">
            <text:p>0.00002716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1/[.A345]" office:value-type="float" office:value="0.00286532951289398" calcext:value-type="float">
            <text:p>0.0028653295</text:p>
          </table:table-cell>
          <table:table-cell office:value-type="float" office:value="0.000027011" calcext:value-type="float">
            <text:p>0.0000270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1/[.A346]" office:value-type="float" office:value="0.00285714285714286" calcext:value-type="float">
            <text:p>0.0028571429</text:p>
          </table:table-cell>
          <table:table-cell office:value-type="float" office:value="0.000026858" calcext:value-type="float">
            <text:p>0.0000268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1/[.A347]" office:value-type="float" office:value="0.00284900284900285" calcext:value-type="float">
            <text:p>0.0028490028</text:p>
          </table:table-cell>
          <table:table-cell office:value-type="float" office:value="0.000026705" calcext:value-type="float">
            <text:p>0.00002670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1/[.A348]" office:value-type="float" office:value="0.00284090909090909" calcext:value-type="float">
            <text:p>0.0028409091</text:p>
          </table:table-cell>
          <table:table-cell office:value-type="float" office:value="0.000026553" calcext:value-type="float">
            <text:p>0.00002655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1/[.A349]" office:value-type="float" office:value="0.0028328611898017" calcext:value-type="float">
            <text:p>0.0028328612</text:p>
          </table:table-cell>
          <table:table-cell office:value-type="float" office:value="0.000026403" calcext:value-type="float">
            <text:p>0.0000264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1/[.A350]" office:value-type="float" office:value="0.00282485875706215" calcext:value-type="float">
            <text:p>0.0028248588</text:p>
          </table:table-cell>
          <table:table-cell office:value-type="float" office:value="0.000026254" calcext:value-type="float">
            <text:p>0.0000262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1/[.A351]" office:value-type="float" office:value="0.0028169014084507" calcext:value-type="float">
            <text:p>0.0028169014</text:p>
          </table:table-cell>
          <table:table-cell office:value-type="float" office:value="0.000026107" calcext:value-type="float">
            <text:p>0.0000261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1/[.A352]" office:value-type="float" office:value="0.00280898876404494" calcext:value-type="float">
            <text:p>0.0028089888</text:p>
          </table:table-cell>
          <table:table-cell office:value-type="float" office:value="0.00002596" calcext:value-type="float">
            <text:p>0.0000259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1/[.A353]" office:value-type="float" office:value="0.00280112044817927" calcext:value-type="float">
            <text:p>0.0028011204</text:p>
          </table:table-cell>
          <table:table-cell office:value-type="float" office:value="0.000025814" calcext:value-type="float">
            <text:p>0.0000258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1/[.A354]" office:value-type="float" office:value="0.00279329608938547" calcext:value-type="float">
            <text:p>0.0027932961</text:p>
          </table:table-cell>
          <table:table-cell office:value-type="float" office:value="0.000025671" calcext:value-type="float">
            <text:p>0.0000256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1/[.A355]" office:value-type="float" office:value="0.00278551532033426" calcext:value-type="float">
            <text:p>0.0027855153</text:p>
          </table:table-cell>
          <table:table-cell office:value-type="float" office:value="0.000025528" calcext:value-type="float">
            <text:p>0.00002552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1/[.A356]" office:value-type="float" office:value="0.00277777777777778" calcext:value-type="float">
            <text:p>0.0027777778</text:p>
          </table:table-cell>
          <table:table-cell office:value-type="float" office:value="0.000025386" calcext:value-type="float">
            <text:p>0.00002538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1/[.A357]" office:value-type="float" office:value="0.00277008310249307" calcext:value-type="float">
            <text:p>0.0027700831</text:p>
          </table:table-cell>
          <table:table-cell office:value-type="float" office:value="0.000025246" calcext:value-type="float">
            <text:p>0.00002524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1/[.A358]" office:value-type="float" office:value="0.00276243093922652" calcext:value-type="float">
            <text:p>0.0027624309</text:p>
          </table:table-cell>
          <table:table-cell office:value-type="float" office:value="0.000025107" calcext:value-type="float">
            <text:p>0.0000251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1/[.A359]" office:value-type="float" office:value="0.00275482093663912" calcext:value-type="float">
            <text:p>0.0027548209</text:p>
          </table:table-cell>
          <table:table-cell office:value-type="float" office:value="0.000024969" calcext:value-type="float">
            <text:p>0.00002496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1/[.A360]" office:value-type="float" office:value="0.00274725274725275" calcext:value-type="float">
            <text:p>0.0027472527</text:p>
          </table:table-cell>
          <table:table-cell office:value-type="float" office:value="0.000024831" calcext:value-type="float">
            <text:p>0.0000248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1/[.A361]" office:value-type="float" office:value="0.00273972602739726" calcext:value-type="float">
            <text:p>0.002739726</text:p>
          </table:table-cell>
          <table:table-cell office:value-type="float" office:value="0.000024695" calcext:value-type="float">
            <text:p>0.00002469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1/[.A362]" office:value-type="float" office:value="0.00273224043715847" calcext:value-type="float">
            <text:p>0.0027322404</text:p>
          </table:table-cell>
          <table:table-cell office:value-type="float" office:value="0.000024561" calcext:value-type="float">
            <text:p>0.00002456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1/[.A363]" office:value-type="float" office:value="0.00272479564032698" calcext:value-type="float">
            <text:p>0.0027247956</text:p>
          </table:table-cell>
          <table:table-cell office:value-type="float" office:value="0.000024427" calcext:value-type="float">
            <text:p>0.00002442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1/[.A364]" office:value-type="float" office:value="0.00271739130434783" calcext:value-type="float">
            <text:p>0.0027173913</text:p>
          </table:table-cell>
          <table:table-cell office:value-type="float" office:value="0.000024294" calcext:value-type="float">
            <text:p>0.00002429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1/[.A365]" office:value-type="float" office:value="0.002710027100271" calcext:value-type="float">
            <text:p>0.0027100271</text:p>
          </table:table-cell>
          <table:table-cell office:value-type="float" office:value="0.000024163" calcext:value-type="float">
            <text:p>0.0000241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1/[.A366]" office:value-type="float" office:value="0.0027027027027027" calcext:value-type="float">
            <text:p>0.0027027027</text:p>
          </table:table-cell>
          <table:table-cell office:value-type="float" office:value="0.000024033" calcext:value-type="float">
            <text:p>0.0000240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1/[.A367]" office:value-type="float" office:value="0.00269541778975741" calcext:value-type="float">
            <text:p>0.0026954178</text:p>
          </table:table-cell>
          <table:table-cell office:value-type="float" office:value="0.000023903" calcext:value-type="float">
            <text:p>0.00002390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1/[.A368]" office:value-type="float" office:value="0.00268817204301075" calcext:value-type="float">
            <text:p>0.002688172</text:p>
          </table:table-cell>
          <table:table-cell office:value-type="float" office:value="0.000023775" calcext:value-type="float">
            <text:p>0.00002377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1/[.A369]" office:value-type="float" office:value="0.00268096514745308" calcext:value-type="float">
            <text:p>0.0026809651</text:p>
          </table:table-cell>
          <table:table-cell office:value-type="float" office:value="0.000023647" calcext:value-type="float">
            <text:p>0.0000236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1/[.A370]" office:value-type="float" office:value="0.00267379679144385" calcext:value-type="float">
            <text:p>0.0026737968</text:p>
          </table:table-cell>
          <table:table-cell office:value-type="float" office:value="0.000023521" calcext:value-type="float">
            <text:p>0.0000235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/[.A371]" office:value-type="float" office:value="0.00266666666666667" calcext:value-type="float">
            <text:p>0.0026666667</text:p>
          </table:table-cell>
          <table:table-cell office:value-type="float" office:value="0.000023396" calcext:value-type="float">
            <text:p>0.0000233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1/[.A372]" office:value-type="float" office:value="0.00265957446808511" calcext:value-type="float">
            <text:p>0.0026595745</text:p>
          </table:table-cell>
          <table:table-cell office:value-type="float" office:value="0.000023272" calcext:value-type="float">
            <text:p>0.0000232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1/[.A373]" office:value-type="float" office:value="0.0026525198938992" calcext:value-type="float">
            <text:p>0.0026525199</text:p>
          </table:table-cell>
          <table:table-cell office:value-type="float" office:value="0.000023148" calcext:value-type="float">
            <text:p>0.00002314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1/[.A374]" office:value-type="float" office:value="0.00264550264550265" calcext:value-type="float">
            <text:p>0.0026455026</text:p>
          </table:table-cell>
          <table:table-cell office:value-type="float" office:value="0.000023026" calcext:value-type="float">
            <text:p>0.0000230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1/[.A375]" office:value-type="float" office:value="0.00263852242744063" calcext:value-type="float">
            <text:p>0.0026385224</text:p>
          </table:table-cell>
          <table:table-cell office:value-type="float" office:value="0.000022905" calcext:value-type="float">
            <text:p>0.0000229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1/[.A376]" office:value-type="float" office:value="0.00263157894736842" calcext:value-type="float">
            <text:p>0.0026315789</text:p>
          </table:table-cell>
          <table:table-cell office:value-type="float" office:value="0.000022784" calcext:value-type="float">
            <text:p>0.00002278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1/[.A377]" office:value-type="float" office:value="0.0026246719160105" calcext:value-type="float">
            <text:p>0.0026246719</text:p>
          </table:table-cell>
          <table:table-cell office:value-type="float" office:value="0.000022665" calcext:value-type="float">
            <text:p>0.00002266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1/[.A378]" office:value-type="float" office:value="0.00261780104712042" calcext:value-type="float">
            <text:p>0.002617801</text:p>
          </table:table-cell>
          <table:table-cell office:value-type="float" office:value="0.000022547" calcext:value-type="float">
            <text:p>0.00002254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1/[.A379]" office:value-type="float" office:value="0.00261096605744125" calcext:value-type="float">
            <text:p>0.0026109661</text:p>
          </table:table-cell>
          <table:table-cell office:value-type="float" office:value="0.000022429" calcext:value-type="float">
            <text:p>0.0000224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1/[.A380]" office:value-type="float" office:value="0.00260416666666667" calcext:value-type="float">
            <text:p>0.0026041667</text:p>
          </table:table-cell>
          <table:table-cell office:value-type="float" office:value="0.000022312" calcext:value-type="float">
            <text:p>0.0000223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1/[.A381]" office:value-type="float" office:value="0.0025974025974026" calcext:value-type="float">
            <text:p>0.0025974026</text:p>
          </table:table-cell>
          <table:table-cell office:value-type="float" office:value="0.000022196" calcext:value-type="float">
            <text:p>0.00002219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1/[.A382]" office:value-type="float" office:value="0.00259067357512953" calcext:value-type="float">
            <text:p>0.0025906736</text:p>
          </table:table-cell>
          <table:table-cell office:value-type="float" office:value="0.000022082" calcext:value-type="float">
            <text:p>0.00002208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1/[.A383]" office:value-type="float" office:value="0.00258397932816537" calcext:value-type="float">
            <text:p>0.0025839793</text:p>
          </table:table-cell>
          <table:table-cell office:value-type="float" office:value="0.000021968" calcext:value-type="float">
            <text:p>0.0000219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1/[.A384]" office:value-type="float" office:value="0.00257731958762887" calcext:value-type="float">
            <text:p>0.0025773196</text:p>
          </table:table-cell>
          <table:table-cell office:value-type="float" office:value="0.000021854" calcext:value-type="float">
            <text:p>0.00002185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1/[.A385]" office:value-type="float" office:value="0.0025706940874036" calcext:value-type="float">
            <text:p>0.0025706941</text:p>
          </table:table-cell>
          <table:table-cell office:value-type="float" office:value="0.000021742" calcext:value-type="float">
            <text:p>0.00002174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1/[.A386]" office:value-type="float" office:value="0.00256410256410256" calcext:value-type="float">
            <text:p>0.0025641026</text:p>
          </table:table-cell>
          <table:table-cell office:value-type="float" office:value="0.000021631" calcext:value-type="float">
            <text:p>0.0000216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1/[.A387]" office:value-type="float" office:value="0.00255754475703325" calcext:value-type="float">
            <text:p>0.0025575448</text:p>
          </table:table-cell>
          <table:table-cell office:value-type="float" office:value="0.000021521" calcext:value-type="float">
            <text:p>0.0000215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1/[.A388]" office:value-type="float" office:value="0.00255102040816327" calcext:value-type="float">
            <text:p>0.0025510204</text:p>
          </table:table-cell>
          <table:table-cell office:value-type="float" office:value="0.000021411" calcext:value-type="float">
            <text:p>0.0000214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1/[.A389]" office:value-type="float" office:value="0.00254452926208651" calcext:value-type="float">
            <text:p>0.0025445293</text:p>
          </table:table-cell>
          <table:table-cell office:value-type="float" office:value="0.000021302" calcext:value-type="float">
            <text:p>0.00002130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1/[.A390]" office:value-type="float" office:value="0.00253807106598985" calcext:value-type="float">
            <text:p>0.0025380711</text:p>
          </table:table-cell>
          <table:table-cell office:value-type="float" office:value="0.000021194" calcext:value-type="float">
            <text:p>0.0000211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1/[.A391]" office:value-type="float" office:value="0.00253164556962025" calcext:value-type="float">
            <text:p>0.0025316456</text:p>
          </table:table-cell>
          <table:table-cell office:value-type="float" office:value="0.000021087" calcext:value-type="float">
            <text:p>0.00002108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1/[.A392]" office:value-type="float" office:value="0.00252525252525253" calcext:value-type="float">
            <text:p>0.0025252525</text:p>
          </table:table-cell>
          <table:table-cell office:value-type="float" office:value="0.00002098" calcext:value-type="float">
            <text:p>0.000020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1/[.A393]" office:value-type="float" office:value="0.00251889168765743" calcext:value-type="float">
            <text:p>0.0025188917</text:p>
          </table:table-cell>
          <table:table-cell office:value-type="float" office:value="0.000020875" calcext:value-type="float">
            <text:p>0.0000208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1/[.A394]" office:value-type="float" office:value="0.00251256281407035" calcext:value-type="float">
            <text:p>0.0025125628</text:p>
          </table:table-cell>
          <table:table-cell office:value-type="float" office:value="0.00002077" calcext:value-type="float">
            <text:p>0.0000207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1/[.A395]" office:value-type="float" office:value="0.0025062656641604" calcext:value-type="float">
            <text:p>0.0025062657</text:p>
          </table:table-cell>
          <table:table-cell office:value-type="float" office:value="0.000020666" calcext:value-type="float">
            <text:p>0.0000206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/[.A396]" office:value-type="float" office:value="0.0025" calcext:value-type="float">
            <text:p>0.0025</text:p>
          </table:table-cell>
          <table:table-cell office:value-type="float" office:value="0.000020563" calcext:value-type="float">
            <text:p>0.0000205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1/[.A397]" office:value-type="float" office:value="0.00249376558603491" calcext:value-type="float">
            <text:p>0.0024937656</text:p>
          </table:table-cell>
          <table:table-cell office:value-type="float" office:value="0.00002046" calcext:value-type="float">
            <text:p>0.0000204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1/[.A398]" office:value-type="float" office:value="0.00248756218905473" calcext:value-type="float">
            <text:p>0.0024875622</text:p>
          </table:table-cell>
          <table:table-cell office:value-type="float" office:value="0.000020359" calcext:value-type="float">
            <text:p>0.0000203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1/[.A399]" office:value-type="float" office:value="0.00248138957816377" calcext:value-type="float">
            <text:p>0.0024813896</text:p>
          </table:table-cell>
          <table:table-cell office:value-type="float" office:value="0.000020258" calcext:value-type="float">
            <text:p>0.0000202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1/[.A400]" office:value-type="float" office:value="0.00247524752475248" calcext:value-type="float">
            <text:p>0.0024752475</text:p>
          </table:table-cell>
          <table:table-cell office:value-type="float" office:value="0.000020158" calcext:value-type="float">
            <text:p>0.0000201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1/[.A401]" office:value-type="float" office:value="0.00246913580246914" calcext:value-type="float">
            <text:p>0.0024691358</text:p>
          </table:table-cell>
          <table:table-cell office:value-type="float" office:value="0.000020058" calcext:value-type="float">
            <text:p>0.00002005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1/[.A402]" office:value-type="float" office:value="0.00246305418719212" calcext:value-type="float">
            <text:p>0.0024630542</text:p>
          </table:table-cell>
          <table:table-cell office:value-type="float" office:value="0.00001996" calcext:value-type="float">
            <text:p>0.0000199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1/[.A403]" office:value-type="float" office:value="0.00245700245700246" calcext:value-type="float">
            <text:p>0.0024570025</text:p>
          </table:table-cell>
          <table:table-cell office:value-type="float" office:value="0.000019862" calcext:value-type="float">
            <text:p>0.0000198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1/[.A404]" office:value-type="float" office:value="0.00245098039215686" calcext:value-type="float">
            <text:p>0.0024509804</text:p>
          </table:table-cell>
          <table:table-cell office:value-type="float" office:value="0.000019764" calcext:value-type="float">
            <text:p>0.0000197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1/[.A405]" office:value-type="float" office:value="0.00244498777506112" calcext:value-type="float">
            <text:p>0.0024449878</text:p>
          </table:table-cell>
          <table:table-cell office:value-type="float" office:value="0.000019668" calcext:value-type="float">
            <text:p>0.00001966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1/[.A406]" office:value-type="float" office:value="0.0024390243902439" calcext:value-type="float">
            <text:p>0.0024390244</text:p>
          </table:table-cell>
          <table:table-cell office:value-type="float" office:value="0.000019572" calcext:value-type="float">
            <text:p>0.00001957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1/[.A407]" office:value-type="float" office:value="0.0024330900243309" calcext:value-type="float">
            <text:p>0.00243309</text:p>
          </table:table-cell>
          <table:table-cell office:value-type="float" office:value="0.000019477" calcext:value-type="float">
            <text:p>0.00001947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1/[.A408]" office:value-type="float" office:value="0.00242718446601942" calcext:value-type="float">
            <text:p>0.0024271845</text:p>
          </table:table-cell>
          <table:table-cell office:value-type="float" office:value="0.000019382" calcext:value-type="float">
            <text:p>0.0000193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1/[.A409]" office:value-type="float" office:value="0.00242130750605327" calcext:value-type="float">
            <text:p>0.0024213075</text:p>
          </table:table-cell>
          <table:table-cell office:value-type="float" office:value="0.000019289" calcext:value-type="float">
            <text:p>0.00001928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1/[.A410]" office:value-type="float" office:value="0.00241545893719807" calcext:value-type="float">
            <text:p>0.0024154589</text:p>
          </table:table-cell>
          <table:table-cell office:value-type="float" office:value="0.000019196" calcext:value-type="float">
            <text:p>0.00001919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1/[.A411]" office:value-type="float" office:value="0.00240963855421687" calcext:value-type="float">
            <text:p>0.0024096386</text:p>
          </table:table-cell>
          <table:table-cell office:value-type="float" office:value="0.000019103" calcext:value-type="float">
            <text:p>0.0000191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1/[.A412]" office:value-type="float" office:value="0.00240384615384615" calcext:value-type="float">
            <text:p>0.0024038462</text:p>
          </table:table-cell>
          <table:table-cell office:value-type="float" office:value="0.000019011" calcext:value-type="float">
            <text:p>0.00001901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1/[.A413]" office:value-type="float" office:value="0.00239808153477218" calcext:value-type="float">
            <text:p>0.0023980815</text:p>
          </table:table-cell>
          <table:table-cell office:value-type="float" office:value="0.00001892" calcext:value-type="float">
            <text:p>0.0000189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1/[.A414]" office:value-type="float" office:value="0.00239234449760766" calcext:value-type="float">
            <text:p>0.0023923445</text:p>
          </table:table-cell>
          <table:table-cell office:value-type="float" office:value="0.00001883" calcext:value-type="float">
            <text:p>0.0000188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1/[.A415]" office:value-type="float" office:value="0.00238663484486874" calcext:value-type="float">
            <text:p>0.0023866348</text:p>
          </table:table-cell>
          <table:table-cell office:value-type="float" office:value="0.00001874" calcext:value-type="float">
            <text:p>0.0000187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1/[.A416]" office:value-type="float" office:value="0.00238095238095238" calcext:value-type="float">
            <text:p>0.0023809524</text:p>
          </table:table-cell>
          <table:table-cell office:value-type="float" office:value="0.000018651" calcext:value-type="float">
            <text:p>0.00001865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1/[.A417]" office:value-type="float" office:value="0.00237529691211401" calcext:value-type="float">
            <text:p>0.0023752969</text:p>
          </table:table-cell>
          <table:table-cell office:value-type="float" office:value="0.000018563" calcext:value-type="float">
            <text:p>0.00001856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1/[.A418]" office:value-type="float" office:value="0.0023696682464455" calcext:value-type="float">
            <text:p>0.0023696682</text:p>
          </table:table-cell>
          <table:table-cell office:value-type="float" office:value="0.000018475" calcext:value-type="float">
            <text:p>0.00001847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1/[.A419]" office:value-type="float" office:value="0.00236406619385343" calcext:value-type="float">
            <text:p>0.0023640662</text:p>
          </table:table-cell>
          <table:table-cell office:value-type="float" office:value="0.000018388" calcext:value-type="float">
            <text:p>0.00001838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1/[.A420]" office:value-type="float" office:value="0.00235849056603774" calcext:value-type="float">
            <text:p>0.0023584906</text:p>
          </table:table-cell>
          <table:table-cell office:value-type="float" office:value="0.000018301" calcext:value-type="float">
            <text:p>0.0000183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1/[.A421]" office:value-type="float" office:value="0.00235294117647059" calcext:value-type="float">
            <text:p>0.0023529412</text:p>
          </table:table-cell>
          <table:table-cell office:value-type="float" office:value="0.000018215" calcext:value-type="float">
            <text:p>0.0000182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1/[.A422]" office:value-type="float" office:value="0.00234741784037559" calcext:value-type="float">
            <text:p>0.0023474178</text:p>
          </table:table-cell>
          <table:table-cell office:value-type="float" office:value="0.00001813" calcext:value-type="float">
            <text:p>0.000018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1/[.A423]" office:value-type="float" office:value="0.00234192037470726" calcext:value-type="float">
            <text:p>0.0023419204</text:p>
          </table:table-cell>
          <table:table-cell office:value-type="float" office:value="0.000018045" calcext:value-type="float">
            <text:p>0.00001804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1/[.A424]" office:value-type="float" office:value="0.00233644859813084" calcext:value-type="float">
            <text:p>0.0023364486</text:p>
          </table:table-cell>
          <table:table-cell office:value-type="float" office:value="0.00001796" calcext:value-type="float">
            <text:p>0.0000179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1/[.A425]" office:value-type="float" office:value="0.00233100233100233" calcext:value-type="float">
            <text:p>0.0023310023</text:p>
          </table:table-cell>
          <table:table-cell office:value-type="float" office:value="0.000017877" calcext:value-type="float">
            <text:p>0.00001787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1/[.A426]" office:value-type="float" office:value="0.00232558139534884" calcext:value-type="float">
            <text:p>0.0023255814</text:p>
          </table:table-cell>
          <table:table-cell office:value-type="float" office:value="0.000017794" calcext:value-type="float">
            <text:p>0.00001779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1/[.A427]" office:value-type="float" office:value="0.00232018561484919" calcext:value-type="float">
            <text:p>0.0023201856</text:p>
          </table:table-cell>
          <table:table-cell office:value-type="float" office:value="0.000017711" calcext:value-type="float">
            <text:p>0.0000177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1/[.A428]" office:value-type="float" office:value="0.00231481481481481" calcext:value-type="float">
            <text:p>0.0023148148</text:p>
          </table:table-cell>
          <table:table-cell office:value-type="float" office:value="0.000017629" calcext:value-type="float">
            <text:p>0.00001762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1/[.A429]" office:value-type="float" office:value="0.0023094688221709" calcext:value-type="float">
            <text:p>0.0023094688</text:p>
          </table:table-cell>
          <table:table-cell office:value-type="float" office:value="0.000017548" calcext:value-type="float">
            <text:p>0.0000175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1/[.A430]" office:value-type="float" office:value="0.00230414746543779" calcext:value-type="float">
            <text:p>0.0023041475</text:p>
          </table:table-cell>
          <table:table-cell office:value-type="float" office:value="0.000017467" calcext:value-type="float">
            <text:p>0.00001746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1/[.A431]" office:value-type="float" office:value="0.00229885057471264" calcext:value-type="float">
            <text:p>0.0022988506</text:p>
          </table:table-cell>
          <table:table-cell office:value-type="float" office:value="0.000017387" calcext:value-type="float">
            <text:p>0.00001738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1/[.A432]" office:value-type="float" office:value="0.00229357798165138" calcext:value-type="float">
            <text:p>0.002293578</text:p>
          </table:table-cell>
          <table:table-cell office:value-type="float" office:value="0.000017307" calcext:value-type="float">
            <text:p>0.00001730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1/[.A433]" office:value-type="float" office:value="0.0022883295194508" calcext:value-type="float">
            <text:p>0.0022883295</text:p>
          </table:table-cell>
          <table:table-cell office:value-type="float" office:value="0.000017228" calcext:value-type="float">
            <text:p>0.00001722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1/[.A434]" office:value-type="float" office:value="0.00228310502283105" calcext:value-type="float">
            <text:p>0.002283105</text:p>
          </table:table-cell>
          <table:table-cell office:value-type="float" office:value="0.00001715" calcext:value-type="float">
            <text:p>0.000017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1/[.A435]" office:value-type="float" office:value="0.00227790432801822" calcext:value-type="float">
            <text:p>0.0022779043</text:p>
          </table:table-cell>
          <table:table-cell office:value-type="float" office:value="0.000017072" calcext:value-type="float">
            <text:p>0.0000170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1/[.A436]" office:value-type="float" office:value="0.00227272727272727" calcext:value-type="float">
            <text:p>0.0022727273</text:p>
          </table:table-cell>
          <table:table-cell office:value-type="float" office:value="0.000016994" calcext:value-type="float">
            <text:p>0.00001699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1/[.A437]" office:value-type="float" office:value="0.00226757369614512" calcext:value-type="float">
            <text:p>0.0022675737</text:p>
          </table:table-cell>
          <table:table-cell office:value-type="float" office:value="0.000016917" calcext:value-type="float">
            <text:p>0.0000169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1/[.A438]" office:value-type="float" office:value="0.00226244343891403" calcext:value-type="float">
            <text:p>0.0022624434</text:p>
          </table:table-cell>
          <table:table-cell office:value-type="float" office:value="0.000016841" calcext:value-type="float">
            <text:p>0.00001684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1/[.A439]" office:value-type="float" office:value="0.00225733634311512" calcext:value-type="float">
            <text:p>0.0022573363</text:p>
          </table:table-cell>
          <table:table-cell office:value-type="float" office:value="0.000016765" calcext:value-type="float">
            <text:p>0.0000167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1/[.A440]" office:value-type="float" office:value="0.00225225225225225" calcext:value-type="float">
            <text:p>0.0022522523</text:p>
          </table:table-cell>
          <table:table-cell office:value-type="float" office:value="0.000016689" calcext:value-type="float">
            <text:p>0.00001668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1/[.A441]" office:value-type="float" office:value="0.00224719101123596" calcext:value-type="float">
            <text:p>0.002247191</text:p>
          </table:table-cell>
          <table:table-cell office:value-type="float" office:value="0.000016614" calcext:value-type="float">
            <text:p>0.00001661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1/[.A442]" office:value-type="float" office:value="0.00224215246636771" calcext:value-type="float">
            <text:p>0.0022421525</text:p>
          </table:table-cell>
          <table:table-cell office:value-type="float" office:value="0.00001654" calcext:value-type="float">
            <text:p>0.0000165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1/[.A443]" office:value-type="float" office:value="0.00223713646532438" calcext:value-type="float">
            <text:p>0.0022371365</text:p>
          </table:table-cell>
          <table:table-cell office:value-type="float" office:value="0.000016466" calcext:value-type="float">
            <text:p>0.00001646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1/[.A444]" office:value-type="float" office:value="0.00223214285714286" calcext:value-type="float">
            <text:p>0.0022321429</text:p>
          </table:table-cell>
          <table:table-cell office:value-type="float" office:value="0.000016392" calcext:value-type="float">
            <text:p>0.00001639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1/[.A445]" office:value-type="float" office:value="0.0022271714922049" calcext:value-type="float">
            <text:p>0.0022271715</text:p>
          </table:table-cell>
          <table:table-cell office:value-type="float" office:value="0.00001632" calcext:value-type="float">
            <text:p>0.0000163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1/[.A446]" office:value-type="float" office:value="0.00222222222222222" calcext:value-type="float">
            <text:p>0.0022222222</text:p>
          </table:table-cell>
          <table:table-cell office:value-type="float" office:value="0.000016247" calcext:value-type="float">
            <text:p>0.00001624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1/[.A447]" office:value-type="float" office:value="0.00221729490022173" calcext:value-type="float">
            <text:p>0.0022172949</text:p>
          </table:table-cell>
          <table:table-cell office:value-type="float" office:value="0.000016175" calcext:value-type="float">
            <text:p>0.00001617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1/[.A448]" office:value-type="float" office:value="0.00221238938053097" calcext:value-type="float">
            <text:p>0.0022123894</text:p>
          </table:table-cell>
          <table:table-cell office:value-type="float" office:value="0.000016104" calcext:value-type="float">
            <text:p>0.00001610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1/[.A449]" office:value-type="float" office:value="0.0022075055187638" calcext:value-type="float">
            <text:p>0.0022075055</text:p>
          </table:table-cell>
          <table:table-cell office:value-type="float" office:value="0.000016033" calcext:value-type="float">
            <text:p>0.00001603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1/[.A450]" office:value-type="float" office:value="0.00220264317180617" calcext:value-type="float">
            <text:p>0.0022026432</text:p>
          </table:table-cell>
          <table:table-cell office:value-type="float" office:value="0.000015962" calcext:value-type="float">
            <text:p>0.0000159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1/[.A451]" office:value-type="float" office:value="0.0021978021978022" calcext:value-type="float">
            <text:p>0.0021978022</text:p>
          </table:table-cell>
          <table:table-cell office:value-type="float" office:value="0.000015892" calcext:value-type="float">
            <text:p>0.00001589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1/[.A452]" office:value-type="float" office:value="0.00219298245614035" calcext:value-type="float">
            <text:p>0.0021929825</text:p>
          </table:table-cell>
          <table:table-cell office:value-type="float" office:value="0.000015822" calcext:value-type="float">
            <text:p>0.00001582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1/[.A453]" office:value-type="float" office:value="0.00218818380743982" calcext:value-type="float">
            <text:p>0.0021881838</text:p>
          </table:table-cell>
          <table:table-cell office:value-type="float" office:value="0.000015753" calcext:value-type="float">
            <text:p>0.00001575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1/[.A454]" office:value-type="float" office:value="0.00218340611353712" calcext:value-type="float">
            <text:p>0.0021834061</text:p>
          </table:table-cell>
          <table:table-cell office:value-type="float" office:value="0.000015685" calcext:value-type="float">
            <text:p>0.00001568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1/[.A455]" office:value-type="float" office:value="0.00217864923747277" calcext:value-type="float">
            <text:p>0.0021786492</text:p>
          </table:table-cell>
          <table:table-cell office:value-type="float" office:value="0.000015616" calcext:value-type="float">
            <text:p>0.0000156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1/[.A456]" office:value-type="float" office:value="0.00217391304347826" calcext:value-type="float">
            <text:p>0.002173913</text:p>
          </table:table-cell>
          <table:table-cell office:value-type="float" office:value="0.000015548" calcext:value-type="float">
            <text:p>0.00001554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1/[.A457]" office:value-type="float" office:value="0.00216919739696312" calcext:value-type="float">
            <text:p>0.0021691974</text:p>
          </table:table-cell>
          <table:table-cell office:value-type="float" office:value="0.000015481" calcext:value-type="float">
            <text:p>0.00001548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1/[.A458]" office:value-type="float" office:value="0.00216450216450216" calcext:value-type="float">
            <text:p>0.0021645022</text:p>
          </table:table-cell>
          <table:table-cell office:value-type="float" office:value="0.000015414" calcext:value-type="float">
            <text:p>0.0000154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1/[.A459]" office:value-type="float" office:value="0.00215982721382289" calcext:value-type="float">
            <text:p>0.0021598272</text:p>
          </table:table-cell>
          <table:table-cell office:value-type="float" office:value="0.000015348" calcext:value-type="float">
            <text:p>0.00001534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1/[.A460]" office:value-type="float" office:value="0.0021551724137931" calcext:value-type="float">
            <text:p>0.0021551724</text:p>
          </table:table-cell>
          <table:table-cell office:value-type="float" office:value="0.000015281" calcext:value-type="float">
            <text:p>0.0000152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1/[.A461]" office:value-type="float" office:value="0.0021505376344086" calcext:value-type="float">
            <text:p>0.0021505376</text:p>
          </table:table-cell>
          <table:table-cell office:value-type="float" office:value="0.000015216" calcext:value-type="float">
            <text:p>0.0000152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1/[.A462]" office:value-type="float" office:value="0.00214592274678112" calcext:value-type="float">
            <text:p>0.0021459227</text:p>
          </table:table-cell>
          <table:table-cell office:value-type="float" office:value="0.000015151" calcext:value-type="float">
            <text:p>0.0000151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1/[.A463]" office:value-type="float" office:value="0.00214132762312634" calcext:value-type="float">
            <text:p>0.0021413276</text:p>
          </table:table-cell>
          <table:table-cell office:value-type="float" office:value="0.000015086" calcext:value-type="float">
            <text:p>0.00001508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1/[.A464]" office:value-type="float" office:value="0.00213675213675214" calcext:value-type="float">
            <text:p>0.0021367521</text:p>
          </table:table-cell>
          <table:table-cell office:value-type="float" office:value="0.000015021" calcext:value-type="float">
            <text:p>0.0000150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1/[.A465]" office:value-type="float" office:value="0.00213219616204691" calcext:value-type="float">
            <text:p>0.0021321962</text:p>
          </table:table-cell>
          <table:table-cell office:value-type="float" office:value="0.000014957" calcext:value-type="float">
            <text:p>0.00001495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1/[.A466]" office:value-type="float" office:value="0.00212765957446808" calcext:value-type="float">
            <text:p>0.0021276596</text:p>
          </table:table-cell>
          <table:table-cell office:value-type="float" office:value="0.000014894" calcext:value-type="float">
            <text:p>0.0000148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1/[.A467]" office:value-type="float" office:value="0.00212314225053079" calcext:value-type="float">
            <text:p>0.0021231423</text:p>
          </table:table-cell>
          <table:table-cell office:value-type="float" office:value="0.000014831" calcext:value-type="float">
            <text:p>0.00001483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1/[.A468]" office:value-type="float" office:value="0.00211864406779661" calcext:value-type="float">
            <text:p>0.0021186441</text:p>
          </table:table-cell>
          <table:table-cell office:value-type="float" office:value="0.000014768" calcext:value-type="float">
            <text:p>0.00001476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1/[.A469]" office:value-type="float" office:value="0.00211416490486258" calcext:value-type="float">
            <text:p>0.0021141649</text:p>
          </table:table-cell>
          <table:table-cell office:value-type="float" office:value="0.000014706" calcext:value-type="float">
            <text:p>0.0000147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1/[.A470]" office:value-type="float" office:value="0.00210970464135021" calcext:value-type="float">
            <text:p>0.0021097046</text:p>
          </table:table-cell>
          <table:table-cell office:value-type="float" office:value="0.000014644" calcext:value-type="float">
            <text:p>0.00001464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1/[.A471]" office:value-type="float" office:value="0.00210526315789474" calcext:value-type="float">
            <text:p>0.0021052632</text:p>
          </table:table-cell>
          <table:table-cell office:value-type="float" office:value="0.000014582" calcext:value-type="float">
            <text:p>0.00001458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1/[.A472]" office:value-type="float" office:value="0.00210084033613445" calcext:value-type="float">
            <text:p>0.0021008403</text:p>
          </table:table-cell>
          <table:table-cell office:value-type="float" office:value="0.000014521" calcext:value-type="float">
            <text:p>0.0000145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1/[.A473]" office:value-type="float" office:value="0.00209643605870021" calcext:value-type="float">
            <text:p>0.0020964361</text:p>
          </table:table-cell>
          <table:table-cell office:value-type="float" office:value="0.00001446" calcext:value-type="float">
            <text:p>0.0000144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1/[.A474]" office:value-type="float" office:value="0.00209205020920502" calcext:value-type="float">
            <text:p>0.0020920502</text:p>
          </table:table-cell>
          <table:table-cell office:value-type="float" office:value="0.0000144" calcext:value-type="float">
            <text:p>0.000014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1/[.A475]" office:value-type="float" office:value="0.00208768267223382" calcext:value-type="float">
            <text:p>0.0020876827</text:p>
          </table:table-cell>
          <table:table-cell office:value-type="float" office:value="0.00001434" calcext:value-type="float">
            <text:p>0.000014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/[.A476]" office:value-type="float" office:value="0.00208333333333333" calcext:value-type="float">
            <text:p>0.0020833333</text:p>
          </table:table-cell>
          <table:table-cell office:value-type="float" office:value="0.00001428" calcext:value-type="float">
            <text:p>0.000014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1/[.A477]" office:value-type="float" office:value="0.00207900207900208" calcext:value-type="float">
            <text:p>0.0020790021</text:p>
          </table:table-cell>
          <table:table-cell office:value-type="float" office:value="0.00001422" calcext:value-type="float">
            <text:p>0.0000142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1/[.A478]" office:value-type="float" office:value="0.0020746887966805" calcext:value-type="float">
            <text:p>0.0020746888</text:p>
          </table:table-cell>
          <table:table-cell office:value-type="float" office:value="0.000014162" calcext:value-type="float">
            <text:p>0.00001416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1/[.A479]" office:value-type="float" office:value="0.0020703933747412" calcext:value-type="float">
            <text:p>0.0020703934</text:p>
          </table:table-cell>
          <table:table-cell office:value-type="float" office:value="0.000014103" calcext:value-type="float">
            <text:p>0.00001410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1/[.A480]" office:value-type="float" office:value="0.00206611570247934" calcext:value-type="float">
            <text:p>0.0020661157</text:p>
          </table:table-cell>
          <table:table-cell office:value-type="float" office:value="0.000014045" calcext:value-type="float">
            <text:p>0.00001404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1/[.A481]" office:value-type="float" office:value="0.00206185567010309" calcext:value-type="float">
            <text:p>0.0020618557</text:p>
          </table:table-cell>
          <table:table-cell office:value-type="float" office:value="0.000013987" calcext:value-type="float">
            <text:p>0.0000139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1/[.A482]" office:value-type="float" office:value="0.00205761316872428" calcext:value-type="float">
            <text:p>0.0020576132</text:p>
          </table:table-cell>
          <table:table-cell office:value-type="float" office:value="0.000013929" calcext:value-type="float">
            <text:p>0.00001392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1/[.A483]" office:value-type="float" office:value="0.00205338809034908" calcext:value-type="float">
            <text:p>0.0020533881</text:p>
          </table:table-cell>
          <table:table-cell office:value-type="float" office:value="0.000013872" calcext:value-type="float">
            <text:p>0.00001387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1/[.A484]" office:value-type="float" office:value="0.00204918032786885" calcext:value-type="float">
            <text:p>0.0020491803</text:p>
          </table:table-cell>
          <table:table-cell office:value-type="float" office:value="0.000013815" calcext:value-type="float">
            <text:p>0.0000138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1/[.A485]" office:value-type="float" office:value="0.00204498977505112" calcext:value-type="float">
            <text:p>0.0020449898</text:p>
          </table:table-cell>
          <table:table-cell office:value-type="float" office:value="0.000013759" calcext:value-type="float">
            <text:p>0.0000137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1/[.A486]" office:value-type="float" office:value="0.00204081632653061" calcext:value-type="float">
            <text:p>0.0020408163</text:p>
          </table:table-cell>
          <table:table-cell office:value-type="float" office:value="0.000013703" calcext:value-type="float">
            <text:p>0.00001370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1/[.A487]" office:value-type="float" office:value="0.00203665987780041" calcext:value-type="float">
            <text:p>0.0020366599</text:p>
          </table:table-cell>
          <table:table-cell office:value-type="float" office:value="0.000013647" calcext:value-type="float">
            <text:p>0.00001364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1/[.A488]" office:value-type="float" office:value="0.00203252032520325" calcext:value-type="float">
            <text:p>0.0020325203</text:p>
          </table:table-cell>
          <table:table-cell office:value-type="float" office:value="0.000013592" calcext:value-type="float">
            <text:p>0.0000135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1/[.A489]" office:value-type="float" office:value="0.00202839756592292" calcext:value-type="float">
            <text:p>0.0020283976</text:p>
          </table:table-cell>
          <table:table-cell office:value-type="float" office:value="0.000013537" calcext:value-type="float">
            <text:p>0.00001353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1/[.A490]" office:value-type="float" office:value="0.00202429149797571" calcext:value-type="float">
            <text:p>0.0020242915</text:p>
          </table:table-cell>
          <table:table-cell office:value-type="float" office:value="0.000013482" calcext:value-type="float">
            <text:p>0.00001348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1/[.A491]" office:value-type="float" office:value="0.00202020202020202" calcext:value-type="float">
            <text:p>0.002020202</text:p>
          </table:table-cell>
          <table:table-cell office:value-type="float" office:value="0.000013427" calcext:value-type="float">
            <text:p>0.00001342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1/[.A492]" office:value-type="float" office:value="0.00201612903225806" calcext:value-type="float">
            <text:p>0.002016129</text:p>
          </table:table-cell>
          <table:table-cell office:value-type="float" office:value="0.000013373" calcext:value-type="float">
            <text:p>0.00001337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1/[.A493]" office:value-type="float" office:value="0.00201207243460765" calcext:value-type="float">
            <text:p>0.0020120724</text:p>
          </table:table-cell>
          <table:table-cell office:value-type="float" office:value="0.00001332" calcext:value-type="float">
            <text:p>0.0000133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1/[.A494]" office:value-type="float" office:value="0.00200803212851406" calcext:value-type="float">
            <text:p>0.0020080321</text:p>
          </table:table-cell>
          <table:table-cell office:value-type="float" office:value="0.000013266" calcext:value-type="float">
            <text:p>0.0000132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1/[.A495]" office:value-type="float" office:value="0.00200400801603206" calcext:value-type="float">
            <text:p>0.002004008</text:p>
          </table:table-cell>
          <table:table-cell office:value-type="float" office:value="0.000013213" calcext:value-type="float">
            <text:p>0.0000132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1/[.A496]" office:value-type="float" office:value="0.002" calcext:value-type="float">
            <text:p>0.002</text:p>
          </table:table-cell>
          <table:table-cell office:value-type="float" office:value="0.00001316" calcext:value-type="float">
            <text:p>0.000013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1/[.A497]" office:value-type="float" office:value="0.00199600798403194" calcext:value-type="float">
            <text:p>0.001996008</text:p>
          </table:table-cell>
          <table:table-cell office:value-type="float" office:value="0.000013108" calcext:value-type="float">
            <text:p>0.00001310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1/[.A498]" office:value-type="float" office:value="0.00199203187250996" calcext:value-type="float">
            <text:p>0.0019920319</text:p>
          </table:table-cell>
          <table:table-cell office:value-type="float" office:value="0.000013056" calcext:value-type="float">
            <text:p>0.00001305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1/[.A499]" office:value-type="float" office:value="0.00198807157057654" calcext:value-type="float">
            <text:p>0.0019880716</text:p>
          </table:table-cell>
          <table:table-cell office:value-type="float" office:value="0.000013004" calcext:value-type="float">
            <text:p>0.0000130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1/[.A500]" office:value-type="float" office:value="0.00198412698412698" calcext:value-type="float">
            <text:p>0.001984127</text:p>
          </table:table-cell>
          <table:table-cell office:value-type="float" office:value="0.000012952" calcext:value-type="float">
            <text:p>0.00001295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1/[.A501]" office:value-type="float" office:value="0.00198019801980198" calcext:value-type="float">
            <text:p>0.001980198</text:p>
          </table:table-cell>
          <table:table-cell office:value-type="float" office:value="0.000012901" calcext:value-type="float">
            <text:p>0.0000129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1/[.A502]" office:value-type="float" office:value="0.00197628458498024" calcext:value-type="float">
            <text:p>0.0019762846</text:p>
          </table:table-cell>
          <table:table-cell office:value-type="float" office:value="0.00001285" calcext:value-type="float">
            <text:p>0.0000128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1/[.A503]" office:value-type="float" office:value="0.0019723865877712" calcext:value-type="float">
            <text:p>0.0019723866</text:p>
          </table:table-cell>
          <table:table-cell office:value-type="float" office:value="0.000012799" calcext:value-type="float">
            <text:p>0.00001279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1/[.A504]" office:value-type="float" office:value="0.00196850393700787" calcext:value-type="float">
            <text:p>0.0019685039</text:p>
          </table:table-cell>
          <table:table-cell office:value-type="float" office:value="0.000012749" calcext:value-type="float">
            <text:p>0.00001274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1/[.A505]" office:value-type="float" office:value="0.00196463654223969" calcext:value-type="float">
            <text:p>0.0019646365</text:p>
          </table:table-cell>
          <table:table-cell office:value-type="float" office:value="0.000012699" calcext:value-type="float">
            <text:p>0.00001269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1/[.A506]" office:value-type="float" office:value="0.00196078431372549" calcext:value-type="float">
            <text:p>0.0019607843</text:p>
          </table:table-cell>
          <table:table-cell office:value-type="float" office:value="0.000012649" calcext:value-type="float">
            <text:p>0.0000126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1/[.A507]" office:value-type="float" office:value="0.00195694716242661" calcext:value-type="float">
            <text:p>0.0019569472</text:p>
          </table:table-cell>
          <table:table-cell office:value-type="float" office:value="0.0000126" calcext:value-type="float">
            <text:p>0.00001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1/[.A508]" office:value-type="float" office:value="0.001953125" calcext:value-type="float">
            <text:p>0.001953125</text:p>
          </table:table-cell>
          <table:table-cell office:value-type="float" office:value="0.00001255" calcext:value-type="float">
            <text:p>0.0000125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1/[.A509]" office:value-type="float" office:value="0.00194931773879142" calcext:value-type="float">
            <text:p>0.0019493177</text:p>
          </table:table-cell>
          <table:table-cell office:value-type="float" office:value="0.000012502" calcext:value-type="float">
            <text:p>0.00001250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1/[.A510]" office:value-type="float" office:value="0.00194552529182879" calcext:value-type="float">
            <text:p>0.0019455253</text:p>
          </table:table-cell>
          <table:table-cell office:value-type="float" office:value="0.000012453" calcext:value-type="float">
            <text:p>0.0000124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1/[.A511]" office:value-type="float" office:value="0.00194174757281553" calcext:value-type="float">
            <text:p>0.0019417476</text:p>
          </table:table-cell>
          <table:table-cell office:value-type="float" office:value="0.000012405" calcext:value-type="float">
            <text:p>0.00001240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1/[.A512]" office:value-type="float" office:value="0.00193798449612403" calcext:value-type="float">
            <text:p>0.0019379845</text:p>
          </table:table-cell>
          <table:table-cell office:value-type="float" office:value="0.000012357" calcext:value-type="float">
            <text:p>0.00001235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1/[.A513]" office:value-type="float" office:value="0.00193423597678917" calcext:value-type="float">
            <text:p>0.001934236</text:p>
          </table:table-cell>
          <table:table-cell office:value-type="float" office:value="0.000012309" calcext:value-type="float">
            <text:p>0.00001230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1/[.A514]" office:value-type="float" office:value="0.00193050193050193" calcext:value-type="float">
            <text:p>0.0019305019</text:p>
          </table:table-cell>
          <table:table-cell office:value-type="float" office:value="0.000012262" calcext:value-type="float">
            <text:p>0.00001226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1/[.A515]" office:value-type="float" office:value="0.00192678227360308" calcext:value-type="float">
            <text:p>0.0019267823</text:p>
          </table:table-cell>
          <table:table-cell office:value-type="float" office:value="0.000012214" calcext:value-type="float">
            <text:p>0.00001221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1/[.A516]" office:value-type="float" office:value="0.00192307692307692" calcext:value-type="float">
            <text:p>0.0019230769</text:p>
          </table:table-cell>
          <table:table-cell office:value-type="float" office:value="0.000012167" calcext:value-type="float">
            <text:p>0.00001216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1/[.A517]" office:value-type="float" office:value="0.00191938579654511" calcext:value-type="float">
            <text:p>0.0019193858</text:p>
          </table:table-cell>
          <table:table-cell office:value-type="float" office:value="0.000012121" calcext:value-type="float">
            <text:p>0.0000121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1/[.A518]" office:value-type="float" office:value="0.00191570881226054" calcext:value-type="float">
            <text:p>0.0019157088</text:p>
          </table:table-cell>
          <table:table-cell office:value-type="float" office:value="0.000012074" calcext:value-type="float">
            <text:p>0.00001207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1/[.A519]" office:value-type="float" office:value="0.00191204588910134" calcext:value-type="float">
            <text:p>0.0019120459</text:p>
          </table:table-cell>
          <table:table-cell office:value-type="float" office:value="0.000012028" calcext:value-type="float">
            <text:p>0.0000120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1/[.A520]" office:value-type="float" office:value="0.00190839694656489" calcext:value-type="float">
            <text:p>0.0019083969</text:p>
          </table:table-cell>
          <table:table-cell office:value-type="float" office:value="0.000011982" calcext:value-type="float">
            <text:p>0.00001198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1/[.A521]" office:value-type="float" office:value="0.0019047619047619" calcext:value-type="float">
            <text:p>0.0019047619</text:p>
          </table:table-cell>
          <table:table-cell office:value-type="float" office:value="0.000011937" calcext:value-type="float">
            <text:p>0.00001193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1/[.A522]" office:value-type="float" office:value="0.00190114068441065" calcext:value-type="float">
            <text:p>0.0019011407</text:p>
          </table:table-cell>
          <table:table-cell office:value-type="float" office:value="0.000011891" calcext:value-type="float">
            <text:p>0.00001189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1/[.A523]" office:value-type="float" office:value="0.00189753320683112" calcext:value-type="float">
            <text:p>0.0018975332</text:p>
          </table:table-cell>
          <table:table-cell office:value-type="float" office:value="0.000011846" calcext:value-type="float">
            <text:p>0.0000118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1/[.A524]" office:value-type="float" office:value="0.00189393939393939" calcext:value-type="float">
            <text:p>0.0018939394</text:p>
          </table:table-cell>
          <table:table-cell office:value-type="float" office:value="0.000011801" calcext:value-type="float">
            <text:p>0.00001180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1/[.A525]" office:value-type="float" office:value="0.00189035916824197" calcext:value-type="float">
            <text:p>0.0018903592</text:p>
          </table:table-cell>
          <table:table-cell office:value-type="float" office:value="0.000011757" calcext:value-type="float">
            <text:p>0.0000117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1/[.A526]" office:value-type="float" office:value="0.00188679245283019" calcext:value-type="float">
            <text:p>0.0018867925</text:p>
          </table:table-cell>
          <table:table-cell office:value-type="float" office:value="0.000011713" calcext:value-type="float">
            <text:p>0.0000117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1/[.A527]" office:value-type="float" office:value="0.00188323917137476" calcext:value-type="float">
            <text:p>0.0018832392</text:p>
          </table:table-cell>
          <table:table-cell office:value-type="float" office:value="0.000011669" calcext:value-type="float">
            <text:p>0.00001166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1/[.A528]" office:value-type="float" office:value="0.0018796992481203" calcext:value-type="float">
            <text:p>0.0018796992</text:p>
          </table:table-cell>
          <table:table-cell office:value-type="float" office:value="0.000011625" calcext:value-type="float">
            <text:p>0.00001162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1/[.A529]" office:value-type="float" office:value="0.00187617260787993" calcext:value-type="float">
            <text:p>0.0018761726</text:p>
          </table:table-cell>
          <table:table-cell office:value-type="float" office:value="0.000011581" calcext:value-type="float">
            <text:p>0.00001158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1/[.A530]" office:value-type="float" office:value="0.00187265917602996" calcext:value-type="float">
            <text:p>0.0018726592</text:p>
          </table:table-cell>
          <table:table-cell office:value-type="float" office:value="0.000011538" calcext:value-type="float">
            <text:p>0.0000115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1/[.A531]" office:value-type="float" office:value="0.00186915887850467" calcext:value-type="float">
            <text:p>0.0018691589</text:p>
          </table:table-cell>
          <table:table-cell office:value-type="float" office:value="0.000011495" calcext:value-type="float">
            <text:p>0.00001149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1/[.A532]" office:value-type="float" office:value="0.00186567164179104" calcext:value-type="float">
            <text:p>0.0018656716</text:p>
          </table:table-cell>
          <table:table-cell office:value-type="float" office:value="0.000011452" calcext:value-type="float">
            <text:p>0.00001145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1/[.A533]" office:value-type="float" office:value="0.00186219739292365" calcext:value-type="float">
            <text:p>0.0018621974</text:p>
          </table:table-cell>
          <table:table-cell office:value-type="float" office:value="0.000011409" calcext:value-type="float">
            <text:p>0.00001140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1/[.A534]" office:value-type="float" office:value="0.00185873605947955" calcext:value-type="float">
            <text:p>0.0018587361</text:p>
          </table:table-cell>
          <table:table-cell office:value-type="float" office:value="0.000011367" calcext:value-type="float">
            <text:p>0.00001136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1/[.A535]" office:value-type="float" office:value="0.00185528756957328" calcext:value-type="float">
            <text:p>0.0018552876</text:p>
          </table:table-cell>
          <table:table-cell office:value-type="float" office:value="0.000011325" calcext:value-type="float">
            <text:p>0.0000113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1/[.A536]" office:value-type="float" office:value="0.00185185185185185" calcext:value-type="float">
            <text:p>0.0018518519</text:p>
          </table:table-cell>
          <table:table-cell office:value-type="float" office:value="0.000011283" calcext:value-type="float">
            <text:p>0.00001128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1/[.A537]" office:value-type="float" office:value="0.00184842883548983" calcext:value-type="float">
            <text:p>0.0018484288</text:p>
          </table:table-cell>
          <table:table-cell office:value-type="float" office:value="0.000011241" calcext:value-type="float">
            <text:p>0.0000112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1/[.A538]" office:value-type="float" office:value="0.0018450184501845" calcext:value-type="float">
            <text:p>0.0018450185</text:p>
          </table:table-cell>
          <table:table-cell office:value-type="float" office:value="0.0000112" calcext:value-type="float">
            <text:p>0.00001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1/[.A539]" office:value-type="float" office:value="0.00184162062615101" calcext:value-type="float">
            <text:p>0.0018416206</text:p>
          </table:table-cell>
          <table:table-cell office:value-type="float" office:value="0.000011158" calcext:value-type="float">
            <text:p>0.00001115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1/[.A540]" office:value-type="float" office:value="0.00183823529411765" calcext:value-type="float">
            <text:p>0.0018382353</text:p>
          </table:table-cell>
          <table:table-cell office:value-type="float" office:value="0.000011117" calcext:value-type="float">
            <text:p>0.0000111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1/[.A541]" office:value-type="float" office:value="0.0018348623853211" calcext:value-type="float">
            <text:p>0.0018348624</text:p>
          </table:table-cell>
          <table:table-cell office:value-type="float" office:value="0.000011077" calcext:value-type="float">
            <text:p>0.00001107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1/[.A542]" office:value-type="float" office:value="0.00183150183150183" calcext:value-type="float">
            <text:p>0.0018315018</text:p>
          </table:table-cell>
          <table:table-cell office:value-type="float" office:value="0.000011036" calcext:value-type="float">
            <text:p>0.0000110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1/[.A543]" office:value-type="float" office:value="0.00182815356489945" calcext:value-type="float">
            <text:p>0.0018281536</text:p>
          </table:table-cell>
          <table:table-cell office:value-type="float" office:value="0.000010996" calcext:value-type="float">
            <text:p>0.00001099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1/[.A544]" office:value-type="float" office:value="0.00182481751824818" calcext:value-type="float">
            <text:p>0.0018248175</text:p>
          </table:table-cell>
          <table:table-cell office:value-type="float" office:value="0.000010956" calcext:value-type="float">
            <text:p>0.00001095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1/[.A545]" office:value-type="float" office:value="0.00182149362477231" calcext:value-type="float">
            <text:p>0.0018214936</text:p>
          </table:table-cell>
          <table:table-cell office:value-type="float" office:value="0.000010916" calcext:value-type="float">
            <text:p>0.0000109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1/[.A546]" office:value-type="float" office:value="0.00181818181818182" calcext:value-type="float">
            <text:p>0.0018181818</text:p>
          </table:table-cell>
          <table:table-cell office:value-type="float" office:value="0.000010876" calcext:value-type="float">
            <text:p>0.0000108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1/[.A547]" office:value-type="float" office:value="0.00181488203266788" calcext:value-type="float">
            <text:p>0.001814882</text:p>
          </table:table-cell>
          <table:table-cell office:value-type="float" office:value="0.000010837" calcext:value-type="float">
            <text:p>0.00001083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1/[.A548]" office:value-type="float" office:value="0.00181159420289855" calcext:value-type="float">
            <text:p>0.0018115942</text:p>
          </table:table-cell>
          <table:table-cell office:value-type="float" office:value="0.000010798" calcext:value-type="float">
            <text:p>0.00001079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1/[.A549]" office:value-type="float" office:value="0.00180831826401447" calcext:value-type="float">
            <text:p>0.0018083183</text:p>
          </table:table-cell>
          <table:table-cell office:value-type="float" office:value="0.000010759" calcext:value-type="float">
            <text:p>0.00001075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1/[.A550]" office:value-type="float" office:value="0.00180505415162455" calcext:value-type="float">
            <text:p>0.0018050542</text:p>
          </table:table-cell>
          <table:table-cell office:value-type="float" office:value="0.00001072" calcext:value-type="float">
            <text:p>0.0000107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1/[.A551]" office:value-type="float" office:value="0.0018018018018018" calcext:value-type="float">
            <text:p>0.0018018018</text:p>
          </table:table-cell>
          <table:table-cell office:value-type="float" office:value="0.000010681" calcext:value-type="float">
            <text:p>0.00001068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1/[.A552]" office:value-type="float" office:value="0.00179856115107914" calcext:value-type="float">
            <text:p>0.0017985612</text:p>
          </table:table-cell>
          <table:table-cell office:value-type="float" office:value="0.000010643" calcext:value-type="float">
            <text:p>0.00001064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1/[.A553]" office:value-type="float" office:value="0.00179533213644524" calcext:value-type="float">
            <text:p>0.0017953321</text:p>
          </table:table-cell>
          <table:table-cell office:value-type="float" office:value="0.000010605" calcext:value-type="float">
            <text:p>0.00001060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1/[.A554]" office:value-type="float" office:value="0.0017921146953405" calcext:value-type="float">
            <text:p>0.0017921147</text:p>
          </table:table-cell>
          <table:table-cell office:value-type="float" office:value="0.000010567" calcext:value-type="float">
            <text:p>0.00001056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1/[.A555]" office:value-type="float" office:value="0.00178890876565295" calcext:value-type="float">
            <text:p>0.0017889088</text:p>
          </table:table-cell>
          <table:table-cell office:value-type="float" office:value="0.000010529" calcext:value-type="float">
            <text:p>0.00001052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1/[.A556]" office:value-type="float" office:value="0.00178571428571429" calcext:value-type="float">
            <text:p>0.0017857143</text:p>
          </table:table-cell>
          <table:table-cell office:value-type="float" office:value="0.000010491" calcext:value-type="float">
            <text:p>0.00001049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1/[.A557]" office:value-type="float" office:value="0.0017825311942959" calcext:value-type="float">
            <text:p>0.0017825312</text:p>
          </table:table-cell>
          <table:table-cell office:value-type="float" office:value="0.000010454" calcext:value-type="float">
            <text:p>0.00001045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1/[.A558]" office:value-type="float" office:value="0.00177935943060498" calcext:value-type="float">
            <text:p>0.0017793594</text:p>
          </table:table-cell>
          <table:table-cell office:value-type="float" office:value="0.000010417" calcext:value-type="float">
            <text:p>0.0000104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1/[.A559]" office:value-type="float" office:value="0.00177619893428064" calcext:value-type="float">
            <text:p>0.0017761989</text:p>
          </table:table-cell>
          <table:table-cell office:value-type="float" office:value="0.00001038" calcext:value-type="float">
            <text:p>0.0000103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1/[.A560]" office:value-type="float" office:value="0.00177304964539007" calcext:value-type="float">
            <text:p>0.0017730496</text:p>
          </table:table-cell>
          <table:table-cell office:value-type="float" office:value="0.000010343" calcext:value-type="float">
            <text:p>0.0000103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1/[.A561]" office:value-type="float" office:value="0.00176991150442478" calcext:value-type="float">
            <text:p>0.0017699115</text:p>
          </table:table-cell>
          <table:table-cell office:value-type="float" office:value="0.000010306" calcext:value-type="float">
            <text:p>0.00001030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1/[.A562]" office:value-type="float" office:value="0.00176678445229682" calcext:value-type="float">
            <text:p>0.0017667845</text:p>
          </table:table-cell>
          <table:table-cell office:value-type="float" office:value="0.00001027" calcext:value-type="float">
            <text:p>0.0000102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1/[.A563]" office:value-type="float" office:value="0.0017636684303351" calcext:value-type="float">
            <text:p>0.0017636684</text:p>
          </table:table-cell>
          <table:table-cell office:value-type="float" office:value="0.000010234" calcext:value-type="float">
            <text:p>0.00001023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1/[.A564]" office:value-type="float" office:value="0.00176056338028169" calcext:value-type="float">
            <text:p>0.0017605634</text:p>
          </table:table-cell>
          <table:table-cell office:value-type="float" office:value="0.000010198" calcext:value-type="float">
            <text:p>0.00001019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1/[.A565]" office:value-type="float" office:value="0.00175746924428822" calcext:value-type="float">
            <text:p>0.0017574692</text:p>
          </table:table-cell>
          <table:table-cell office:value-type="float" office:value="0.000010162" calcext:value-type="float">
            <text:p>0.00001016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1/[.A566]" office:value-type="float" office:value="0.00175438596491228" calcext:value-type="float">
            <text:p>0.001754386</text:p>
          </table:table-cell>
          <table:table-cell office:value-type="float" office:value="0.000010126" calcext:value-type="float">
            <text:p>0.00001012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1/[.A567]" office:value-type="float" office:value="0.00175131348511384" calcext:value-type="float">
            <text:p>0.0017513135</text:p>
          </table:table-cell>
          <table:table-cell office:value-type="float" office:value="0.000010091" calcext:value-type="float">
            <text:p>0.00001009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1/[.A568]" office:value-type="float" office:value="0.00174825174825175" calcext:value-type="float">
            <text:p>0.0017482517</text:p>
          </table:table-cell>
          <table:table-cell office:value-type="float" office:value="0.000010056" calcext:value-type="float">
            <text:p>0.00001005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1/[.A569]" office:value-type="float" office:value="0.00174520069808028" calcext:value-type="float">
            <text:p>0.0017452007</text:p>
          </table:table-cell>
          <table:table-cell office:value-type="float" office:value="0.000010021" calcext:value-type="float">
            <text:p>0.00001002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1/[.A570]" office:value-type="float" office:value="0.00174216027874564" calcext:value-type="float">
            <text:p>0.0017421603</text:p>
          </table:table-cell>
          <table:table-cell office:value-type="float" office:value="0.000009986" calcext:value-type="float">
            <text:p>0.00000998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1/[.A571]" office:value-type="float" office:value="0.00173913043478261" calcext:value-type="float">
            <text:p>0.0017391304</text:p>
          </table:table-cell>
          <table:table-cell office:value-type="float" office:value="0.000009951" calcext:value-type="float">
            <text:p>0.0000099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1/[.A572]" office:value-type="float" office:value="0.00173611111111111" calcext:value-type="float">
            <text:p>0.0017361111</text:p>
          </table:table-cell>
          <table:table-cell office:value-type="float" office:value="0.000009917" calcext:value-type="float">
            <text:p>0.00000991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1/[.A573]" office:value-type="float" office:value="0.00173310225303293" calcext:value-type="float">
            <text:p>0.0017331023</text:p>
          </table:table-cell>
          <table:table-cell office:value-type="float" office:value="0.000009882" calcext:value-type="float">
            <text:p>0.0000098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1/[.A574]" office:value-type="float" office:value="0.00173010380622837" calcext:value-type="float">
            <text:p>0.0017301038</text:p>
          </table:table-cell>
          <table:table-cell office:value-type="float" office:value="0.000009848" calcext:value-type="float">
            <text:p>0.00000984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1/[.A575]" office:value-type="float" office:value="0.00172711571675302" calcext:value-type="float">
            <text:p>0.0017271157</text:p>
          </table:table-cell>
          <table:table-cell office:value-type="float" office:value="0.000009814" calcext:value-type="float">
            <text:p>0.00000981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1/[.A576]" office:value-type="float" office:value="0.00172413793103448" calcext:value-type="float">
            <text:p>0.0017241379</text:p>
          </table:table-cell>
          <table:table-cell office:value-type="float" office:value="0.00000978" calcext:value-type="float">
            <text:p>0.0000097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1/[.A577]" office:value-type="float" office:value="0.00172117039586919" calcext:value-type="float">
            <text:p>0.0017211704</text:p>
          </table:table-cell>
          <table:table-cell office:value-type="float" office:value="0.000009747" calcext:value-type="float">
            <text:p>0.00000974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1/[.A578]" office:value-type="float" office:value="0.00171821305841924" calcext:value-type="float">
            <text:p>0.0017182131</text:p>
          </table:table-cell>
          <table:table-cell office:value-type="float" office:value="0.000009713" calcext:value-type="float">
            <text:p>0.0000097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1/[.A579]" office:value-type="float" office:value="0.00171526586620926" calcext:value-type="float">
            <text:p>0.0017152659</text:p>
          </table:table-cell>
          <table:table-cell office:value-type="float" office:value="0.00000968" calcext:value-type="float">
            <text:p>0.0000096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1/[.A580]" office:value-type="float" office:value="0.00171232876712329" calcext:value-type="float">
            <text:p>0.0017123288</text:p>
          </table:table-cell>
          <table:table-cell office:value-type="float" office:value="0.000009647" calcext:value-type="float">
            <text:p>0.00000964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1/[.A581]" office:value-type="float" office:value="0.00170940170940171" calcext:value-type="float">
            <text:p>0.0017094017</text:p>
          </table:table-cell>
          <table:table-cell office:value-type="float" office:value="0.000009614" calcext:value-type="float">
            <text:p>0.0000096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1/[.A582]" office:value-type="float" office:value="0.00170648464163823" calcext:value-type="float">
            <text:p>0.0017064846</text:p>
          </table:table-cell>
          <table:table-cell office:value-type="float" office:value="0.000009581" calcext:value-type="float">
            <text:p>0.0000095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1/[.A583]" office:value-type="float" office:value="0.00170357751277683" calcext:value-type="float">
            <text:p>0.0017035775</text:p>
          </table:table-cell>
          <table:table-cell office:value-type="float" office:value="0.000009548" calcext:value-type="float">
            <text:p>0.0000095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1/[.A584]" office:value-type="float" office:value="0.00170068027210884" calcext:value-type="float">
            <text:p>0.0017006803</text:p>
          </table:table-cell>
          <table:table-cell office:value-type="float" office:value="0.000009516" calcext:value-type="float">
            <text:p>0.0000095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1/[.A585]" office:value-type="float" office:value="0.00169779286926995" calcext:value-type="float">
            <text:p>0.0016977929</text:p>
          </table:table-cell>
          <table:table-cell office:value-type="float" office:value="0.000009484" calcext:value-type="float">
            <text:p>0.00000948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1/[.A586]" office:value-type="float" office:value="0.00169491525423729" calcext:value-type="float">
            <text:p>0.0016949153</text:p>
          </table:table-cell>
          <table:table-cell office:value-type="float" office:value="0.000009452" calcext:value-type="float">
            <text:p>0.00000945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1/[.A587]" office:value-type="float" office:value="0.00169204737732657" calcext:value-type="float">
            <text:p>0.0016920474</text:p>
          </table:table-cell>
          <table:table-cell office:value-type="float" office:value="0.00000942" calcext:value-type="float">
            <text:p>0.0000094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1/[.A588]" office:value-type="float" office:value="0.00168918918918919" calcext:value-type="float">
            <text:p>0.0016891892</text:p>
          </table:table-cell>
          <table:table-cell office:value-type="float" office:value="0.000009388" calcext:value-type="float">
            <text:p>0.00000938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1/[.A589]" office:value-type="float" office:value="0.00168634064080944" calcext:value-type="float">
            <text:p>0.0016863406</text:p>
          </table:table-cell>
          <table:table-cell office:value-type="float" office:value="0.000009356" calcext:value-type="float">
            <text:p>0.00000935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1/[.A590]" office:value-type="float" office:value="0.00168350168350168" calcext:value-type="float">
            <text:p>0.0016835017</text:p>
          </table:table-cell>
          <table:table-cell office:value-type="float" office:value="0.000009325" calcext:value-type="float">
            <text:p>0.0000093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1/[.A591]" office:value-type="float" office:value="0.00168067226890756" calcext:value-type="float">
            <text:p>0.0016806723</text:p>
          </table:table-cell>
          <table:table-cell office:value-type="float" office:value="0.000009293" calcext:value-type="float">
            <text:p>0.00000929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1/[.A592]" office:value-type="float" office:value="0.00167785234899329" calcext:value-type="float">
            <text:p>0.0016778523</text:p>
          </table:table-cell>
          <table:table-cell office:value-type="float" office:value="0.000009262" calcext:value-type="float">
            <text:p>0.00000926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1/[.A593]" office:value-type="float" office:value="0.0016750418760469" calcext:value-type="float">
            <text:p>0.0016750419</text:p>
          </table:table-cell>
          <table:table-cell office:value-type="float" office:value="0.000009231" calcext:value-type="float">
            <text:p>0.00000923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1/[.A594]" office:value-type="float" office:value="0.00167224080267559" calcext:value-type="float">
            <text:p>0.0016722408</text:p>
          </table:table-cell>
          <table:table-cell office:value-type="float" office:value="0.0000092" calcext:value-type="float">
            <text:p>0.000009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1/[.A595]" office:value-type="float" office:value="0.00166944908180301" calcext:value-type="float">
            <text:p>0.0016694491</text:p>
          </table:table-cell>
          <table:table-cell office:value-type="float" office:value="0.00000917" calcext:value-type="float">
            <text:p>0.000009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/[.A596]" office:value-type="float" office:value="0.00166666666666667" calcext:value-type="float">
            <text:p>0.0016666667</text:p>
          </table:table-cell>
          <table:table-cell office:value-type="float" office:value="0.000009139" calcext:value-type="float">
            <text:p>0.00000913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1/[.A597]" office:value-type="float" office:value="0.00166389351081531" calcext:value-type="float">
            <text:p>0.0016638935</text:p>
          </table:table-cell>
          <table:table-cell office:value-type="float" office:value="0.000009109" calcext:value-type="float">
            <text:p>0.00000910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1/[.A598]" office:value-type="float" office:value="0.00166112956810631" calcext:value-type="float">
            <text:p>0.0016611296</text:p>
          </table:table-cell>
          <table:table-cell office:value-type="float" office:value="0.000009078" calcext:value-type="float">
            <text:p>0.00000907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1/[.A599]" office:value-type="float" office:value="0.00165837479270315" calcext:value-type="float">
            <text:p>0.0016583748</text:p>
          </table:table-cell>
          <table:table-cell office:value-type="float" office:value="0.000009048" calcext:value-type="float">
            <text:p>0.00000904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1/[.A600]" office:value-type="float" office:value="0.00165562913907285" calcext:value-type="float">
            <text:p>0.0016556291</text:p>
          </table:table-cell>
          <table:table-cell office:value-type="float" office:value="0.000009018" calcext:value-type="float">
            <text:p>0.000009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1/[.A601]" office:value-type="float" office:value="0.00165289256198347" calcext:value-type="float">
            <text:p>0.0016528926</text:p>
          </table:table-cell>
          <table:table-cell office:value-type="float" office:value="0.000008989" calcext:value-type="float">
            <text:p>0.00000898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1/[.A602]" office:value-type="float" office:value="0.00165016501650165" calcext:value-type="float">
            <text:p>0.001650165</text:p>
          </table:table-cell>
          <table:table-cell office:value-type="float" office:value="0.000008959" calcext:value-type="float">
            <text:p>0.0000089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1/[.A603]" office:value-type="float" office:value="0.00164744645799012" calcext:value-type="float">
            <text:p>0.0016474465</text:p>
          </table:table-cell>
          <table:table-cell office:value-type="float" office:value="0.000008929" calcext:value-type="float">
            <text:p>0.00000892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1/[.A604]" office:value-type="float" office:value="0.00164473684210526" calcext:value-type="float">
            <text:p>0.0016447368</text:p>
          </table:table-cell>
          <table:table-cell office:value-type="float" office:value="0.0000089" calcext:value-type="float">
            <text:p>0.000008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1/[.A605]" office:value-type="float" office:value="0.00164203612479475" calcext:value-type="float">
            <text:p>0.0016420361</text:p>
          </table:table-cell>
          <table:table-cell office:value-type="float" office:value="0.000008871" calcext:value-type="float">
            <text:p>0.00000887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1/[.A606]" office:value-type="float" office:value="0.00163934426229508" calcext:value-type="float">
            <text:p>0.0016393443</text:p>
          </table:table-cell>
          <table:table-cell office:value-type="float" office:value="0.000008842" calcext:value-type="float">
            <text:p>0.00000884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1/[.A607]" office:value-type="float" office:value="0.0016366612111293" calcext:value-type="float">
            <text:p>0.0016366612</text:p>
          </table:table-cell>
          <table:table-cell office:value-type="float" office:value="0.000008813" calcext:value-type="float">
            <text:p>0.0000088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1/[.A608]" office:value-type="float" office:value="0.00163398692810458" calcext:value-type="float">
            <text:p>0.0016339869</text:p>
          </table:table-cell>
          <table:table-cell office:value-type="float" office:value="0.000008784" calcext:value-type="float">
            <text:p>0.0000087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1/[.A609]" office:value-type="float" office:value="0.00163132137030995" calcext:value-type="float">
            <text:p>0.0016313214</text:p>
          </table:table-cell>
          <table:table-cell office:value-type="float" office:value="0.000008756" calcext:value-type="float">
            <text:p>0.00000875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1/[.A610]" office:value-type="float" office:value="0.00162866449511401" calcext:value-type="float">
            <text:p>0.0016286645</text:p>
          </table:table-cell>
          <table:table-cell office:value-type="float" office:value="0.000008727" calcext:value-type="float">
            <text:p>0.00000872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1/[.A611]" office:value-type="float" office:value="0.0016260162601626" calcext:value-type="float">
            <text:p>0.0016260163</text:p>
          </table:table-cell>
          <table:table-cell office:value-type="float" office:value="0.000008699" calcext:value-type="float">
            <text:p>0.0000086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1/[.A612]" office:value-type="float" office:value="0.00162337662337662" calcext:value-type="float">
            <text:p>0.0016233766</text:p>
          </table:table-cell>
          <table:table-cell office:value-type="float" office:value="0.000008671" calcext:value-type="float">
            <text:p>0.00000867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1/[.A613]" office:value-type="float" office:value="0.00162074554294976" calcext:value-type="float">
            <text:p>0.0016207455</text:p>
          </table:table-cell>
          <table:table-cell office:value-type="float" office:value="0.000008642" calcext:value-type="float">
            <text:p>0.00000864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1/[.A614]" office:value-type="float" office:value="0.00161812297734628" calcext:value-type="float">
            <text:p>0.001618123</text:p>
          </table:table-cell>
          <table:table-cell office:value-type="float" office:value="0.000008614" calcext:value-type="float">
            <text:p>0.0000086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1/[.A615]" office:value-type="float" office:value="0.00161550888529887" calcext:value-type="float">
            <text:p>0.0016155089</text:p>
          </table:table-cell>
          <table:table-cell office:value-type="float" office:value="0.000008587" calcext:value-type="float">
            <text:p>0.0000085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1/[.A616]" office:value-type="float" office:value="0.00161290322580645" calcext:value-type="float">
            <text:p>0.0016129032</text:p>
          </table:table-cell>
          <table:table-cell office:value-type="float" office:value="0.000008559" calcext:value-type="float">
            <text:p>0.00000855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1/[.A617]" office:value-type="float" office:value="0.00161030595813205" calcext:value-type="float">
            <text:p>0.001610306</text:p>
          </table:table-cell>
          <table:table-cell office:value-type="float" office:value="0.000008532" calcext:value-type="float">
            <text:p>0.00000853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1/[.A618]" office:value-type="float" office:value="0.00160771704180064" calcext:value-type="float">
            <text:p>0.001607717</text:p>
          </table:table-cell>
          <table:table-cell office:value-type="float" office:value="0.000008504" calcext:value-type="float">
            <text:p>0.00000850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1/[.A619]" office:value-type="float" office:value="0.00160513643659711" calcext:value-type="float">
            <text:p>0.0016051364</text:p>
          </table:table-cell>
          <table:table-cell office:value-type="float" office:value="0.000008477" calcext:value-type="float">
            <text:p>0.00000847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1/[.A620]" office:value-type="float" office:value="0.0016025641025641" calcext:value-type="float">
            <text:p>0.0016025641</text:p>
          </table:table-cell>
          <table:table-cell office:value-type="float" office:value="0.00000845" calcext:value-type="float">
            <text:p>0.0000084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1/[.A621]" office:value-type="float" office:value="0.0016" calcext:value-type="float">
            <text:p>0.0016</text:p>
          </table:table-cell>
          <table:table-cell office:value-type="float" office:value="0.000008423" calcext:value-type="float">
            <text:p>0.00000842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1/[.A622]" office:value-type="float" office:value="0.00159744408945687" calcext:value-type="float">
            <text:p>0.0015974441</text:p>
          </table:table-cell>
          <table:table-cell office:value-type="float" office:value="0.000008396" calcext:value-type="float">
            <text:p>0.00000839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1/[.A623]" office:value-type="float" office:value="0.00159489633173844" calcext:value-type="float">
            <text:p>0.0015948963</text:p>
          </table:table-cell>
          <table:table-cell office:value-type="float" office:value="0.000008369" calcext:value-type="float">
            <text:p>0.00000836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1/[.A624]" office:value-type="float" office:value="0.00159235668789809" calcext:value-type="float">
            <text:p>0.0015923567</text:p>
          </table:table-cell>
          <table:table-cell office:value-type="float" office:value="0.000008342" calcext:value-type="float">
            <text:p>0.00000834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1/[.A625]" office:value-type="float" office:value="0.00158982511923688" calcext:value-type="float">
            <text:p>0.0015898251</text:p>
          </table:table-cell>
          <table:table-cell office:value-type="float" office:value="0.000008316" calcext:value-type="float">
            <text:p>0.0000083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1/[.A626]" office:value-type="float" office:value="0.00158730158730159" calcext:value-type="float">
            <text:p>0.0015873016</text:p>
          </table:table-cell>
          <table:table-cell office:value-type="float" office:value="0.00000829" calcext:value-type="float">
            <text:p>0.0000082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1/[.A627]" office:value-type="float" office:value="0.00158478605388273" calcext:value-type="float">
            <text:p>0.0015847861</text:p>
          </table:table-cell>
          <table:table-cell office:value-type="float" office:value="0.000008263" calcext:value-type="float">
            <text:p>0.00000826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1/[.A628]" office:value-type="float" office:value="0.00158227848101266" calcext:value-type="float">
            <text:p>0.0015822785</text:p>
          </table:table-cell>
          <table:table-cell office:value-type="float" office:value="0.000008237" calcext:value-type="float">
            <text:p>0.00000823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1/[.A629]" office:value-type="float" office:value="0.00157977883096367" calcext:value-type="float">
            <text:p>0.0015797788</text:p>
          </table:table-cell>
          <table:table-cell office:value-type="float" office:value="0.000008211" calcext:value-type="float">
            <text:p>0.0000082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1/[.A630]" office:value-type="float" office:value="0.00157728706624606" calcext:value-type="float">
            <text:p>0.0015772871</text:p>
          </table:table-cell>
          <table:table-cell office:value-type="float" office:value="0.000008185" calcext:value-type="float">
            <text:p>0.0000081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1/[.A631]" office:value-type="float" office:value="0.0015748031496063" calcext:value-type="float">
            <text:p>0.0015748031</text:p>
          </table:table-cell>
          <table:table-cell office:value-type="float" office:value="0.000008159" calcext:value-type="float">
            <text:p>0.00000815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1/[.A632]" office:value-type="float" office:value="0.00157232704402516" calcext:value-type="float">
            <text:p>0.001572327</text:p>
          </table:table-cell>
          <table:table-cell office:value-type="float" office:value="0.000008134" calcext:value-type="float">
            <text:p>0.00000813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1/[.A633]" office:value-type="float" office:value="0.00156985871271586" calcext:value-type="float">
            <text:p>0.0015698587</text:p>
          </table:table-cell>
          <table:table-cell office:value-type="float" office:value="0.000008108" calcext:value-type="float">
            <text:p>0.0000081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1/[.A634]" office:value-type="float" office:value="0.00156739811912226" calcext:value-type="float">
            <text:p>0.0015673981</text:p>
          </table:table-cell>
          <table:table-cell office:value-type="float" office:value="0.000008083" calcext:value-type="float">
            <text:p>0.00000808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1/[.A635]" office:value-type="float" office:value="0.00156494522691706" calcext:value-type="float">
            <text:p>0.0015649452</text:p>
          </table:table-cell>
          <table:table-cell office:value-type="float" office:value="0.000008058" calcext:value-type="float">
            <text:p>0.00000805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1/[.A636]" office:value-type="float" office:value="0.0015625" calcext:value-type="float">
            <text:p>0.0015625</text:p>
          </table:table-cell>
          <table:table-cell office:value-type="float" office:value="0.000008032" calcext:value-type="float">
            <text:p>0.00000803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1/[.A637]" office:value-type="float" office:value="0.0015600624024961" calcext:value-type="float">
            <text:p>0.0015600624</text:p>
          </table:table-cell>
          <table:table-cell office:value-type="float" office:value="0.000008007" calcext:value-type="float">
            <text:p>0.00000800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1/[.A638]" office:value-type="float" office:value="0.00155763239875389" calcext:value-type="float">
            <text:p>0.0015576324</text:p>
          </table:table-cell>
          <table:table-cell office:value-type="float" office:value="0.000007982" calcext:value-type="float">
            <text:p>0.00000798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1/[.A639]" office:value-type="float" office:value="0.0015552099533437" calcext:value-type="float">
            <text:p>0.00155521</text:p>
          </table:table-cell>
          <table:table-cell office:value-type="float" office:value="0.000007958" calcext:value-type="float">
            <text:p>0.00000795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1/[.A640]" office:value-type="float" office:value="0.0015527950310559" calcext:value-type="float">
            <text:p>0.001552795</text:p>
          </table:table-cell>
          <table:table-cell office:value-type="float" office:value="0.000007933" calcext:value-type="float">
            <text:p>0.00000793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1/[.A641]" office:value-type="float" office:value="0.00155038759689922" calcext:value-type="float">
            <text:p>0.0015503876</text:p>
          </table:table-cell>
          <table:table-cell office:value-type="float" office:value="0.000007908" calcext:value-type="float">
            <text:p>0.00000790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1/[.A642]" office:value-type="float" office:value="0.00154798761609907" calcext:value-type="float">
            <text:p>0.0015479876</text:p>
          </table:table-cell>
          <table:table-cell office:value-type="float" office:value="0.000007884" calcext:value-type="float">
            <text:p>0.00000788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1/[.A643]" office:value-type="float" office:value="0.00154559505409583" calcext:value-type="float">
            <text:p>0.0015455951</text:p>
          </table:table-cell>
          <table:table-cell office:value-type="float" office:value="0.000007859" calcext:value-type="float">
            <text:p>0.00000785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1/[.A644]" office:value-type="float" office:value="0.00154320987654321" calcext:value-type="float">
            <text:p>0.0015432099</text:p>
          </table:table-cell>
          <table:table-cell office:value-type="float" office:value="0.000007835" calcext:value-type="float">
            <text:p>0.0000078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1/[.A645]" office:value-type="float" office:value="0.00154083204930663" calcext:value-type="float">
            <text:p>0.001540832</text:p>
          </table:table-cell>
          <table:table-cell office:value-type="float" office:value="0.000007811" calcext:value-type="float">
            <text:p>0.0000078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1/[.A646]" office:value-type="float" office:value="0.00153846153846154" calcext:value-type="float">
            <text:p>0.0015384615</text:p>
          </table:table-cell>
          <table:table-cell office:value-type="float" office:value="0.000007787" calcext:value-type="float">
            <text:p>0.0000077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1/[.A647]" office:value-type="float" office:value="0.00153609831029186" calcext:value-type="float">
            <text:p>0.0015360983</text:p>
          </table:table-cell>
          <table:table-cell office:value-type="float" office:value="0.000007763" calcext:value-type="float">
            <text:p>0.00000776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1/[.A648]" office:value-type="float" office:value="0.00153374233128834" calcext:value-type="float">
            <text:p>0.0015337423</text:p>
          </table:table-cell>
          <table:table-cell office:value-type="float" office:value="0.000007739" calcext:value-type="float">
            <text:p>0.00000773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1/[.A649]" office:value-type="float" office:value="0.00153139356814701" calcext:value-type="float">
            <text:p>0.0015313936</text:p>
          </table:table-cell>
          <table:table-cell office:value-type="float" office:value="0.000007716" calcext:value-type="float">
            <text:p>0.0000077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1/[.A650]" office:value-type="float" office:value="0.00152905198776758" calcext:value-type="float">
            <text:p>0.001529052</text:p>
          </table:table-cell>
          <table:table-cell office:value-type="float" office:value="0.000007692" calcext:value-type="float">
            <text:p>0.00000769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1/[.A651]" office:value-type="float" office:value="0.00152671755725191" calcext:value-type="float">
            <text:p>0.0015267176</text:p>
          </table:table-cell>
          <table:table-cell office:value-type="float" office:value="0.000007669" calcext:value-type="float">
            <text:p>0.00000766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1/[.A652]" office:value-type="float" office:value="0.00152439024390244" calcext:value-type="float">
            <text:p>0.0015243902</text:p>
          </table:table-cell>
          <table:table-cell office:value-type="float" office:value="0.000007645" calcext:value-type="float">
            <text:p>0.00000764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1/[.A653]" office:value-type="float" office:value="0.0015220700152207" calcext:value-type="float">
            <text:p>0.00152207</text:p>
          </table:table-cell>
          <table:table-cell office:value-type="float" office:value="0.000007622" calcext:value-type="float">
            <text:p>0.00000762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1/[.A654]" office:value-type="float" office:value="0.00151975683890578" calcext:value-type="float">
            <text:p>0.0015197568</text:p>
          </table:table-cell>
          <table:table-cell office:value-type="float" office:value="0.000007599" calcext:value-type="float">
            <text:p>0.00000759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1/[.A655]" office:value-type="float" office:value="0.00151745068285281" calcext:value-type="float">
            <text:p>0.0015174507</text:p>
          </table:table-cell>
          <table:table-cell office:value-type="float" office:value="0.000007576" calcext:value-type="float">
            <text:p>0.00000757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1/[.A656]" office:value-type="float" office:value="0.00151515151515152" calcext:value-type="float">
            <text:p>0.0015151515</text:p>
          </table:table-cell>
          <table:table-cell office:value-type="float" office:value="0.000007553" calcext:value-type="float">
            <text:p>0.00000755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1/[.A657]" office:value-type="float" office:value="0.00151285930408472" calcext:value-type="float">
            <text:p>0.0015128593</text:p>
          </table:table-cell>
          <table:table-cell office:value-type="float" office:value="0.00000753" calcext:value-type="float">
            <text:p>0.0000075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1/[.A658]" office:value-type="float" office:value="0.00151057401812689" calcext:value-type="float">
            <text:p>0.001510574</text:p>
          </table:table-cell>
          <table:table-cell office:value-type="float" office:value="0.000007507" calcext:value-type="float">
            <text:p>0.0000075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1/[.A659]" office:value-type="float" office:value="0.00150829562594268" calcext:value-type="float">
            <text:p>0.0015082956</text:p>
          </table:table-cell>
          <table:table-cell office:value-type="float" office:value="0.000007485" calcext:value-type="float">
            <text:p>0.00000748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1/[.A660]" office:value-type="float" office:value="0.00150602409638554" calcext:value-type="float">
            <text:p>0.0015060241</text:p>
          </table:table-cell>
          <table:table-cell office:value-type="float" office:value="0.000007462" calcext:value-type="float">
            <text:p>0.00000746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1/[.A661]" office:value-type="float" office:value="0.00150375939849624" calcext:value-type="float">
            <text:p>0.0015037594</text:p>
          </table:table-cell>
          <table:table-cell office:value-type="float" office:value="0.00000744" calcext:value-type="float">
            <text:p>0.0000074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1/[.A662]" office:value-type="float" office:value="0.0015015015015015" calcext:value-type="float">
            <text:p>0.0015015015</text:p>
          </table:table-cell>
          <table:table-cell office:value-type="float" office:value="0.000007417" calcext:value-type="float">
            <text:p>0.0000074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1/[.A663]" office:value-type="float" office:value="0.00149925037481259" calcext:value-type="float">
            <text:p>0.0014992504</text:p>
          </table:table-cell>
          <table:table-cell office:value-type="float" office:value="0.000007395" calcext:value-type="float">
            <text:p>0.00000739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1/[.A664]" office:value-type="float" office:value="0.00149700598802395" calcext:value-type="float">
            <text:p>0.001497006</text:p>
          </table:table-cell>
          <table:table-cell office:value-type="float" office:value="0.000007373" calcext:value-type="float">
            <text:p>0.00000737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1/[.A665]" office:value-type="float" office:value="0.00149476831091181" calcext:value-type="float">
            <text:p>0.0014947683</text:p>
          </table:table-cell>
          <table:table-cell office:value-type="float" office:value="0.000007351" calcext:value-type="float">
            <text:p>0.00000735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1/[.A666]" office:value-type="float" office:value="0.00149253731343284" calcext:value-type="float">
            <text:p>0.0014925373</text:p>
          </table:table-cell>
          <table:table-cell office:value-type="float" office:value="0.000007329" calcext:value-type="float">
            <text:p>0.00000732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1/[.A667]" office:value-type="float" office:value="0.0014903129657228" calcext:value-type="float">
            <text:p>0.001490313</text:p>
          </table:table-cell>
          <table:table-cell office:value-type="float" office:value="0.000007307" calcext:value-type="float">
            <text:p>0.0000073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1/[.A668]" office:value-type="float" office:value="0.00148809523809524" calcext:value-type="float">
            <text:p>0.0014880952</text:p>
          </table:table-cell>
          <table:table-cell office:value-type="float" office:value="0.000007286" calcext:value-type="float">
            <text:p>0.00000728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1/[.A669]" office:value-type="float" office:value="0.00148588410104012" calcext:value-type="float">
            <text:p>0.0014858841</text:p>
          </table:table-cell>
          <table:table-cell office:value-type="float" office:value="0.000007264" calcext:value-type="float">
            <text:p>0.00000726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1/[.A670]" office:value-type="float" office:value="0.00148367952522255" calcext:value-type="float">
            <text:p>0.0014836795</text:p>
          </table:table-cell>
          <table:table-cell office:value-type="float" office:value="0.000007242" calcext:value-type="float">
            <text:p>0.00000724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1/[.A671]" office:value-type="float" office:value="0.00148148148148148" calcext:value-type="float">
            <text:p>0.0014814815</text:p>
          </table:table-cell>
          <table:table-cell office:value-type="float" office:value="0.000007221" calcext:value-type="float">
            <text:p>0.00000722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1/[.A672]" office:value-type="float" office:value="0.0014792899408284" calcext:value-type="float">
            <text:p>0.0014792899</text:p>
          </table:table-cell>
          <table:table-cell office:value-type="float" office:value="0.0000072" calcext:value-type="float">
            <text:p>0.000007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1/[.A673]" office:value-type="float" office:value="0.00147710487444609" calcext:value-type="float">
            <text:p>0.0014771049</text:p>
          </table:table-cell>
          <table:table-cell office:value-type="float" office:value="0.000007178" calcext:value-type="float">
            <text:p>0.00000717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1/[.A674]" office:value-type="float" office:value="0.00147492625368732" calcext:value-type="float">
            <text:p>0.0014749263</text:p>
          </table:table-cell>
          <table:table-cell office:value-type="float" office:value="0.000007157" calcext:value-type="float">
            <text:p>0.00000715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1/[.A675]" office:value-type="float" office:value="0.00147275405007364" calcext:value-type="float">
            <text:p>0.0014727541</text:p>
          </table:table-cell>
          <table:table-cell office:value-type="float" office:value="0.000007136" calcext:value-type="float">
            <text:p>0.00000713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1/[.A676]" office:value-type="float" office:value="0.00147058823529412" calcext:value-type="float">
            <text:p>0.0014705882</text:p>
          </table:table-cell>
          <table:table-cell office:value-type="float" office:value="0.000007115" calcext:value-type="float">
            <text:p>0.0000071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1/[.A677]" office:value-type="float" office:value="0.00146842878120411" calcext:value-type="float">
            <text:p>0.0014684288</text:p>
          </table:table-cell>
          <table:table-cell office:value-type="float" office:value="0.000007094" calcext:value-type="float">
            <text:p>0.00000709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1/[.A678]" office:value-type="float" office:value="0.00146627565982405" calcext:value-type="float">
            <text:p>0.0014662757</text:p>
          </table:table-cell>
          <table:table-cell office:value-type="float" office:value="0.000007074" calcext:value-type="float">
            <text:p>0.00000707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1/[.A679]" office:value-type="float" office:value="0.00146412884333821" calcext:value-type="float">
            <text:p>0.0014641288</text:p>
          </table:table-cell>
          <table:table-cell office:value-type="float" office:value="0.000007053" calcext:value-type="float">
            <text:p>0.00000705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1/[.A680]" office:value-type="float" office:value="0.00146198830409357" calcext:value-type="float">
            <text:p>0.0014619883</text:p>
          </table:table-cell>
          <table:table-cell office:value-type="float" office:value="0.000007032" calcext:value-type="float">
            <text:p>0.00000703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1/[.A681]" office:value-type="float" office:value="0.00145985401459854" calcext:value-type="float">
            <text:p>0.001459854</text:p>
          </table:table-cell>
          <table:table-cell office:value-type="float" office:value="0.000007012" calcext:value-type="float">
            <text:p>0.0000070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1/[.A682]" office:value-type="float" office:value="0.00145772594752187" calcext:value-type="float">
            <text:p>0.0014577259</text:p>
          </table:table-cell>
          <table:table-cell office:value-type="float" office:value="0.000006991" calcext:value-type="float">
            <text:p>0.00000699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1/[.A683]" office:value-type="float" office:value="0.00145560407569141" calcext:value-type="float">
            <text:p>0.0014556041</text:p>
          </table:table-cell>
          <table:table-cell office:value-type="float" office:value="0.000006971" calcext:value-type="float">
            <text:p>0.00000697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1/[.A684]" office:value-type="float" office:value="0.00145348837209302" calcext:value-type="float">
            <text:p>0.0014534884</text:p>
          </table:table-cell>
          <table:table-cell office:value-type="float" office:value="0.000006951" calcext:value-type="float">
            <text:p>0.00000695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1/[.A685]" office:value-type="float" office:value="0.00145137880986938" calcext:value-type="float">
            <text:p>0.0014513788</text:p>
          </table:table-cell>
          <table:table-cell office:value-type="float" office:value="0.000006931" calcext:value-type="float">
            <text:p>0.00000693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1/[.A686]" office:value-type="float" office:value="0.00144927536231884" calcext:value-type="float">
            <text:p>0.0014492754</text:p>
          </table:table-cell>
          <table:table-cell office:value-type="float" office:value="0.00000691" calcext:value-type="float">
            <text:p>0.0000069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1/[.A687]" office:value-type="float" office:value="0.00144717800289436" calcext:value-type="float">
            <text:p>0.001447178</text:p>
          </table:table-cell>
          <table:table-cell office:value-type="float" office:value="0.00000689" calcext:value-type="float">
            <text:p>0.0000068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1/[.A688]" office:value-type="float" office:value="0.00144508670520231" calcext:value-type="float">
            <text:p>0.0014450867</text:p>
          </table:table-cell>
          <table:table-cell office:value-type="float" office:value="0.000006871" calcext:value-type="float">
            <text:p>0.00000687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1/[.A689]" office:value-type="float" office:value="0.00144300144300144" calcext:value-type="float">
            <text:p>0.0014430014</text:p>
          </table:table-cell>
          <table:table-cell office:value-type="float" office:value="0.000006851" calcext:value-type="float">
            <text:p>0.00000685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1/[.A690]" office:value-type="float" office:value="0.00144092219020173" calcext:value-type="float">
            <text:p>0.0014409222</text:p>
          </table:table-cell>
          <table:table-cell office:value-type="float" office:value="0.000006831" calcext:value-type="float">
            <text:p>0.00000683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1/[.A691]" office:value-type="float" office:value="0.00143884892086331" calcext:value-type="float">
            <text:p>0.0014388489</text:p>
          </table:table-cell>
          <table:table-cell office:value-type="float" office:value="0.000006811" calcext:value-type="float">
            <text:p>0.0000068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1/[.A692]" office:value-type="float" office:value="0.0014367816091954" calcext:value-type="float">
            <text:p>0.0014367816</text:p>
          </table:table-cell>
          <table:table-cell office:value-type="float" office:value="0.000006792" calcext:value-type="float">
            <text:p>0.00000679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1/[.A693]" office:value-type="float" office:value="0.00143472022955524" calcext:value-type="float">
            <text:p>0.0014347202</text:p>
          </table:table-cell>
          <table:table-cell office:value-type="float" office:value="0.000006772" calcext:value-type="float">
            <text:p>0.00000677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1/[.A694]" office:value-type="float" office:value="0.00143266475644699" calcext:value-type="float">
            <text:p>0.0014326648</text:p>
          </table:table-cell>
          <table:table-cell office:value-type="float" office:value="0.000006753" calcext:value-type="float">
            <text:p>0.00000675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1/[.A695]" office:value-type="float" office:value="0.00143061516452074" calcext:value-type="float">
            <text:p>0.0014306152</text:p>
          </table:table-cell>
          <table:table-cell office:value-type="float" office:value="0.000006734" calcext:value-type="float">
            <text:p>0.0000067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1/[.A696]" office:value-type="float" office:value="0.00142857142857143" calcext:value-type="float">
            <text:p>0.0014285714</text:p>
          </table:table-cell>
          <table:table-cell office:value-type="float" office:value="0.000006714" calcext:value-type="float">
            <text:p>0.00000671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1/[.A697]" office:value-type="float" office:value="0.0014265335235378" calcext:value-type="float">
            <text:p>0.0014265335</text:p>
          </table:table-cell>
          <table:table-cell office:value-type="float" office:value="0.000006695" calcext:value-type="float">
            <text:p>0.00000669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1/[.A698]" office:value-type="float" office:value="0.00142450142450142" calcext:value-type="float">
            <text:p>0.0014245014</text:p>
          </table:table-cell>
          <table:table-cell office:value-type="float" office:value="0.000006676" calcext:value-type="float">
            <text:p>0.00000667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1/[.A699]" office:value-type="float" office:value="0.00142247510668563" calcext:value-type="float">
            <text:p>0.0014224751</text:p>
          </table:table-cell>
          <table:table-cell office:value-type="float" office:value="0.000006657" calcext:value-type="float">
            <text:p>0.00000665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1/[.A700]" office:value-type="float" office:value="0.00142045454545455" calcext:value-type="float">
            <text:p>0.0014204545</text:p>
          </table:table-cell>
          <table:table-cell office:value-type="float" office:value="0.000006638" calcext:value-type="float">
            <text:p>0.00000663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1/[.A701]" office:value-type="float" office:value="0.00141843971631206" calcext:value-type="float">
            <text:p>0.0014184397</text:p>
          </table:table-cell>
          <table:table-cell office:value-type="float" office:value="0.00000662" calcext:value-type="float">
            <text:p>0.0000066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1/[.A702]" office:value-type="float" office:value="0.00141643059490085" calcext:value-type="float">
            <text:p>0.0014164306</text:p>
          </table:table-cell>
          <table:table-cell office:value-type="float" office:value="0.000006601" calcext:value-type="float">
            <text:p>0.0000066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1/[.A703]" office:value-type="float" office:value="0.00141442715700141" calcext:value-type="float">
            <text:p>0.0014144272</text:p>
          </table:table-cell>
          <table:table-cell office:value-type="float" office:value="0.000006582" calcext:value-type="float">
            <text:p>0.00000658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1/[.A704]" office:value-type="float" office:value="0.00141242937853107" calcext:value-type="float">
            <text:p>0.0014124294</text:p>
          </table:table-cell>
          <table:table-cell office:value-type="float" office:value="0.000006564" calcext:value-type="float">
            <text:p>0.00000656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1/[.A705]" office:value-type="float" office:value="0.00141043723554302" calcext:value-type="float">
            <text:p>0.0014104372</text:p>
          </table:table-cell>
          <table:table-cell office:value-type="float" office:value="0.000006545" calcext:value-type="float">
            <text:p>0.00000654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1/[.A706]" office:value-type="float" office:value="0.00140845070422535" calcext:value-type="float">
            <text:p>0.0014084507</text:p>
          </table:table-cell>
          <table:table-cell office:value-type="float" office:value="0.000006527" calcext:value-type="float">
            <text:p>0.00000652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1/[.A707]" office:value-type="float" office:value="0.00140646976090014" calcext:value-type="float">
            <text:p>0.0014064698</text:p>
          </table:table-cell>
          <table:table-cell office:value-type="float" office:value="0.000006508" calcext:value-type="float">
            <text:p>0.00000650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1/[.A708]" office:value-type="float" office:value="0.00140449438202247" calcext:value-type="float">
            <text:p>0.0014044944</text:p>
          </table:table-cell>
          <table:table-cell office:value-type="float" office:value="0.00000649" calcext:value-type="float">
            <text:p>0.0000064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1/[.A709]" office:value-type="float" office:value="0.00140252454417952" calcext:value-type="float">
            <text:p>0.0014025245</text:p>
          </table:table-cell>
          <table:table-cell office:value-type="float" office:value="0.000006472" calcext:value-type="float">
            <text:p>0.00000647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1/[.A710]" office:value-type="float" office:value="0.00140056022408964" calcext:value-type="float">
            <text:p>0.0014005602</text:p>
          </table:table-cell>
          <table:table-cell office:value-type="float" office:value="0.000006454" calcext:value-type="float">
            <text:p>0.00000645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1/[.A711]" office:value-type="float" office:value="0.0013986013986014" calcext:value-type="float">
            <text:p>0.0013986014</text:p>
          </table:table-cell>
          <table:table-cell office:value-type="float" office:value="0.000006436" calcext:value-type="float">
            <text:p>0.00000643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1/[.A712]" office:value-type="float" office:value="0.00139664804469274" calcext:value-type="float">
            <text:p>0.001396648</text:p>
          </table:table-cell>
          <table:table-cell office:value-type="float" office:value="0.000006418" calcext:value-type="float">
            <text:p>0.0000064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1/[.A713]" office:value-type="float" office:value="0.00139470013947001" calcext:value-type="float">
            <text:p>0.0013947001</text:p>
          </table:table-cell>
          <table:table-cell office:value-type="float" office:value="0.0000064" calcext:value-type="float">
            <text:p>0.000006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1/[.A714]" office:value-type="float" office:value="0.00139275766016713" calcext:value-type="float">
            <text:p>0.0013927577</text:p>
          </table:table-cell>
          <table:table-cell office:value-type="float" office:value="0.000006382" calcext:value-type="float">
            <text:p>0.00000638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1/[.A715]" office:value-type="float" office:value="0.00139082058414465" calcext:value-type="float">
            <text:p>0.0013908206</text:p>
          </table:table-cell>
          <table:table-cell office:value-type="float" office:value="0.000006364" calcext:value-type="float">
            <text:p>0.0000063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1/[.A716]" office:value-type="float" office:value="0.00138888888888889" calcext:value-type="float">
            <text:p>0.0013888889</text:p>
          </table:table-cell>
          <table:table-cell office:value-type="float" office:value="0.000006347" calcext:value-type="float">
            <text:p>0.00000634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1/[.A717]" office:value-type="float" office:value="0.0013869625520111" calcext:value-type="float">
            <text:p>0.0013869626</text:p>
          </table:table-cell>
          <table:table-cell office:value-type="float" office:value="0.000006329" calcext:value-type="float">
            <text:p>0.0000063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1/[.A718]" office:value-type="float" office:value="0.00138504155124654" calcext:value-type="float">
            <text:p>0.0013850416</text:p>
          </table:table-cell>
          <table:table-cell office:value-type="float" office:value="0.000006311" calcext:value-type="float">
            <text:p>0.00000631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1/[.A719]" office:value-type="float" office:value="0.00138312586445367" calcext:value-type="float">
            <text:p>0.0013831259</text:p>
          </table:table-cell>
          <table:table-cell office:value-type="float" office:value="0.000006294" calcext:value-type="float">
            <text:p>0.00000629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1/[.A720]" office:value-type="float" office:value="0.00138121546961326" calcext:value-type="float">
            <text:p>0.0013812155</text:p>
          </table:table-cell>
          <table:table-cell office:value-type="float" office:value="0.000006277" calcext:value-type="float">
            <text:p>0.00000627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1/[.A721]" office:value-type="float" office:value="0.00137931034482759" calcext:value-type="float">
            <text:p>0.0013793103</text:p>
          </table:table-cell>
          <table:table-cell office:value-type="float" office:value="0.000006259" calcext:value-type="float">
            <text:p>0.00000625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1/[.A722]" office:value-type="float" office:value="0.00137741046831956" calcext:value-type="float">
            <text:p>0.0013774105</text:p>
          </table:table-cell>
          <table:table-cell office:value-type="float" office:value="0.000006242" calcext:value-type="float">
            <text:p>0.00000624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1/[.A723]" office:value-type="float" office:value="0.00137551581843191" calcext:value-type="float">
            <text:p>0.0013755158</text:p>
          </table:table-cell>
          <table:table-cell office:value-type="float" office:value="0.000006225" calcext:value-type="float">
            <text:p>0.00000622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1/[.A724]" office:value-type="float" office:value="0.00137362637362637" calcext:value-type="float">
            <text:p>0.0013736264</text:p>
          </table:table-cell>
          <table:table-cell office:value-type="float" office:value="0.000006208" calcext:value-type="float">
            <text:p>0.00000620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1/[.A725]" office:value-type="float" office:value="0.00137174211248285" calcext:value-type="float">
            <text:p>0.0013717421</text:p>
          </table:table-cell>
          <table:table-cell office:value-type="float" office:value="0.000006191" calcext:value-type="float">
            <text:p>0.00000619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1/[.A726]" office:value-type="float" office:value="0.00136986301369863" calcext:value-type="float">
            <text:p>0.001369863</text:p>
          </table:table-cell>
          <table:table-cell office:value-type="float" office:value="0.000006174" calcext:value-type="float">
            <text:p>0.00000617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1/[.A727]" office:value-type="float" office:value="0.00136798905608755" calcext:value-type="float">
            <text:p>0.0013679891</text:p>
          </table:table-cell>
          <table:table-cell office:value-type="float" office:value="0.000006157" calcext:value-type="float">
            <text:p>0.00000615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1/[.A728]" office:value-type="float" office:value="0.00136612021857924" calcext:value-type="float">
            <text:p>0.0013661202</text:p>
          </table:table-cell>
          <table:table-cell office:value-type="float" office:value="0.00000614" calcext:value-type="float">
            <text:p>0.000006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1/[.A729]" office:value-type="float" office:value="0.00136425648021828" calcext:value-type="float">
            <text:p>0.0013642565</text:p>
          </table:table-cell>
          <table:table-cell office:value-type="float" office:value="0.000006123" calcext:value-type="float">
            <text:p>0.00000612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1/[.A730]" office:value-type="float" office:value="0.00136239782016349" calcext:value-type="float">
            <text:p>0.0013623978</text:p>
          </table:table-cell>
          <table:table-cell office:value-type="float" office:value="0.000006107" calcext:value-type="float">
            <text:p>0.00000610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1/[.A731]" office:value-type="float" office:value="0.00136054421768707" calcext:value-type="float">
            <text:p>0.0013605442</text:p>
          </table:table-cell>
          <table:table-cell office:value-type="float" office:value="0.00000609" calcext:value-type="float">
            <text:p>0.0000060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1/[.A732]" office:value-type="float" office:value="0.00135869565217391" calcext:value-type="float">
            <text:p>0.0013586957</text:p>
          </table:table-cell>
          <table:table-cell office:value-type="float" office:value="0.000006074" calcext:value-type="float">
            <text:p>0.00000607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1/[.A733]" office:value-type="float" office:value="0.00135685210312076" calcext:value-type="float">
            <text:p>0.0013568521</text:p>
          </table:table-cell>
          <table:table-cell office:value-type="float" office:value="0.000006057" calcext:value-type="float">
            <text:p>0.00000605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1/[.A734]" office:value-type="float" office:value="0.0013550135501355" calcext:value-type="float">
            <text:p>0.0013550136</text:p>
          </table:table-cell>
          <table:table-cell office:value-type="float" office:value="0.000006041" calcext:value-type="float">
            <text:p>0.00000604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1/[.A735]" office:value-type="float" office:value="0.0013531799729364" calcext:value-type="float">
            <text:p>0.00135318</text:p>
          </table:table-cell>
          <table:table-cell office:value-type="float" office:value="0.000006024" calcext:value-type="float">
            <text:p>0.0000060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1/[.A736]" office:value-type="float" office:value="0.00135135135135135" calcext:value-type="float">
            <text:p>0.0013513514</text:p>
          </table:table-cell>
          <table:table-cell office:value-type="float" office:value="0.000006008" calcext:value-type="float">
            <text:p>0.0000060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1/[.A737]" office:value-type="float" office:value="0.00134952766531714" calcext:value-type="float">
            <text:p>0.0013495277</text:p>
          </table:table-cell>
          <table:table-cell office:value-type="float" office:value="0.000005992" calcext:value-type="float">
            <text:p>0.00000599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1/[.A738]" office:value-type="float" office:value="0.00134770889487871" calcext:value-type="float">
            <text:p>0.0013477089</text:p>
          </table:table-cell>
          <table:table-cell office:value-type="float" office:value="0.000005976" calcext:value-type="float">
            <text:p>0.00000597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1/[.A739]" office:value-type="float" office:value="0.00134589502018843" calcext:value-type="float">
            <text:p>0.001345895</text:p>
          </table:table-cell>
          <table:table-cell office:value-type="float" office:value="0.00000596" calcext:value-type="float">
            <text:p>0.0000059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1/[.A740]" office:value-type="float" office:value="0.00134408602150538" calcext:value-type="float">
            <text:p>0.001344086</text:p>
          </table:table-cell>
          <table:table-cell office:value-type="float" office:value="0.000005944" calcext:value-type="float">
            <text:p>0.0000059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1/[.A741]" office:value-type="float" office:value="0.00134228187919463" calcext:value-type="float">
            <text:p>0.0013422819</text:p>
          </table:table-cell>
          <table:table-cell office:value-type="float" office:value="0.000005928" calcext:value-type="float">
            <text:p>0.00000592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1/[.A742]" office:value-type="float" office:value="0.00134048257372654" calcext:value-type="float">
            <text:p>0.0013404826</text:p>
          </table:table-cell>
          <table:table-cell office:value-type="float" office:value="0.000005912" calcext:value-type="float">
            <text:p>0.00000591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1/[.A743]" office:value-type="float" office:value="0.00133868808567604" calcext:value-type="float">
            <text:p>0.0013386881</text:p>
          </table:table-cell>
          <table:table-cell office:value-type="float" office:value="0.000005896" calcext:value-type="float">
            <text:p>0.00000589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1/[.A744]" office:value-type="float" office:value="0.00133689839572193" calcext:value-type="float">
            <text:p>0.0013368984</text:p>
          </table:table-cell>
          <table:table-cell office:value-type="float" office:value="0.00000588" calcext:value-type="float">
            <text:p>0.0000058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1/[.A745]" office:value-type="float" office:value="0.0013351134846462" calcext:value-type="float">
            <text:p>0.0013351135</text:p>
          </table:table-cell>
          <table:table-cell office:value-type="float" office:value="0.000005865" calcext:value-type="float">
            <text:p>0.00000586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1/[.A746]" office:value-type="float" office:value="0.00133333333333333" calcext:value-type="float">
            <text:p>0.0013333333</text:p>
          </table:table-cell>
          <table:table-cell office:value-type="float" office:value="0.000005849" calcext:value-type="float">
            <text:p>0.00000584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1/[.A747]" office:value-type="float" office:value="0.00133155792276964" calcext:value-type="float">
            <text:p>0.0013315579</text:p>
          </table:table-cell>
          <table:table-cell office:value-type="float" office:value="0.000005833" calcext:value-type="float">
            <text:p>0.00000583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1/[.A748]" office:value-type="float" office:value="0.00132978723404255" calcext:value-type="float">
            <text:p>0.0013297872</text:p>
          </table:table-cell>
          <table:table-cell office:value-type="float" office:value="0.000005818" calcext:value-type="float">
            <text:p>0.0000058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1/[.A749]" office:value-type="float" office:value="0.00132802124833997" calcext:value-type="float">
            <text:p>0.0013280212</text:p>
          </table:table-cell>
          <table:table-cell office:value-type="float" office:value="0.000005803" calcext:value-type="float">
            <text:p>0.00000580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1/[.A750]" office:value-type="float" office:value="0.0013262599469496" calcext:value-type="float">
            <text:p>0.0013262599</text:p>
          </table:table-cell>
          <table:table-cell office:value-type="float" office:value="0.000005787" calcext:value-type="float">
            <text:p>0.00000578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1/[.A751]" office:value-type="float" office:value="0.00132450331125828" calcext:value-type="float">
            <text:p>0.0013245033</text:p>
          </table:table-cell>
          <table:table-cell office:value-type="float" office:value="0.000005772" calcext:value-type="float">
            <text:p>0.00000577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1/[.A752]" office:value-type="float" office:value="0.00132275132275132" calcext:value-type="float">
            <text:p>0.0013227513</text:p>
          </table:table-cell>
          <table:table-cell office:value-type="float" office:value="0.000005757" calcext:value-type="float">
            <text:p>0.00000575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1/[.A753]" office:value-type="float" office:value="0.00132100396301189" calcext:value-type="float">
            <text:p>0.001321004</text:p>
          </table:table-cell>
          <table:table-cell office:value-type="float" office:value="0.000005741" calcext:value-type="float">
            <text:p>0.00000574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1/[.A754]" office:value-type="float" office:value="0.00131926121372032" calcext:value-type="float">
            <text:p>0.0013192612</text:p>
          </table:table-cell>
          <table:table-cell office:value-type="float" office:value="0.000005726" calcext:value-type="float">
            <text:p>0.00000572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1/[.A755]" office:value-type="float" office:value="0.00131752305665349" calcext:value-type="float">
            <text:p>0.0013175231</text:p>
          </table:table-cell>
          <table:table-cell office:value-type="float" office:value="0.000005711" calcext:value-type="float">
            <text:p>0.00000571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1/[.A756]" office:value-type="float" office:value="0.00131578947368421" calcext:value-type="float">
            <text:p>0.0013157895</text:p>
          </table:table-cell>
          <table:table-cell office:value-type="float" office:value="0.000005696" calcext:value-type="float">
            <text:p>0.00000569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1/[.A757]" office:value-type="float" office:value="0.00131406044678055" calcext:value-type="float">
            <text:p>0.0013140604</text:p>
          </table:table-cell>
          <table:table-cell office:value-type="float" office:value="0.000005681" calcext:value-type="float">
            <text:p>0.00000568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1/[.A758]" office:value-type="float" office:value="0.00131233595800525" calcext:value-type="float">
            <text:p>0.001312336</text:p>
          </table:table-cell>
          <table:table-cell office:value-type="float" office:value="0.000005666" calcext:value-type="float">
            <text:p>0.00000566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1/[.A759]" office:value-type="float" office:value="0.00131061598951507" calcext:value-type="float">
            <text:p>0.001310616</text:p>
          </table:table-cell>
          <table:table-cell office:value-type="float" office:value="0.000005651" calcext:value-type="float">
            <text:p>0.00000565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1/[.A760]" office:value-type="float" office:value="0.00130890052356021" calcext:value-type="float">
            <text:p>0.0013089005</text:p>
          </table:table-cell>
          <table:table-cell office:value-type="float" office:value="0.000005637" calcext:value-type="float">
            <text:p>0.00000563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1/[.A761]" office:value-type="float" office:value="0.00130718954248366" calcext:value-type="float">
            <text:p>0.0013071895</text:p>
          </table:table-cell>
          <table:table-cell office:value-type="float" office:value="0.000005622" calcext:value-type="float">
            <text:p>0.00000562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1/[.A762]" office:value-type="float" office:value="0.00130548302872063" calcext:value-type="float">
            <text:p>0.001305483</text:p>
          </table:table-cell>
          <table:table-cell office:value-type="float" office:value="0.000005607" calcext:value-type="float">
            <text:p>0.00000560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1/[.A763]" office:value-type="float" office:value="0.00130378096479791" calcext:value-type="float">
            <text:p>0.001303781</text:p>
          </table:table-cell>
          <table:table-cell office:value-type="float" office:value="0.000005593" calcext:value-type="float">
            <text:p>0.0000055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1/[.A764]" office:value-type="float" office:value="0.00130208333333333" calcext:value-type="float">
            <text:p>0.0013020833</text:p>
          </table:table-cell>
          <table:table-cell office:value-type="float" office:value="0.000005578" calcext:value-type="float">
            <text:p>0.00000557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1/[.A765]" office:value-type="float" office:value="0.00130039011703511" calcext:value-type="float">
            <text:p>0.0013003901</text:p>
          </table:table-cell>
          <table:table-cell office:value-type="float" office:value="0.000005564" calcext:value-type="float">
            <text:p>0.00000556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1/[.A766]" office:value-type="float" office:value="0.0012987012987013" calcext:value-type="float">
            <text:p>0.0012987013</text:p>
          </table:table-cell>
          <table:table-cell office:value-type="float" office:value="0.000005549" calcext:value-type="float">
            <text:p>0.00000554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1/[.A767]" office:value-type="float" office:value="0.0012970168612192" calcext:value-type="float">
            <text:p>0.0012970169</text:p>
          </table:table-cell>
          <table:table-cell office:value-type="float" office:value="0.000005535" calcext:value-type="float">
            <text:p>0.00000553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1/[.A768]" office:value-type="float" office:value="0.00129533678756477" calcext:value-type="float">
            <text:p>0.0012953368</text:p>
          </table:table-cell>
          <table:table-cell office:value-type="float" office:value="0.00000552" calcext:value-type="float">
            <text:p>0.0000055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1/[.A769]" office:value-type="float" office:value="0.00129366106080207" calcext:value-type="float">
            <text:p>0.0012936611</text:p>
          </table:table-cell>
          <table:table-cell office:value-type="float" office:value="0.000005506" calcext:value-type="float">
            <text:p>0.00000550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1/[.A770]" office:value-type="float" office:value="0.00129198966408269" calcext:value-type="float">
            <text:p>0.0012919897</text:p>
          </table:table-cell>
          <table:table-cell office:value-type="float" office:value="0.000005492" calcext:value-type="float">
            <text:p>0.00000549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1/[.A771]" office:value-type="float" office:value="0.00129032258064516" calcext:value-type="float">
            <text:p>0.0012903226</text:p>
          </table:table-cell>
          <table:table-cell office:value-type="float" office:value="0.000005478" calcext:value-type="float">
            <text:p>0.0000054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1/[.A772]" office:value-type="float" office:value="0.00128865979381443" calcext:value-type="float">
            <text:p>0.0012886598</text:p>
          </table:table-cell>
          <table:table-cell office:value-type="float" office:value="0.000005464" calcext:value-type="float">
            <text:p>0.00000546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1/[.A773]" office:value-type="float" office:value="0.00128700128700129" calcext:value-type="float">
            <text:p>0.0012870013</text:p>
          </table:table-cell>
          <table:table-cell office:value-type="float" office:value="0.00000545" calcext:value-type="float">
            <text:p>0.0000054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1/[.A774]" office:value-type="float" office:value="0.0012853470437018" calcext:value-type="float">
            <text:p>0.001285347</text:p>
          </table:table-cell>
          <table:table-cell office:value-type="float" office:value="0.000005436" calcext:value-type="float">
            <text:p>0.00000543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1/[.A775]" office:value-type="float" office:value="0.00128369704749679" calcext:value-type="float">
            <text:p>0.001283697</text:p>
          </table:table-cell>
          <table:table-cell office:value-type="float" office:value="0.000005422" calcext:value-type="float">
            <text:p>0.00000542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1/[.A776]" office:value-type="float" office:value="0.00128205128205128" calcext:value-type="float">
            <text:p>0.0012820513</text:p>
          </table:table-cell>
          <table:table-cell office:value-type="float" office:value="0.000005408" calcext:value-type="float">
            <text:p>0.00000540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1/[.A777]" office:value-type="float" office:value="0.00128040973111396" calcext:value-type="float">
            <text:p>0.0012804097</text:p>
          </table:table-cell>
          <table:table-cell office:value-type="float" office:value="0.000005394" calcext:value-type="float">
            <text:p>0.00000539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1/[.A778]" office:value-type="float" office:value="0.00127877237851662" calcext:value-type="float">
            <text:p>0.0012787724</text:p>
          </table:table-cell>
          <table:table-cell office:value-type="float" office:value="0.00000538" calcext:value-type="float">
            <text:p>0.0000053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1/[.A779]" office:value-type="float" office:value="0.00127713920817369" calcext:value-type="float">
            <text:p>0.0012771392</text:p>
          </table:table-cell>
          <table:table-cell office:value-type="float" office:value="0.000005366" calcext:value-type="float">
            <text:p>0.00000536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1/[.A780]" office:value-type="float" office:value="0.00127551020408163" calcext:value-type="float">
            <text:p>0.0012755102</text:p>
          </table:table-cell>
          <table:table-cell office:value-type="float" office:value="0.000005353" calcext:value-type="float">
            <text:p>0.00000535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1/[.A781]" office:value-type="float" office:value="0.00127388535031847" calcext:value-type="float">
            <text:p>0.0012738854</text:p>
          </table:table-cell>
          <table:table-cell office:value-type="float" office:value="0.000005339" calcext:value-type="float">
            <text:p>0.00000533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1/[.A782]" office:value-type="float" office:value="0.00127226463104326" calcext:value-type="float">
            <text:p>0.0012722646</text:p>
          </table:table-cell>
          <table:table-cell office:value-type="float" office:value="0.000005326" calcext:value-type="float">
            <text:p>0.00000532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1/[.A783]" office:value-type="float" office:value="0.00127064803049555" calcext:value-type="float">
            <text:p>0.001270648</text:p>
          </table:table-cell>
          <table:table-cell office:value-type="float" office:value="0.000005312" calcext:value-type="float">
            <text:p>0.0000053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1/[.A784]" office:value-type="float" office:value="0.00126903553299492" calcext:value-type="float">
            <text:p>0.0012690355</text:p>
          </table:table-cell>
          <table:table-cell office:value-type="float" office:value="0.000005298" calcext:value-type="float">
            <text:p>0.00000529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1/[.A785]" office:value-type="float" office:value="0.00126742712294043" calcext:value-type="float">
            <text:p>0.0012674271</text:p>
          </table:table-cell>
          <table:table-cell office:value-type="float" office:value="0.000005285" calcext:value-type="float">
            <text:p>0.00000528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1/[.A786]" office:value-type="float" office:value="0.00126582278481013" calcext:value-type="float">
            <text:p>0.0012658228</text:p>
          </table:table-cell>
          <table:table-cell office:value-type="float" office:value="0.000005272" calcext:value-type="float">
            <text:p>0.00000527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1/[.A787]" office:value-type="float" office:value="0.00126422250316056" calcext:value-type="float">
            <text:p>0.0012642225</text:p>
          </table:table-cell>
          <table:table-cell office:value-type="float" office:value="0.000005258" calcext:value-type="float">
            <text:p>0.0000052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1/[.A788]" office:value-type="float" office:value="0.00126262626262626" calcext:value-type="float">
            <text:p>0.0012626263</text:p>
          </table:table-cell>
          <table:table-cell office:value-type="float" office:value="0.000005245" calcext:value-type="float">
            <text:p>0.00000524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1/[.A789]" office:value-type="float" office:value="0.00126103404791929" calcext:value-type="float">
            <text:p>0.001261034</text:p>
          </table:table-cell>
          <table:table-cell office:value-type="float" office:value="0.000005232" calcext:value-type="float">
            <text:p>0.00000523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1/[.A790]" office:value-type="float" office:value="0.00125944584382872" calcext:value-type="float">
            <text:p>0.0012594458</text:p>
          </table:table-cell>
          <table:table-cell office:value-type="float" office:value="0.000005219" calcext:value-type="float">
            <text:p>0.00000521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1/[.A791]" office:value-type="float" office:value="0.00125786163522013" calcext:value-type="float">
            <text:p>0.0012578616</text:p>
          </table:table-cell>
          <table:table-cell office:value-type="float" office:value="0.000005206" calcext:value-type="float">
            <text:p>0.00000520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1/[.A792]" office:value-type="float" office:value="0.00125628140703518" calcext:value-type="float">
            <text:p>0.0012562814</text:p>
          </table:table-cell>
          <table:table-cell office:value-type="float" office:value="0.000005193" calcext:value-type="float">
            <text:p>0.0000051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1/[.A793]" office:value-type="float" office:value="0.00125470514429109" calcext:value-type="float">
            <text:p>0.0012547051</text:p>
          </table:table-cell>
          <table:table-cell office:value-type="float" office:value="0.00000518" calcext:value-type="float">
            <text:p>0.000005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1/[.A794]" office:value-type="float" office:value="0.0012531328320802" calcext:value-type="float">
            <text:p>0.0012531328</text:p>
          </table:table-cell>
          <table:table-cell office:value-type="float" office:value="0.000005167" calcext:value-type="float">
            <text:p>0.00000516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1/[.A795]" office:value-type="float" office:value="0.00125156445556946" calcext:value-type="float">
            <text:p>0.0012515645</text:p>
          </table:table-cell>
          <table:table-cell office:value-type="float" office:value="0.000005154" calcext:value-type="float">
            <text:p>0.0000051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1/[.A796]" office:value-type="float" office:value="0.00125" calcext:value-type="float">
            <text:p>0.00125</text:p>
          </table:table-cell>
          <table:table-cell office:value-type="float" office:value="0.000005141" calcext:value-type="float">
            <text:p>0.000005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21:36:28.758289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1:15:52.487662770</meta:creation-date>
    <dc:date>2016-05-17T21:37:02.653622822</dc:date>
    <meta:editing-duration>PT6M17S</meta:editing-duration>
    <meta:editing-cycles>2</meta:editing-cycles>
    <meta:generator>LibreOffice/4.3.3.2$Linux_X86_64 LibreOffice_project/430m0$Build-2</meta:generator>
    <meta:document-statistic meta:table-count="1" meta:cell-count="23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03cm" svg:height="11.49cm" xlink:href=".." xlink:type="simple" chart:class="chart:scatter" chart:style-name="ch1">
        <chart:title svg:x="7.014cm" svg:y="0.365cm" chart:style-name="ch2">
          <text:p>Сходимость</text:p>
        </chart:title>
        <chart:subtitle svg:x="2.873cm" svg:y="1.373cm" chart:style-name="ch3">
          <text:p>Норма -- максимум отклонения от точного решения на сетке</text:p>
        </chart:subtitle>
        <chart:plot-area chart:style-name="ch4" table:cell-range-address="Sheet1.B1:Sheet1.C796" svg:x="1.343cm" svg:y="2.285cm" svg:width="14.928cm" svg:height="7.995cm">
          <chartooo:coordinate-region svg:x="2.255cm" svg:y="2.485cm" svg:width="13.684cm" svg:height="7.148cm"/>
          <chart:axis chart:dimension="x" chart:name="primary-x" chart:style-name="ch5">
            <chart:title svg:x="8.657cm" svg:y="10.509cm" chart:style-name="ch6">
              <text:p>h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7.186cm" chart:style-name="ch8">
              <text:p>||[u]_h-u_h||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Sheet1.C1:Sheet1.C796" chart:class="chart:scatter">
            <chart:domain table:cell-range-address="Sheet1.B1:Sheet1.B796"/>
            <chart:regression-curve chart:style-name="ch11">
              <chart:equation chart:display-equation="true" chart:display-r-square="false"/>
            </chart:regression-curve>
            <chart:data-point chart:repeated="7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1:Sheet1.B796</svg:desc>
                </draw:g>
              </table:table-cell>
              <table:table-cell office:value-type="float" office:value="0.135235815">
                <text:p>0.135235815</text:p>
                <draw:g>
                  <svg:desc>Sheet1.C1:Sheet1.C7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4070525">
                <text:p>0.084070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68310321">
                <text:p>0.068310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053031576">
                <text:p>0.053031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40941101">
                <text:p>0.04094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31988672">
                <text:p>0.031988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27385648">
                <text:p>0.027385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3163821">
                <text:p>0.023163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19537179">
                <text:p>0.019537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16555908">
                <text:p>0.016555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4680861">
                <text:p>0.014680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12951232">
                <text:p>0.012951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11406355">
                <text:p>0.011406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10072774">
                <text:p>0.010072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09137251">
                <text:p>0.009137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0.008265721">
                <text:p>0.008265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07469206">
                <text:p>0.007469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0.006762097">
                <text:p>0.006762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06230742">
                <text:p>0.006230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05731412">
                <text:p>0.005731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0.005268087">
                <text:p>0.005268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04849274">
                <text:p>0.004849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04519299">
                <text:p>0.004519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04206999">
                <text:p>0.004206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03914079">
                <text:p>0.003914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3645951">
                <text:p>0.003645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03427258">
                <text:p>0.003427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125">
                <text:p>0.03125</text:p>
              </table:table-cell>
              <table:table-cell office:value-type="float" office:value="0.003219081">
                <text:p>0.003219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003022242">
                <text:p>0.003022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0.002840392">
                <text:p>0.002840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026881">
                <text:p>0.0026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02542441">
                <text:p>0.002542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02403852">
                <text:p>0.002403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00227491">
                <text:p>0.00227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02164652">
                <text:p>0.002164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5">
                <text:p>0.025</text:p>
              </table:table-cell>
              <table:table-cell office:value-type="float" office:value="0.002058781">
                <text:p>0.002058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001957544">
                <text:p>0.001957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.001862827">
                <text:p>0.001862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178046">
                <text:p>0.00178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01701107">
                <text:p>0.001701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001624917">
                <text:p>0.0016249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7391304347826">
                <text:p>0.0217391304347826</text:p>
              </table:table-cell>
              <table:table-cell office:value-type="float" office:value="0.001553313">
                <text:p>0.0015533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001490172">
                <text:p>0.001490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0142917">
                <text:p>0.00142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0.0013704">
                <text:p>0.0013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">
                <text:p>0.02</text:p>
              </table:table-cell>
              <table:table-cell office:value-type="float" office:value="0.001314961">
                <text:p>0.001314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001265501">
                <text:p>0.001265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0.0012176">
                <text:p>0.0012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88679245283019">
                <text:p>0.0188679245283019</text:p>
              </table:table-cell>
              <table:table-cell office:value-type="float" office:value="0.001171318">
                <text:p>0.0011713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01127524">
                <text:p>0.001127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001088062">
                <text:p>0.001088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0.001049763">
                <text:p>0.001049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75438596491228">
                <text:p>0.0175438596491228</text:p>
              </table:table-cell>
              <table:table-cell office:value-type="float" office:value="0.001012668">
                <text:p>0.0010126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00977474">
                <text:p>0.000977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9491525423729">
                <text:p>0.0169491525423729</text:p>
              </table:table-cell>
              <table:table-cell office:value-type="float" office:value="0.000945488">
                <text:p>0.000945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914386">
                <text:p>0.0009143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000884198">
                <text:p>0.000884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00855491">
                <text:p>0.000855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00829207">
                <text:p>0.000829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625">
                <text:p>0.015625</text:p>
              </table:table-cell>
              <table:table-cell office:value-type="float" office:value="0.000803606">
                <text:p>0.0008036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000778712">
                <text:p>0.0007787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000754991">
                <text:p>0.000754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49253731343284">
                <text:p>0.0149253731343284</text:p>
              </table:table-cell>
              <table:table-cell office:value-type="float" office:value="0.00073313">
                <text:p>0.00073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0.000711806">
                <text:p>0.0007118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00691036">
                <text:p>0.000691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00671211">
                <text:p>0.000671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000652833">
                <text:p>0.0006528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000634884">
                <text:p>0.0006348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000617375">
                <text:p>0.000617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0.000600638">
                <text:p>0.0006006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00585041">
                <text:p>0.000585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31578947368421">
                <text:p>0.0131578947368421</text:p>
              </table:table-cell>
              <table:table-cell office:value-type="float" office:value="0.000569791">
                <text:p>0.0005697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987012987013">
                <text:p>0.012987012987013</text:p>
              </table:table-cell>
              <table:table-cell office:value-type="float" office:value="0.000554895">
                <text:p>0.000554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.000540635">
                <text:p>0.000540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26582278481013">
                <text:p>0.0126582278481013</text:p>
              </table:table-cell>
              <table:table-cell office:value-type="float" office:value="0.000527286">
                <text:p>0.0005272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5">
                <text:p>0.0125</text:p>
              </table:table-cell>
              <table:table-cell office:value-type="float" office:value="0.000514219">
                <text:p>0.000514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0501441">
                <text:p>0.0005014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0.000489193">
                <text:p>0.000489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0481927710843">
                <text:p>0.0120481927710843</text:p>
              </table:table-cell>
              <table:table-cell office:value-type="float" office:value="0.00047768">
                <text:p>0.00047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466398">
                <text:p>0.000466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7647058823529">
                <text:p>0.0117647058823529</text:p>
              </table:table-cell>
              <table:table-cell office:value-type="float" office:value="0.000455355">
                <text:p>0.000455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0.000444758">
                <text:p>0.000444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4942528735632">
                <text:p>0.0114942528735632</text:p>
              </table:table-cell>
              <table:table-cell office:value-type="float" office:value="0.000434758">
                <text:p>0.000434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3636363636364">
                <text:p>0.0113636363636364</text:p>
              </table:table-cell>
              <table:table-cell office:value-type="float" office:value="0.000424951">
                <text:p>0.0004249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0.000415342">
                <text:p>0.0004153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.000406112">
                <text:p>0.000406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0397372">
                <text:p>0.000397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8695652173913">
                <text:p>0.0108695652173913</text:p>
              </table:table-cell>
              <table:table-cell office:value-type="float" office:value="0.000388794">
                <text:p>0.0003887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752688172043">
                <text:p>0.010752688172043</text:p>
              </table:table-cell>
              <table:table-cell office:value-type="float" office:value="0.000380381">
                <text:p>0.000380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000372293">
                <text:p>0.000372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5263157894737">
                <text:p>0.0105263157894737</text:p>
              </table:table-cell>
              <table:table-cell office:value-type="float" office:value="0.000364609">
                <text:p>0.0003646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357063">
                <text:p>0.000357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3092783505155">
                <text:p>0.0103092783505155</text:p>
              </table:table-cell>
              <table:table-cell office:value-type="float" office:value="0.000349655">
                <text:p>0.000349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0.000342528">
                <text:p>0.0003425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0335738">
                <text:p>0.00033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">
                <text:p>0.01</text:p>
              </table:table-cell>
              <table:table-cell office:value-type="float" office:value="0.000329064">
                <text:p>0.0003290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0.000322508">
                <text:p>0.0003225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0316195">
                <text:p>0.000316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0310164">
                <text:p>0.000310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61538461538462">
                <text:p>0.00961538461538462</text:p>
              </table:table-cell>
              <table:table-cell office:value-type="float" office:value="0.000304233">
                <text:p>0.000304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52380952380952">
                <text:p>0.00952380952380952</text:p>
              </table:table-cell>
              <table:table-cell office:value-type="float" office:value="0.000298403">
                <text:p>0.0002984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43396226415094">
                <text:p>0.00943396226415094</text:p>
              </table:table-cell>
              <table:table-cell office:value-type="float" office:value="0.000292785">
                <text:p>0.0002927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934579439252336">
                <text:p>0.00934579439252336</text:p>
              </table:table-cell>
              <table:table-cell office:value-type="float" office:value="0.000287405">
                <text:p>0.0002874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0.000282111">
                <text:p>0.000282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91743119266055">
                <text:p>0.0091743119266055</text:p>
              </table:table-cell>
              <table:table-cell office:value-type="float" office:value="0.000276903">
                <text:p>0.0002769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0.000271882">
                <text:p>0.0002718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900900900900901">
                <text:p>0.00900900900900901</text:p>
              </table:table-cell>
              <table:table-cell office:value-type="float" office:value="0.000267063">
                <text:p>0.0002670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0262317">
                <text:p>0.0002623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884955752212389">
                <text:p>0.00884955752212389</text:p>
              </table:table-cell>
              <table:table-cell office:value-type="float" office:value="0.000257646">
                <text:p>0.000257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7719298245614">
                <text:p>0.0087719298245614</text:p>
              </table:table-cell>
              <table:table-cell office:value-type="float" office:value="0.00025314">
                <text:p>0.00025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869565217391304">
                <text:p>0.00869565217391304</text:p>
              </table:table-cell>
              <table:table-cell office:value-type="float" office:value="0.000248806">
                <text:p>0.0002488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862068965517241">
                <text:p>0.00862068965517241</text:p>
              </table:table-cell>
              <table:table-cell office:value-type="float" office:value="0.000244535">
                <text:p>0.000244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854700854700855">
                <text:p>0.00854700854700855</text:p>
              </table:table-cell>
              <table:table-cell office:value-type="float" office:value="0.00024033">
                <text:p>0.000240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47457627118644">
                <text:p>0.00847457627118644</text:p>
              </table:table-cell>
              <table:table-cell office:value-type="float" office:value="0.000236271">
                <text:p>0.0002362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840336134453782">
                <text:p>0.00840336134453782</text:p>
              </table:table-cell>
              <table:table-cell office:value-type="float" office:value="0.000232359">
                <text:p>0.0002323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0228503">
                <text:p>0.0002285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0.000224703">
                <text:p>0.0002247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19672131147541">
                <text:p>0.00819672131147541</text:p>
              </table:table-cell>
              <table:table-cell office:value-type="float" office:value="0.000221034">
                <text:p>0.000221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0.00021749">
                <text:p>0.000217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06451612903226">
                <text:p>0.00806451612903226</text:p>
              </table:table-cell>
              <table:table-cell office:value-type="float" office:value="0.000213996">
                <text:p>0.000213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">
                <text:p>0.008</text:p>
              </table:table-cell>
              <table:table-cell office:value-type="float" office:value="0.000210552">
                <text:p>0.000210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793650793650794">
                <text:p>0.00793650793650794</text:p>
              </table:table-cell>
              <table:table-cell office:value-type="float" office:value="0.000207224">
                <text:p>0.000207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78740157480315">
                <text:p>0.0078740157480315</text:p>
              </table:table-cell>
              <table:table-cell office:value-type="float" office:value="0.000204005">
                <text:p>0.0002040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200829">
                <text:p>0.0002008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775193798449612">
                <text:p>0.00775193798449612</text:p>
              </table:table-cell>
              <table:table-cell office:value-type="float" office:value="0.000197697">
                <text:p>0.0001976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69230769230769">
                <text:p>0.00769230769230769</text:p>
              </table:table-cell>
              <table:table-cell office:value-type="float" office:value="0.000194669">
                <text:p>0.0001946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63358778625954">
                <text:p>0.00763358778625954</text:p>
              </table:table-cell>
              <table:table-cell office:value-type="float" office:value="0.000191736">
                <text:p>0.0001917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000188841">
                <text:p>0.0001888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5187969924812">
                <text:p>0.0075187969924812</text:p>
              </table:table-cell>
              <table:table-cell office:value-type="float" office:value="0.000185984">
                <text:p>0.0001859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0.000183222">
                <text:p>0.000183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0.000180541">
                <text:p>0.0001805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35294117647059">
                <text:p>0.00735294117647059</text:p>
              </table:table-cell>
              <table:table-cell office:value-type="float" office:value="0.000177895">
                <text:p>0.000177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2992700729927">
                <text:p>0.0072992700729927</text:p>
              </table:table-cell>
              <table:table-cell office:value-type="float" office:value="0.000175282">
                <text:p>0.0001752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0172755">
                <text:p>0.0001727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19424460431655">
                <text:p>0.00719424460431655</text:p>
              </table:table-cell>
              <table:table-cell office:value-type="float" office:value="0.000170299">
                <text:p>0.000170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0167873">
                <text:p>0.0001678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09219858156028">
                <text:p>0.00709219858156028</text:p>
              </table:table-cell>
              <table:table-cell office:value-type="float" office:value="0.000165478">
                <text:p>0.0001654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00016316">
                <text:p>0.000163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0.000160904">
                <text:p>0.0001609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0158676">
                <text:p>0.0001586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89655172413793">
                <text:p>0.00689655172413793</text:p>
              </table:table-cell>
              <table:table-cell office:value-type="float" office:value="0.000156474">
                <text:p>0.0001564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84931506849315">
                <text:p>0.00684931506849315</text:p>
              </table:table-cell>
              <table:table-cell office:value-type="float" office:value="0.000154343">
                <text:p>0.0001543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0.000152266">
                <text:p>0.0001522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0.000150214">
                <text:p>0.0001502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71140939597315">
                <text:p>0.00671140939597315</text:p>
              </table:table-cell>
              <table:table-cell office:value-type="float" office:value="0.000148186">
                <text:p>0.0001481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00146222">
                <text:p>0.0001462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0144305">
                <text:p>0.0001443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0142411">
                <text:p>0.0001424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65359477124183">
                <text:p>0.0065359477124183</text:p>
              </table:table-cell>
              <table:table-cell office:value-type="float" office:value="0.000140539">
                <text:p>0.0001405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49350649350649">
                <text:p>0.00649350649350649</text:p>
              </table:table-cell>
              <table:table-cell office:value-type="float" office:value="0.000138725">
                <text:p>0.000138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0.000136953">
                <text:p>0.0001369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41025641025641">
                <text:p>0.00641025641025641</text:p>
              </table:table-cell>
              <table:table-cell office:value-type="float" office:value="0.000135201">
                <text:p>0.0001352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36942675159236">
                <text:p>0.00636942675159236</text:p>
              </table:table-cell>
              <table:table-cell office:value-type="float" office:value="0.000133469">
                <text:p>0.0001334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013179">
                <text:p>0.00013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628930817610063">
                <text:p>0.00628930817610063</text:p>
              </table:table-cell>
              <table:table-cell office:value-type="float" office:value="0.000130149">
                <text:p>0.0001301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625">
                <text:p>0.00625</text:p>
              </table:table-cell>
              <table:table-cell office:value-type="float" office:value="0.000128525">
                <text:p>0.0001285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2111801242236">
                <text:p>0.0062111801242236</text:p>
              </table:table-cell>
              <table:table-cell office:value-type="float" office:value="0.000126919">
                <text:p>0.0001269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17283950617284">
                <text:p>0.00617283950617284</text:p>
              </table:table-cell>
              <table:table-cell office:value-type="float" office:value="0.000125363">
                <text:p>0.0001253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613496932515337">
                <text:p>0.00613496932515337</text:p>
              </table:table-cell>
              <table:table-cell office:value-type="float" office:value="0.000123839">
                <text:p>0.0001238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09756097560976">
                <text:p>0.00609756097560976</text:p>
              </table:table-cell>
              <table:table-cell office:value-type="float" office:value="0.000122331">
                <text:p>0.0001223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0.00012084">
                <text:p>0.000120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602409638554217">
                <text:p>0.00602409638554217</text:p>
              </table:table-cell>
              <table:table-cell office:value-type="float" office:value="0.000119394">
                <text:p>0.0001193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98802395209581">
                <text:p>0.00598802395209581</text:p>
              </table:table-cell>
              <table:table-cell office:value-type="float" office:value="0.000117977">
                <text:p>0.000117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95238095238095">
                <text:p>0.00595238095238095</text:p>
              </table:table-cell>
              <table:table-cell office:value-type="float" office:value="0.000116575">
                <text:p>0.0001165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91715976331361">
                <text:p>0.00591715976331361</text:p>
              </table:table-cell>
              <table:table-cell office:value-type="float" office:value="0.000115188">
                <text:p>0.000115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88235294117647">
                <text:p>0.00588235294117647</text:p>
              </table:table-cell>
              <table:table-cell office:value-type="float" office:value="0.000113842">
                <text:p>0.0001138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4795321637427">
                <text:p>0.00584795321637427</text:p>
              </table:table-cell>
              <table:table-cell office:value-type="float" office:value="0.000112522">
                <text:p>0.0001125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1395348837209">
                <text:p>0.00581395348837209</text:p>
              </table:table-cell>
              <table:table-cell office:value-type="float" office:value="0.000111216">
                <text:p>0.000111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0.000109923">
                <text:p>0.0001099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74712643678161">
                <text:p>0.00574712643678161</text:p>
              </table:table-cell>
              <table:table-cell office:value-type="float" office:value="0.000108668">
                <text:p>0.000108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0.000107437">
                <text:p>0.0001074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568181818181818">
                <text:p>0.00568181818181818</text:p>
              </table:table-cell>
              <table:table-cell office:value-type="float" office:value="0.000106218">
                <text:p>0.0001062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64971751412429">
                <text:p>0.00564971751412429</text:p>
              </table:table-cell>
              <table:table-cell office:value-type="float" office:value="0.000105011">
                <text:p>0.0001050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61797752808989">
                <text:p>0.00561797752808989</text:p>
              </table:table-cell>
              <table:table-cell office:value-type="float" office:value="0.000103839">
                <text:p>0.0001038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0102689">
                <text:p>0.000102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0101549">
                <text:p>0.0001015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552486187845304">
                <text:p>0.00552486187845304</text:p>
              </table:table-cell>
              <table:table-cell office:value-type="float" office:value="0.000100421">
                <text:p>0.0001004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49450549450549">
                <text:p>0.00549450549450549</text:p>
              </table:table-cell>
              <table:table-cell office:value-type="float" office:value="0.000099325">
                <text:p>0.000099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546448087431694">
                <text:p>0.00546448087431694</text:p>
              </table:table-cell>
              <table:table-cell office:value-type="float" office:value="0.000098248">
                <text:p>0.000098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0097182">
                <text:p>0.0000971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40540540540541">
                <text:p>0.00540540540540541</text:p>
              </table:table-cell>
              <table:table-cell office:value-type="float" office:value="0.000096125">
                <text:p>0.000096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537634408602151">
                <text:p>0.00537634408602151</text:p>
              </table:table-cell>
              <table:table-cell office:value-type="float" office:value="0.000095099">
                <text:p>0.000095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0.00009409">
                <text:p>0.000094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009309">
                <text:p>0.000093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0092099">
                <text:p>0.0000920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0091137">
                <text:p>0.0000911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009019">
                <text:p>0.00009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0089251">
                <text:p>0.0000892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518134715025907">
                <text:p>0.00518134715025907</text:p>
              </table:table-cell>
              <table:table-cell office:value-type="float" office:value="0.000088321">
                <text:p>0.0000883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15463917525773">
                <text:p>0.00515463917525773</text:p>
              </table:table-cell>
              <table:table-cell office:value-type="float" office:value="0.000087418">
                <text:p>0.0000874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0086528">
                <text:p>0.000086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10204081632653">
                <text:p>0.00510204081632653</text:p>
              </table:table-cell>
              <table:table-cell office:value-type="float" office:value="0.000085645">
                <text:p>0.0000856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507614213197969">
                <text:p>0.00507614213197969</text:p>
              </table:table-cell>
              <table:table-cell office:value-type="float" office:value="0.000084771">
                <text:p>0.0000847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0.000083922">
                <text:p>0.000083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50251256281407">
                <text:p>0.0050251256281407</text:p>
              </table:table-cell>
              <table:table-cell office:value-type="float" office:value="0.000083084">
                <text:p>0.0000830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5">
                <text:p>0.005</text:p>
              </table:table-cell>
              <table:table-cell office:value-type="float" office:value="0.000082254">
                <text:p>0.0000822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97512437810945">
                <text:p>0.00497512437810945</text:p>
              </table:table-cell>
              <table:table-cell office:value-type="float" office:value="0.000081431">
                <text:p>0.0000814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95049504950495">
                <text:p>0.00495049504950495</text:p>
              </table:table-cell>
              <table:table-cell office:value-type="float" office:value="0.000080631">
                <text:p>0.0000806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492610837438424">
                <text:p>0.00492610837438424</text:p>
              </table:table-cell>
              <table:table-cell office:value-type="float" office:value="0.000079842">
                <text:p>0.0000798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90196078431373">
                <text:p>0.00490196078431373</text:p>
              </table:table-cell>
              <table:table-cell office:value-type="float" office:value="0.00007906">
                <text:p>0.000079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487804878048781">
                <text:p>0.00487804878048781</text:p>
              </table:table-cell>
              <table:table-cell office:value-type="float" office:value="0.000078284">
                <text:p>0.0000782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007753">
                <text:p>0.000077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83091787439613">
                <text:p>0.00483091787439613</text:p>
              </table:table-cell>
              <table:table-cell office:value-type="float" office:value="0.000076786">
                <text:p>0.0000767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80769230769231">
                <text:p>0.00480769230769231</text:p>
              </table:table-cell>
              <table:table-cell office:value-type="float" office:value="0.000076048">
                <text:p>0.0000760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0075316">
                <text:p>0.0000753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76190476190476">
                <text:p>0.00476190476190476</text:p>
              </table:table-cell>
              <table:table-cell office:value-type="float" office:value="0.000074605">
                <text:p>0.0000746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00073902">
                <text:p>0.0000739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71698113207547">
                <text:p>0.00471698113207547</text:p>
              </table:table-cell>
              <table:table-cell office:value-type="float" office:value="0.000073205">
                <text:p>0.0000732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69483568075117">
                <text:p>0.00469483568075117</text:p>
              </table:table-cell>
              <table:table-cell office:value-type="float" office:value="0.000072514">
                <text:p>0.0000725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67289719626168">
                <text:p>0.00467289719626168</text:p>
              </table:table-cell>
              <table:table-cell office:value-type="float" office:value="0.000071842">
                <text:p>0.000071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65116279069768">
                <text:p>0.00465116279069768</text:p>
              </table:table-cell>
              <table:table-cell office:value-type="float" office:value="0.000071178">
                <text:p>0.0000711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00070519">
                <text:p>0.0000705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460829493087558">
                <text:p>0.00460829493087558</text:p>
              </table:table-cell>
              <table:table-cell office:value-type="float" office:value="0.000069865">
                <text:p>0.0000698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458715596330275">
                <text:p>0.00458715596330275</text:p>
              </table:table-cell>
              <table:table-cell office:value-type="float" office:value="0.00006923">
                <text:p>0.000069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5662100456621">
                <text:p>0.0045662100456621</text:p>
              </table:table-cell>
              <table:table-cell office:value-type="float" office:value="0.000068601">
                <text:p>0.0000686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54545454545455">
                <text:p>0.00454545454545455</text:p>
              </table:table-cell>
              <table:table-cell office:value-type="float" office:value="0.000067978">
                <text:p>0.0000679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452488687782805">
                <text:p>0.00452488687782805</text:p>
              </table:table-cell>
              <table:table-cell office:value-type="float" office:value="0.000067359">
                <text:p>0.0000673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50450450450451">
                <text:p>0.00450450450450451</text:p>
              </table:table-cell>
              <table:table-cell office:value-type="float" office:value="0.000066758">
                <text:p>0.0000667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448430493273543">
                <text:p>0.00448430493273543</text:p>
              </table:table-cell>
              <table:table-cell office:value-type="float" office:value="0.000066162">
                <text:p>0.0000661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446428571428571">
                <text:p>0.00446428571428571</text:p>
              </table:table-cell>
              <table:table-cell office:value-type="float" office:value="0.000065571">
                <text:p>0.0000655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0064985">
                <text:p>0.0000649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442477876106195">
                <text:p>0.00442477876106195</text:p>
              </table:table-cell>
              <table:table-cell office:value-type="float" office:value="0.000064415">
                <text:p>0.0000644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440528634361234">
                <text:p>0.00440528634361234</text:p>
              </table:table-cell>
              <table:table-cell office:value-type="float" office:value="0.000063851">
                <text:p>0.0000638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3859649122807">
                <text:p>0.0043859649122807</text:p>
              </table:table-cell>
              <table:table-cell office:value-type="float" office:value="0.000063291">
                <text:p>0.0000632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436681222707424">
                <text:p>0.00436681222707424</text:p>
              </table:table-cell>
              <table:table-cell office:value-type="float" office:value="0.000062735">
                <text:p>0.0000627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34782608695652">
                <text:p>0.00434782608695652</text:p>
              </table:table-cell>
              <table:table-cell office:value-type="float" office:value="0.000062194">
                <text:p>0.0000621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432900432900433">
                <text:p>0.00432900432900433</text:p>
              </table:table-cell>
              <table:table-cell office:value-type="float" office:value="0.000061659">
                <text:p>0.0000616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31034482758621">
                <text:p>0.00431034482758621</text:p>
              </table:table-cell>
              <table:table-cell office:value-type="float" office:value="0.000061127">
                <text:p>0.000061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29184549356223">
                <text:p>0.00429184549356223</text:p>
              </table:table-cell>
              <table:table-cell office:value-type="float" office:value="0.0000606">
                <text:p>0.00006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427350427350427">
                <text:p>0.00427350427350427</text:p>
              </table:table-cell>
              <table:table-cell office:value-type="float" office:value="0.000060086">
                <text:p>0.0000600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425531914893617">
                <text:p>0.00425531914893617</text:p>
              </table:table-cell>
              <table:table-cell office:value-type="float" office:value="0.000059578">
                <text:p>0.000059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423728813559322">
                <text:p>0.00423728813559322</text:p>
              </table:table-cell>
              <table:table-cell office:value-type="float" office:value="0.000059073">
                <text:p>0.0000590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21940928270042">
                <text:p>0.00421940928270042</text:p>
              </table:table-cell>
              <table:table-cell office:value-type="float" office:value="0.000058571">
                <text:p>0.0000585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420168067226891">
                <text:p>0.00420168067226891</text:p>
              </table:table-cell>
              <table:table-cell office:value-type="float" office:value="0.000058084">
                <text:p>0.000058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18410041841004">
                <text:p>0.00418410041841004</text:p>
              </table:table-cell>
              <table:table-cell office:value-type="float" office:value="0.0000576">
                <text:p>0.00005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005712">
                <text:p>0.000057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4149377593361">
                <text:p>0.004149377593361</text:p>
              </table:table-cell>
              <table:table-cell office:value-type="float" office:value="0.000056643">
                <text:p>0.0000566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13223140495868">
                <text:p>0.00413223140495868</text:p>
              </table:table-cell>
              <table:table-cell office:value-type="float" office:value="0.000056179">
                <text:p>0.0000561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411522633744856">
                <text:p>0.00411522633744856</text:p>
              </table:table-cell>
              <table:table-cell office:value-type="float" office:value="0.000055719">
                <text:p>0.0000557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09836065573771">
                <text:p>0.00409836065573771</text:p>
              </table:table-cell>
              <table:table-cell office:value-type="float" office:value="0.000055262">
                <text:p>0.0000552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08163265306122">
                <text:p>0.00408163265306122</text:p>
              </table:table-cell>
              <table:table-cell office:value-type="float" office:value="0.000054809">
                <text:p>0.0000548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40650406504065">
                <text:p>0.0040650406504065</text:p>
              </table:table-cell>
              <table:table-cell office:value-type="float" office:value="0.000054367">
                <text:p>0.0000543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404858299595142">
                <text:p>0.00404858299595142</text:p>
              </table:table-cell>
              <table:table-cell office:value-type="float" office:value="0.000053929">
                <text:p>0.0000539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403225806451613">
                <text:p>0.00403225806451613</text:p>
              </table:table-cell>
              <table:table-cell office:value-type="float" office:value="0.000053494">
                <text:p>0.0000534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401606425702811">
                <text:p>0.00401606425702811</text:p>
              </table:table-cell>
              <table:table-cell office:value-type="float" office:value="0.000053062">
                <text:p>0.0000530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4">
                <text:p>0.004</text:p>
              </table:table-cell>
              <table:table-cell office:value-type="float" office:value="0.000052641">
                <text:p>0.0000526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98406374501992">
                <text:p>0.00398406374501992</text:p>
              </table:table-cell>
              <table:table-cell office:value-type="float" office:value="0.000052224">
                <text:p>0.0000522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96825396825397">
                <text:p>0.00396825396825397</text:p>
              </table:table-cell>
              <table:table-cell office:value-type="float" office:value="0.000051809">
                <text:p>0.000051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000051398">
                <text:p>0.0000513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93700787401575">
                <text:p>0.00393700787401575</text:p>
              </table:table-cell>
              <table:table-cell office:value-type="float" office:value="0.000050997">
                <text:p>0.0000509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92156862745098">
                <text:p>0.00392156862745098</text:p>
              </table:table-cell>
              <table:table-cell office:value-type="float" office:value="0.000050598">
                <text:p>0.0000505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50203">
                <text:p>0.000050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89105058365759">
                <text:p>0.00389105058365759</text:p>
              </table:table-cell>
              <table:table-cell office:value-type="float" office:value="0.00004981">
                <text:p>0.00004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87596899224806">
                <text:p>0.00387596899224806</text:p>
              </table:table-cell>
              <table:table-cell office:value-type="float" office:value="0.000049428">
                <text:p>0.000049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86100386100386">
                <text:p>0.00386100386100386</text:p>
              </table:table-cell>
              <table:table-cell office:value-type="float" office:value="0.000049047">
                <text:p>0.0000490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84615384615385">
                <text:p>0.00384615384615385</text:p>
              </table:table-cell>
              <table:table-cell office:value-type="float" office:value="0.00004867">
                <text:p>0.000048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83141762452107">
                <text:p>0.00383141762452107</text:p>
              </table:table-cell>
              <table:table-cell office:value-type="float" office:value="0.000048295">
                <text:p>0.0000482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81679389312977">
                <text:p>0.00381679389312977</text:p>
              </table:table-cell>
              <table:table-cell office:value-type="float" office:value="0.00004793">
                <text:p>0.000047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80228136882129">
                <text:p>0.00380228136882129</text:p>
              </table:table-cell>
              <table:table-cell office:value-type="float" office:value="0.000047567">
                <text:p>0.0000475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78787878787879">
                <text:p>0.00378787878787879</text:p>
              </table:table-cell>
              <table:table-cell office:value-type="float" office:value="0.000047206">
                <text:p>0.0000472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77358490566038">
                <text:p>0.00377358490566038</text:p>
              </table:table-cell>
              <table:table-cell office:value-type="float" office:value="0.000046848">
                <text:p>0.0000468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0046499">
                <text:p>0.0000464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74531835205992">
                <text:p>0.00374531835205992</text:p>
              </table:table-cell>
              <table:table-cell office:value-type="float" office:value="0.000046152">
                <text:p>0.0000461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73134328358209">
                <text:p>0.00373134328358209</text:p>
              </table:table-cell>
              <table:table-cell office:value-type="float" office:value="0.000045807">
                <text:p>0.0000458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71747211895911">
                <text:p>0.00371747211895911</text:p>
              </table:table-cell>
              <table:table-cell office:value-type="float" office:value="0.000045466">
                <text:p>0.0000454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0.000045132">
                <text:p>0.0000451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690036900369">
                <text:p>0.003690036900369</text:p>
              </table:table-cell>
              <table:table-cell office:value-type="float" office:value="0.0000448">
                <text:p>0.00004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67647058823529">
                <text:p>0.00367647058823529</text:p>
              </table:table-cell>
              <table:table-cell office:value-type="float" office:value="0.00004447">
                <text:p>0.00004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66300366300366">
                <text:p>0.00366300366300366</text:p>
              </table:table-cell>
              <table:table-cell office:value-type="float" office:value="0.000044143">
                <text:p>0.0000441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64963503649635">
                <text:p>0.00364963503649635</text:p>
              </table:table-cell>
              <table:table-cell office:value-type="float" office:value="0.000043824">
                <text:p>0.0000438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63636363636364">
                <text:p>0.00363636363636364</text:p>
              </table:table-cell>
              <table:table-cell office:value-type="float" office:value="0.000043506">
                <text:p>0.000043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004319">
                <text:p>0.000043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6101083032491">
                <text:p>0.0036101083032491</text:p>
              </table:table-cell>
              <table:table-cell office:value-type="float" office:value="0.000042878">
                <text:p>0.0000428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59712230215827">
                <text:p>0.00359712230215827</text:p>
              </table:table-cell>
              <table:table-cell office:value-type="float" office:value="0.000042571">
                <text:p>0.0000425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584229390681">
                <text:p>0.003584229390681</text:p>
              </table:table-cell>
              <table:table-cell office:value-type="float" office:value="0.000042267">
                <text:p>0.0000422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00041965">
                <text:p>0.0000419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0041666">
                <text:p>0.000041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0.000041372">
                <text:p>0.0000413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53356890459364">
                <text:p>0.00353356890459364</text:p>
              </table:table-cell>
              <table:table-cell office:value-type="float" office:value="0.000041081">
                <text:p>0.0000410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0040791">
                <text:p>0.0000407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0.000040504">
                <text:p>0.0000405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0040223">
                <text:p>0.0000402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48432055749129">
                <text:p>0.00348432055749129</text:p>
              </table:table-cell>
              <table:table-cell office:value-type="float" office:value="0.000039944">
                <text:p>0.0000399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0039666">
                <text:p>0.0000396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0.000039391">
                <text:p>0.0000393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44827586206897">
                <text:p>0.00344827586206897</text:p>
              </table:table-cell>
              <table:table-cell office:value-type="float" office:value="0.000039121">
                <text:p>0.0000391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43642611683849">
                <text:p>0.00343642611683849</text:p>
              </table:table-cell>
              <table:table-cell office:value-type="float" office:value="0.000038853">
                <text:p>0.0000388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42465753424658">
                <text:p>0.00342465753424658</text:p>
              </table:table-cell>
              <table:table-cell office:value-type="float" office:value="0.000038587">
                <text:p>0.0000385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41296928327645">
                <text:p>0.00341296928327645</text:p>
              </table:table-cell>
              <table:table-cell office:value-type="float" office:value="0.000038323">
                <text:p>0.0000383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40136054421769">
                <text:p>0.00340136054421769</text:p>
              </table:table-cell>
              <table:table-cell office:value-type="float" office:value="0.000038064">
                <text:p>0.0000380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0037807">
                <text:p>0.0000378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37837837837838">
                <text:p>0.00337837837837838</text:p>
              </table:table-cell>
              <table:table-cell office:value-type="float" office:value="0.000037551">
                <text:p>0.0000375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0037298">
                <text:p>0.0000372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35570469798658">
                <text:p>0.00335570469798658</text:p>
              </table:table-cell>
              <table:table-cell office:value-type="float" office:value="0.000037049">
                <text:p>0.0000370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34448160535117">
                <text:p>0.00334448160535117</text:p>
              </table:table-cell>
              <table:table-cell office:value-type="float" office:value="0.000036802">
                <text:p>0.0000368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0036556">
                <text:p>0.0000365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32225913621262">
                <text:p>0.00332225913621262</text:p>
              </table:table-cell>
              <table:table-cell office:value-type="float" office:value="0.000036313">
                <text:p>0.0000363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0036074">
                <text:p>0.0000360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3003300330033">
                <text:p>0.0033003300330033</text:p>
              </table:table-cell>
              <table:table-cell office:value-type="float" office:value="0.000035837">
                <text:p>0.0000358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28947368421053">
                <text:p>0.00328947368421053</text:p>
              </table:table-cell>
              <table:table-cell office:value-type="float" office:value="0.000035601">
                <text:p>0.0000356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000035367">
                <text:p>0.0000353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26797385620915">
                <text:p>0.00326797385620915</text:p>
              </table:table-cell>
              <table:table-cell office:value-type="float" office:value="0.000035137">
                <text:p>0.0000351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25732899022801">
                <text:p>0.00325732899022801</text:p>
              </table:table-cell>
              <table:table-cell office:value-type="float" office:value="0.000034909">
                <text:p>0.0000349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24675324675325">
                <text:p>0.00324675324675325</text:p>
              </table:table-cell>
              <table:table-cell office:value-type="float" office:value="0.000034682">
                <text:p>0.0000346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23624595469256">
                <text:p>0.00323624595469256</text:p>
              </table:table-cell>
              <table:table-cell office:value-type="float" office:value="0.000034457">
                <text:p>0.0000344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2258064516129">
                <text:p>0.0032258064516129</text:p>
              </table:table-cell>
              <table:table-cell office:value-type="float" office:value="0.000034236">
                <text:p>0.0000342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21543408360129">
                <text:p>0.00321543408360129</text:p>
              </table:table-cell>
              <table:table-cell office:value-type="float" office:value="0.000034017">
                <text:p>0.0000340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2051282051282">
                <text:p>0.0032051282051282</text:p>
              </table:table-cell>
              <table:table-cell office:value-type="float" office:value="0.000033798">
                <text:p>0.0000337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319488817891374">
                <text:p>0.00319488817891374</text:p>
              </table:table-cell>
              <table:table-cell office:value-type="float" office:value="0.000033582">
                <text:p>0.0000335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18471337579618">
                <text:p>0.00318471337579618</text:p>
              </table:table-cell>
              <table:table-cell office:value-type="float" office:value="0.000033369">
                <text:p>0.0000333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17460317460317">
                <text:p>0.00317460317460317</text:p>
              </table:table-cell>
              <table:table-cell office:value-type="float" office:value="0.000033158">
                <text:p>0.0000331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16455696202532">
                <text:p>0.00316455696202532</text:p>
              </table:table-cell>
              <table:table-cell office:value-type="float" office:value="0.000032948">
                <text:p>0.0000329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15457413249211">
                <text:p>0.00315457413249211</text:p>
              </table:table-cell>
              <table:table-cell office:value-type="float" office:value="0.00003274">
                <text:p>0.000032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14465408805031">
                <text:p>0.00314465408805031</text:p>
              </table:table-cell>
              <table:table-cell office:value-type="float" office:value="0.000032535">
                <text:p>0.0000325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13479623824451">
                <text:p>0.00313479623824451</text:p>
              </table:table-cell>
              <table:table-cell office:value-type="float" office:value="0.000032332">
                <text:p>0.0000323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32129">
                <text:p>0.0000321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11526479750779">
                <text:p>0.00311526479750779</text:p>
              </table:table-cell>
              <table:table-cell office:value-type="float" office:value="0.000031929">
                <text:p>0.0000319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1055900621118">
                <text:p>0.0031055900621118</text:p>
              </table:table-cell>
              <table:table-cell office:value-type="float" office:value="0.000031732">
                <text:p>0.0000317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09597523219814">
                <text:p>0.00309597523219814</text:p>
              </table:table-cell>
              <table:table-cell office:value-type="float" office:value="0.000031536">
                <text:p>0.0000315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000031341">
                <text:p>0.0000313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307692307692308">
                <text:p>0.00307692307692308</text:p>
              </table:table-cell>
              <table:table-cell office:value-type="float" office:value="0.000031148">
                <text:p>0.0000311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306748466257669">
                <text:p>0.00306748466257669</text:p>
              </table:table-cell>
              <table:table-cell office:value-type="float" office:value="0.000030958">
                <text:p>0.000030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305810397553517">
                <text:p>0.00305810397553517</text:p>
              </table:table-cell>
              <table:table-cell office:value-type="float" office:value="0.000030769">
                <text:p>0.0000307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304878048780488">
                <text:p>0.00304878048780488</text:p>
              </table:table-cell>
              <table:table-cell office:value-type="float" office:value="0.000030581">
                <text:p>0.0000305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303951367781155">
                <text:p>0.00303951367781155</text:p>
              </table:table-cell>
              <table:table-cell office:value-type="float" office:value="0.000030395">
                <text:p>0.0000303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03030303030303">
                <text:p>0.00303030303030303</text:p>
              </table:table-cell>
              <table:table-cell office:value-type="float" office:value="0.000030212">
                <text:p>0.0000302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02114803625378">
                <text:p>0.00302114803625378</text:p>
              </table:table-cell>
              <table:table-cell office:value-type="float" office:value="0.00003003">
                <text:p>0.000030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01204819277108">
                <text:p>0.00301204819277108</text:p>
              </table:table-cell>
              <table:table-cell office:value-type="float" office:value="0.000029849">
                <text:p>0.0000298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003003003003">
                <text:p>0.003003003003003</text:p>
              </table:table-cell>
              <table:table-cell office:value-type="float" office:value="0.000029669">
                <text:p>0.0000296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9940119760479">
                <text:p>0.0029940119760479</text:p>
              </table:table-cell>
              <table:table-cell office:value-type="float" office:value="0.000029493">
                <text:p>0.0000294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98507462686567">
                <text:p>0.00298507462686567</text:p>
              </table:table-cell>
              <table:table-cell office:value-type="float" office:value="0.000029317">
                <text:p>0.0000293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97619047619048">
                <text:p>0.00297619047619048</text:p>
              </table:table-cell>
              <table:table-cell office:value-type="float" office:value="0.000029142">
                <text:p>0.0000291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9673590504451">
                <text:p>0.0029673590504451</text:p>
              </table:table-cell>
              <table:table-cell office:value-type="float" office:value="0.000028969">
                <text:p>0.0000289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9585798816568">
                <text:p>0.0029585798816568</text:p>
              </table:table-cell>
              <table:table-cell office:value-type="float" office:value="0.000028799">
                <text:p>0.0000287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94985250737463">
                <text:p>0.00294985250737463</text:p>
              </table:table-cell>
              <table:table-cell office:value-type="float" office:value="0.000028629">
                <text:p>0.0000286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94117647058823">
                <text:p>0.00294117647058823</text:p>
              </table:table-cell>
              <table:table-cell office:value-type="float" office:value="0.000028461">
                <text:p>0.0000284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93255131964809">
                <text:p>0.00293255131964809</text:p>
              </table:table-cell>
              <table:table-cell office:value-type="float" office:value="0.000028294">
                <text:p>0.0000282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92397660818713">
                <text:p>0.00292397660818713</text:p>
              </table:table-cell>
              <table:table-cell office:value-type="float" office:value="0.000028129">
                <text:p>0.0000281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91545189504373">
                <text:p>0.00291545189504373</text:p>
              </table:table-cell>
              <table:table-cell office:value-type="float" office:value="0.000027965">
                <text:p>0.0000279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90697674418605">
                <text:p>0.00290697674418605</text:p>
              </table:table-cell>
              <table:table-cell office:value-type="float" office:value="0.000027803">
                <text:p>0.0000278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0.000027641">
                <text:p>0.0000276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9017341040462">
                <text:p>0.00289017341040462</text:p>
              </table:table-cell>
              <table:table-cell office:value-type="float" office:value="0.000027483">
                <text:p>0.0000274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8184438040346">
                <text:p>0.00288184438040346</text:p>
              </table:table-cell>
              <table:table-cell office:value-type="float" office:value="0.000027324">
                <text:p>0.0000273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735632183908">
                <text:p>0.0028735632183908</text:p>
              </table:table-cell>
              <table:table-cell office:value-type="float" office:value="0.000027167">
                <text:p>0.0000271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6532951289398">
                <text:p>0.00286532951289398</text:p>
              </table:table-cell>
              <table:table-cell office:value-type="float" office:value="0.000027011">
                <text:p>0.0000270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5714285714286">
                <text:p>0.00285714285714286</text:p>
              </table:table-cell>
              <table:table-cell office:value-type="float" office:value="0.000026858">
                <text:p>0.0000268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84900284900285">
                <text:p>0.00284900284900285</text:p>
              </table:table-cell>
              <table:table-cell office:value-type="float" office:value="0.000026705">
                <text:p>0.0000267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84090909090909">
                <text:p>0.00284090909090909</text:p>
              </table:table-cell>
              <table:table-cell office:value-type="float" office:value="0.000026553">
                <text:p>0.0000265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8328611898017">
                <text:p>0.0028328611898017</text:p>
              </table:table-cell>
              <table:table-cell office:value-type="float" office:value="0.000026403">
                <text:p>0.0000264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82485875706215">
                <text:p>0.00282485875706215</text:p>
              </table:table-cell>
              <table:table-cell office:value-type="float" office:value="0.000026254">
                <text:p>0.0000262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8169014084507">
                <text:p>0.0028169014084507</text:p>
              </table:table-cell>
              <table:table-cell office:value-type="float" office:value="0.000026107">
                <text:p>0.0000261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80898876404494">
                <text:p>0.00280898876404494</text:p>
              </table:table-cell>
              <table:table-cell office:value-type="float" office:value="0.00002596">
                <text:p>0.000025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0.000025814">
                <text:p>0.0000258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79329608938547">
                <text:p>0.00279329608938547</text:p>
              </table:table-cell>
              <table:table-cell office:value-type="float" office:value="0.000025671">
                <text:p>0.0000256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78551532033426">
                <text:p>0.00278551532033426</text:p>
              </table:table-cell>
              <table:table-cell office:value-type="float" office:value="0.000025528">
                <text:p>0.0000255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0.000025386">
                <text:p>0.0000253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77008310249307">
                <text:p>0.00277008310249307</text:p>
              </table:table-cell>
              <table:table-cell office:value-type="float" office:value="0.000025246">
                <text:p>0.0000252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76243093922652">
                <text:p>0.00276243093922652</text:p>
              </table:table-cell>
              <table:table-cell office:value-type="float" office:value="0.000025107">
                <text:p>0.0000251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75482093663912">
                <text:p>0.00275482093663912</text:p>
              </table:table-cell>
              <table:table-cell office:value-type="float" office:value="0.000024969">
                <text:p>0.0000249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74725274725275">
                <text:p>0.00274725274725275</text:p>
              </table:table-cell>
              <table:table-cell office:value-type="float" office:value="0.000024831">
                <text:p>0.0000248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000024695">
                <text:p>0.0000246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73224043715847">
                <text:p>0.00273224043715847</text:p>
              </table:table-cell>
              <table:table-cell office:value-type="float" office:value="0.000024561">
                <text:p>0.0000245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272479564032698">
                <text:p>0.00272479564032698</text:p>
              </table:table-cell>
              <table:table-cell office:value-type="float" office:value="0.000024427">
                <text:p>0.0000244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271739130434783">
                <text:p>0.00271739130434783</text:p>
              </table:table-cell>
              <table:table-cell office:value-type="float" office:value="0.000024294">
                <text:p>0.0000242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710027100271">
                <text:p>0.002710027100271</text:p>
              </table:table-cell>
              <table:table-cell office:value-type="float" office:value="0.000024163">
                <text:p>0.0000241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7027027027027">
                <text:p>0.0027027027027027</text:p>
              </table:table-cell>
              <table:table-cell office:value-type="float" office:value="0.000024033">
                <text:p>0.0000240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69541778975741">
                <text:p>0.00269541778975741</text:p>
              </table:table-cell>
              <table:table-cell office:value-type="float" office:value="0.000023903">
                <text:p>0.0000239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68817204301075">
                <text:p>0.00268817204301075</text:p>
              </table:table-cell>
              <table:table-cell office:value-type="float" office:value="0.000023775">
                <text:p>0.0000237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68096514745308">
                <text:p>0.00268096514745308</text:p>
              </table:table-cell>
              <table:table-cell office:value-type="float" office:value="0.000023647">
                <text:p>0.0000236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267379679144385">
                <text:p>0.00267379679144385</text:p>
              </table:table-cell>
              <table:table-cell office:value-type="float" office:value="0.000023521">
                <text:p>0.0000235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0.000023396">
                <text:p>0.0000233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65957446808511">
                <text:p>0.00265957446808511</text:p>
              </table:table-cell>
              <table:table-cell office:value-type="float" office:value="0.000023272">
                <text:p>0.0000232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26525198938992">
                <text:p>0.0026525198938992</text:p>
              </table:table-cell>
              <table:table-cell office:value-type="float" office:value="0.000023148">
                <text:p>0.0000231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64550264550265">
                <text:p>0.00264550264550265</text:p>
              </table:table-cell>
              <table:table-cell office:value-type="float" office:value="0.000023026">
                <text:p>0.0000230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63852242744063">
                <text:p>0.00263852242744063</text:p>
              </table:table-cell>
              <table:table-cell office:value-type="float" office:value="0.000022905">
                <text:p>0.0000229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263157894736842">
                <text:p>0.00263157894736842</text:p>
              </table:table-cell>
              <table:table-cell office:value-type="float" office:value="0.000022784">
                <text:p>0.0000227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6246719160105">
                <text:p>0.0026246719160105</text:p>
              </table:table-cell>
              <table:table-cell office:value-type="float" office:value="0.000022665">
                <text:p>0.0000226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61780104712042">
                <text:p>0.00261780104712042</text:p>
              </table:table-cell>
              <table:table-cell office:value-type="float" office:value="0.000022547">
                <text:p>0.0000225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261096605744125">
                <text:p>0.00261096605744125</text:p>
              </table:table-cell>
              <table:table-cell office:value-type="float" office:value="0.000022429">
                <text:p>0.0000224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00022312">
                <text:p>0.0000223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5974025974026">
                <text:p>0.0025974025974026</text:p>
              </table:table-cell>
              <table:table-cell office:value-type="float" office:value="0.000022196">
                <text:p>0.0000221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59067357512953">
                <text:p>0.00259067357512953</text:p>
              </table:table-cell>
              <table:table-cell office:value-type="float" office:value="0.000022082">
                <text:p>0.0000220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258397932816537">
                <text:p>0.00258397932816537</text:p>
              </table:table-cell>
              <table:table-cell office:value-type="float" office:value="0.000021968">
                <text:p>0.0000219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257731958762887">
                <text:p>0.00257731958762887</text:p>
              </table:table-cell>
              <table:table-cell office:value-type="float" office:value="0.000021854">
                <text:p>0.0000218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25706940874036">
                <text:p>0.0025706940874036</text:p>
              </table:table-cell>
              <table:table-cell office:value-type="float" office:value="0.000021742">
                <text:p>0.0000217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256410256410256">
                <text:p>0.00256410256410256</text:p>
              </table:table-cell>
              <table:table-cell office:value-type="float" office:value="0.000021631">
                <text:p>0.0000216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255754475703325">
                <text:p>0.00255754475703325</text:p>
              </table:table-cell>
              <table:table-cell office:value-type="float" office:value="0.000021521">
                <text:p>0.0000215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55102040816327">
                <text:p>0.00255102040816327</text:p>
              </table:table-cell>
              <table:table-cell office:value-type="float" office:value="0.000021411">
                <text:p>0.0000214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54452926208651">
                <text:p>0.00254452926208651</text:p>
              </table:table-cell>
              <table:table-cell office:value-type="float" office:value="0.000021302">
                <text:p>0.0000213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253807106598985">
                <text:p>0.00253807106598985</text:p>
              </table:table-cell>
              <table:table-cell office:value-type="float" office:value="0.000021194">
                <text:p>0.0000211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253164556962025">
                <text:p>0.00253164556962025</text:p>
              </table:table-cell>
              <table:table-cell office:value-type="float" office:value="0.000021087">
                <text:p>0.0000210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52525252525253">
                <text:p>0.00252525252525253</text:p>
              </table:table-cell>
              <table:table-cell office:value-type="float" office:value="0.00002098">
                <text:p>0.000020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51889168765743">
                <text:p>0.00251889168765743</text:p>
              </table:table-cell>
              <table:table-cell office:value-type="float" office:value="0.000020875">
                <text:p>0.000020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251256281407035">
                <text:p>0.00251256281407035</text:p>
              </table:table-cell>
              <table:table-cell office:value-type="float" office:value="0.00002077">
                <text:p>0.000020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25062656641604">
                <text:p>0.0025062656641604</text:p>
              </table:table-cell>
              <table:table-cell office:value-type="float" office:value="0.000020666">
                <text:p>0.00002066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5">
                <text:p>0.0025</text:p>
              </table:table-cell>
              <table:table-cell office:value-type="float" office:value="0.000020563">
                <text:p>0.0000205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49376558603491">
                <text:p>0.00249376558603491</text:p>
              </table:table-cell>
              <table:table-cell office:value-type="float" office:value="0.00002046">
                <text:p>0.000020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248756218905473">
                <text:p>0.00248756218905473</text:p>
              </table:table-cell>
              <table:table-cell office:value-type="float" office:value="0.000020359">
                <text:p>0.0000203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48138957816377">
                <text:p>0.00248138957816377</text:p>
              </table:table-cell>
              <table:table-cell office:value-type="float" office:value="0.000020258">
                <text:p>0.0000202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47524752475248">
                <text:p>0.00247524752475248</text:p>
              </table:table-cell>
              <table:table-cell office:value-type="float" office:value="0.000020158">
                <text:p>0.0000201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246913580246914">
                <text:p>0.00246913580246914</text:p>
              </table:table-cell>
              <table:table-cell office:value-type="float" office:value="0.000020058">
                <text:p>0.0000200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246305418719212">
                <text:p>0.00246305418719212</text:p>
              </table:table-cell>
              <table:table-cell office:value-type="float" office:value="0.00001996">
                <text:p>0.000019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245700245700246">
                <text:p>0.00245700245700246</text:p>
              </table:table-cell>
              <table:table-cell office:value-type="float" office:value="0.000019862">
                <text:p>0.0000198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245098039215686">
                <text:p>0.00245098039215686</text:p>
              </table:table-cell>
              <table:table-cell office:value-type="float" office:value="0.000019764">
                <text:p>0.0000197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244498777506112">
                <text:p>0.00244498777506112</text:p>
              </table:table-cell>
              <table:table-cell office:value-type="float" office:value="0.000019668">
                <text:p>0.0000196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24390243902439">
                <text:p>0.0024390243902439</text:p>
              </table:table-cell>
              <table:table-cell office:value-type="float" office:value="0.000019572">
                <text:p>0.0000195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24330900243309">
                <text:p>0.0024330900243309</text:p>
              </table:table-cell>
              <table:table-cell office:value-type="float" office:value="0.000019477">
                <text:p>0.0000194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42718446601942">
                <text:p>0.00242718446601942</text:p>
              </table:table-cell>
              <table:table-cell office:value-type="float" office:value="0.000019382">
                <text:p>0.0000193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242130750605327">
                <text:p>0.00242130750605327</text:p>
              </table:table-cell>
              <table:table-cell office:value-type="float" office:value="0.000019289">
                <text:p>0.0000192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41545893719807">
                <text:p>0.00241545893719807</text:p>
              </table:table-cell>
              <table:table-cell office:value-type="float" office:value="0.000019196">
                <text:p>0.0000191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240963855421687">
                <text:p>0.00240963855421687</text:p>
              </table:table-cell>
              <table:table-cell office:value-type="float" office:value="0.000019103">
                <text:p>0.0000191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240384615384615">
                <text:p>0.00240384615384615</text:p>
              </table:table-cell>
              <table:table-cell office:value-type="float" office:value="0.000019011">
                <text:p>0.0000190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239808153477218">
                <text:p>0.00239808153477218</text:p>
              </table:table-cell>
              <table:table-cell office:value-type="float" office:value="0.00001892">
                <text:p>0.00001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239234449760766">
                <text:p>0.00239234449760766</text:p>
              </table:table-cell>
              <table:table-cell office:value-type="float" office:value="0.00001883">
                <text:p>0.000018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238663484486874">
                <text:p>0.00238663484486874</text:p>
              </table:table-cell>
              <table:table-cell office:value-type="float" office:value="0.00001874">
                <text:p>0.000018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238095238095238">
                <text:p>0.00238095238095238</text:p>
              </table:table-cell>
              <table:table-cell office:value-type="float" office:value="0.000018651">
                <text:p>0.0000186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237529691211401">
                <text:p>0.00237529691211401</text:p>
              </table:table-cell>
              <table:table-cell office:value-type="float" office:value="0.000018563">
                <text:p>0.0000185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23696682464455">
                <text:p>0.0023696682464455</text:p>
              </table:table-cell>
              <table:table-cell office:value-type="float" office:value="0.000018475">
                <text:p>0.0000184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236406619385343">
                <text:p>0.00236406619385343</text:p>
              </table:table-cell>
              <table:table-cell office:value-type="float" office:value="0.000018388">
                <text:p>0.000018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35849056603774">
                <text:p>0.00235849056603774</text:p>
              </table:table-cell>
              <table:table-cell office:value-type="float" office:value="0.000018301">
                <text:p>0.0000183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235294117647059">
                <text:p>0.00235294117647059</text:p>
              </table:table-cell>
              <table:table-cell office:value-type="float" office:value="0.000018215">
                <text:p>0.0000182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234741784037559">
                <text:p>0.00234741784037559</text:p>
              </table:table-cell>
              <table:table-cell office:value-type="float" office:value="0.00001813">
                <text:p>0.000018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234192037470726">
                <text:p>0.00234192037470726</text:p>
              </table:table-cell>
              <table:table-cell office:value-type="float" office:value="0.000018045">
                <text:p>0.0000180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233644859813084">
                <text:p>0.00233644859813084</text:p>
              </table:table-cell>
              <table:table-cell office:value-type="float" office:value="0.00001796">
                <text:p>0.000017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33100233100233">
                <text:p>0.00233100233100233</text:p>
              </table:table-cell>
              <table:table-cell office:value-type="float" office:value="0.000017877">
                <text:p>0.0000178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232558139534884">
                <text:p>0.00232558139534884</text:p>
              </table:table-cell>
              <table:table-cell office:value-type="float" office:value="0.000017794">
                <text:p>0.0000177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232018561484919">
                <text:p>0.00232018561484919</text:p>
              </table:table-cell>
              <table:table-cell office:value-type="float" office:value="0.000017711">
                <text:p>0.0000177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31481481481481">
                <text:p>0.00231481481481481</text:p>
              </table:table-cell>
              <table:table-cell office:value-type="float" office:value="0.000017629">
                <text:p>0.0000176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23094688221709">
                <text:p>0.0023094688221709</text:p>
              </table:table-cell>
              <table:table-cell office:value-type="float" office:value="0.000017548">
                <text:p>0.0000175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230414746543779">
                <text:p>0.00230414746543779</text:p>
              </table:table-cell>
              <table:table-cell office:value-type="float" office:value="0.000017467">
                <text:p>0.0000174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229885057471264">
                <text:p>0.00229885057471264</text:p>
              </table:table-cell>
              <table:table-cell office:value-type="float" office:value="0.000017387">
                <text:p>0.0000173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229357798165138">
                <text:p>0.00229357798165138</text:p>
              </table:table-cell>
              <table:table-cell office:value-type="float" office:value="0.000017307">
                <text:p>0.0000173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22883295194508">
                <text:p>0.0022883295194508</text:p>
              </table:table-cell>
              <table:table-cell office:value-type="float" office:value="0.000017228">
                <text:p>0.0000172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228310502283105">
                <text:p>0.00228310502283105</text:p>
              </table:table-cell>
              <table:table-cell office:value-type="float" office:value="0.00001715">
                <text:p>0.000017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27790432801822">
                <text:p>0.00227790432801822</text:p>
              </table:table-cell>
              <table:table-cell office:value-type="float" office:value="0.000017072">
                <text:p>0.0000170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227272727272727">
                <text:p>0.00227272727272727</text:p>
              </table:table-cell>
              <table:table-cell office:value-type="float" office:value="0.000016994">
                <text:p>0.0000169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226757369614512">
                <text:p>0.00226757369614512</text:p>
              </table:table-cell>
              <table:table-cell office:value-type="float" office:value="0.000016917">
                <text:p>0.0000169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226244343891403">
                <text:p>0.00226244343891403</text:p>
              </table:table-cell>
              <table:table-cell office:value-type="float" office:value="0.000016841">
                <text:p>0.0000168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000016765">
                <text:p>0.0000167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225225225225225">
                <text:p>0.00225225225225225</text:p>
              </table:table-cell>
              <table:table-cell office:value-type="float" office:value="0.000016689">
                <text:p>0.0000166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224719101123596">
                <text:p>0.00224719101123596</text:p>
              </table:table-cell>
              <table:table-cell office:value-type="float" office:value="0.000016614">
                <text:p>0.0000166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224215246636771">
                <text:p>0.00224215246636771</text:p>
              </table:table-cell>
              <table:table-cell office:value-type="float" office:value="0.00001654">
                <text:p>0.000016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223713646532438">
                <text:p>0.00223713646532438</text:p>
              </table:table-cell>
              <table:table-cell office:value-type="float" office:value="0.000016466">
                <text:p>0.0000164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223214285714286">
                <text:p>0.00223214285714286</text:p>
              </table:table-cell>
              <table:table-cell office:value-type="float" office:value="0.000016392">
                <text:p>0.0000163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22271714922049">
                <text:p>0.0022271714922049</text:p>
              </table:table-cell>
              <table:table-cell office:value-type="float" office:value="0.00001632">
                <text:p>0.000016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0.000016247">
                <text:p>0.0000162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221729490022173">
                <text:p>0.00221729490022173</text:p>
              </table:table-cell>
              <table:table-cell office:value-type="float" office:value="0.000016175">
                <text:p>0.0000161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221238938053097">
                <text:p>0.00221238938053097</text:p>
              </table:table-cell>
              <table:table-cell office:value-type="float" office:value="0.000016104">
                <text:p>0.0000161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22075055187638">
                <text:p>0.0022075055187638</text:p>
              </table:table-cell>
              <table:table-cell office:value-type="float" office:value="0.000016033">
                <text:p>0.0000160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220264317180617">
                <text:p>0.00220264317180617</text:p>
              </table:table-cell>
              <table:table-cell office:value-type="float" office:value="0.000015962">
                <text:p>0.0000159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21978021978022">
                <text:p>0.0021978021978022</text:p>
              </table:table-cell>
              <table:table-cell office:value-type="float" office:value="0.000015892">
                <text:p>0.0000158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219298245614035">
                <text:p>0.00219298245614035</text:p>
              </table:table-cell>
              <table:table-cell office:value-type="float" office:value="0.000015822">
                <text:p>0.0000158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000015753">
                <text:p>0.0000157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18340611353712">
                <text:p>0.00218340611353712</text:p>
              </table:table-cell>
              <table:table-cell office:value-type="float" office:value="0.000015685">
                <text:p>0.0000156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217864923747277">
                <text:p>0.00217864923747277</text:p>
              </table:table-cell>
              <table:table-cell office:value-type="float" office:value="0.000015616">
                <text:p>0.0000156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17391304347826">
                <text:p>0.00217391304347826</text:p>
              </table:table-cell>
              <table:table-cell office:value-type="float" office:value="0.000015548">
                <text:p>0.0000155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216919739696312">
                <text:p>0.00216919739696312</text:p>
              </table:table-cell>
              <table:table-cell office:value-type="float" office:value="0.000015481">
                <text:p>0.0000154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216450216450216">
                <text:p>0.00216450216450216</text:p>
              </table:table-cell>
              <table:table-cell office:value-type="float" office:value="0.000015414">
                <text:p>0.0000154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215982721382289">
                <text:p>0.00215982721382289</text:p>
              </table:table-cell>
              <table:table-cell office:value-type="float" office:value="0.000015348">
                <text:p>0.0000153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21551724137931">
                <text:p>0.0021551724137931</text:p>
              </table:table-cell>
              <table:table-cell office:value-type="float" office:value="0.000015281">
                <text:p>0.0000152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21505376344086">
                <text:p>0.0021505376344086</text:p>
              </table:table-cell>
              <table:table-cell office:value-type="float" office:value="0.000015216">
                <text:p>0.0000152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214592274678112">
                <text:p>0.00214592274678112</text:p>
              </table:table-cell>
              <table:table-cell office:value-type="float" office:value="0.000015151">
                <text:p>0.0000151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14132762312634">
                <text:p>0.00214132762312634</text:p>
              </table:table-cell>
              <table:table-cell office:value-type="float" office:value="0.000015086">
                <text:p>0.0000150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213675213675214">
                <text:p>0.00213675213675214</text:p>
              </table:table-cell>
              <table:table-cell office:value-type="float" office:value="0.000015021">
                <text:p>0.0000150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213219616204691">
                <text:p>0.00213219616204691</text:p>
              </table:table-cell>
              <table:table-cell office:value-type="float" office:value="0.000014957">
                <text:p>0.0000149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212765957446808">
                <text:p>0.00212765957446808</text:p>
              </table:table-cell>
              <table:table-cell office:value-type="float" office:value="0.000014894">
                <text:p>0.0000148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212314225053079">
                <text:p>0.00212314225053079</text:p>
              </table:table-cell>
              <table:table-cell office:value-type="float" office:value="0.000014831">
                <text:p>0.0000148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211864406779661">
                <text:p>0.00211864406779661</text:p>
              </table:table-cell>
              <table:table-cell office:value-type="float" office:value="0.000014768">
                <text:p>0.0000147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211416490486258">
                <text:p>0.00211416490486258</text:p>
              </table:table-cell>
              <table:table-cell office:value-type="float" office:value="0.000014706">
                <text:p>0.0000147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10970464135021">
                <text:p>0.00210970464135021</text:p>
              </table:table-cell>
              <table:table-cell office:value-type="float" office:value="0.000014644">
                <text:p>0.000014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210526315789474">
                <text:p>0.00210526315789474</text:p>
              </table:table-cell>
              <table:table-cell office:value-type="float" office:value="0.000014582">
                <text:p>0.0000145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210084033613445">
                <text:p>0.00210084033613445</text:p>
              </table:table-cell>
              <table:table-cell office:value-type="float" office:value="0.000014521">
                <text:p>0.0000145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09643605870021">
                <text:p>0.00209643605870021</text:p>
              </table:table-cell>
              <table:table-cell office:value-type="float" office:value="0.00001446">
                <text:p>0.000014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209205020920502">
                <text:p>0.00209205020920502</text:p>
              </table:table-cell>
              <table:table-cell office:value-type="float" office:value="0.0000144">
                <text:p>0.00001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08768267223382">
                <text:p>0.00208768267223382</text:p>
              </table:table-cell>
              <table:table-cell office:value-type="float" office:value="0.00001434">
                <text:p>0.000014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00001428">
                <text:p>0.000014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207900207900208">
                <text:p>0.00207900207900208</text:p>
              </table:table-cell>
              <table:table-cell office:value-type="float" office:value="0.00001422">
                <text:p>0.000014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0746887966805">
                <text:p>0.0020746887966805</text:p>
              </table:table-cell>
              <table:table-cell office:value-type="float" office:value="0.000014162">
                <text:p>0.0000141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20703933747412">
                <text:p>0.0020703933747412</text:p>
              </table:table-cell>
              <table:table-cell office:value-type="float" office:value="0.000014103">
                <text:p>0.0000141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206611570247934">
                <text:p>0.00206611570247934</text:p>
              </table:table-cell>
              <table:table-cell office:value-type="float" office:value="0.000014045">
                <text:p>0.0000140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206185567010309">
                <text:p>0.00206185567010309</text:p>
              </table:table-cell>
              <table:table-cell office:value-type="float" office:value="0.000013987">
                <text:p>0.0000139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205761316872428">
                <text:p>0.00205761316872428</text:p>
              </table:table-cell>
              <table:table-cell office:value-type="float" office:value="0.000013929">
                <text:p>0.0000139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205338809034908">
                <text:p>0.00205338809034908</text:p>
              </table:table-cell>
              <table:table-cell office:value-type="float" office:value="0.000013872">
                <text:p>0.0000138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04918032786885">
                <text:p>0.00204918032786885</text:p>
              </table:table-cell>
              <table:table-cell office:value-type="float" office:value="0.000013815">
                <text:p>0.0000138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204498977505112">
                <text:p>0.00204498977505112</text:p>
              </table:table-cell>
              <table:table-cell office:value-type="float" office:value="0.000013759">
                <text:p>0.0000137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204081632653061">
                <text:p>0.00204081632653061</text:p>
              </table:table-cell>
              <table:table-cell office:value-type="float" office:value="0.000013703">
                <text:p>0.0000137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203665987780041">
                <text:p>0.00203665987780041</text:p>
              </table:table-cell>
              <table:table-cell office:value-type="float" office:value="0.000013647">
                <text:p>0.0000136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203252032520325">
                <text:p>0.00203252032520325</text:p>
              </table:table-cell>
              <table:table-cell office:value-type="float" office:value="0.000013592">
                <text:p>0.0000135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02839756592292">
                <text:p>0.00202839756592292</text:p>
              </table:table-cell>
              <table:table-cell office:value-type="float" office:value="0.000013537">
                <text:p>0.0000135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02429149797571">
                <text:p>0.00202429149797571</text:p>
              </table:table-cell>
              <table:table-cell office:value-type="float" office:value="0.000013482">
                <text:p>0.0000134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02020202020202">
                <text:p>0.00202020202020202</text:p>
              </table:table-cell>
              <table:table-cell office:value-type="float" office:value="0.000013427">
                <text:p>0.0000134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01612903225806">
                <text:p>0.00201612903225806</text:p>
              </table:table-cell>
              <table:table-cell office:value-type="float" office:value="0.000013373">
                <text:p>0.0000133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201207243460765">
                <text:p>0.00201207243460765</text:p>
              </table:table-cell>
              <table:table-cell office:value-type="float" office:value="0.00001332">
                <text:p>0.000013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200803212851406">
                <text:p>0.00200803212851406</text:p>
              </table:table-cell>
              <table:table-cell office:value-type="float" office:value="0.000013266">
                <text:p>0.0000132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200400801603206">
                <text:p>0.00200400801603206</text:p>
              </table:table-cell>
              <table:table-cell office:value-type="float" office:value="0.000013213">
                <text:p>0.000013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2">
                <text:p>0.002</text:p>
              </table:table-cell>
              <table:table-cell office:value-type="float" office:value="0.00001316">
                <text:p>0.000013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99600798403194">
                <text:p>0.00199600798403194</text:p>
              </table:table-cell>
              <table:table-cell office:value-type="float" office:value="0.000013108">
                <text:p>0.0000131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99203187250996">
                <text:p>0.00199203187250996</text:p>
              </table:table-cell>
              <table:table-cell office:value-type="float" office:value="0.000013056">
                <text:p>0.0000130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98807157057654">
                <text:p>0.00198807157057654</text:p>
              </table:table-cell>
              <table:table-cell office:value-type="float" office:value="0.000013004">
                <text:p>0.0000130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98412698412698">
                <text:p>0.00198412698412698</text:p>
              </table:table-cell>
              <table:table-cell office:value-type="float" office:value="0.000012952">
                <text:p>0.0000129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98019801980198">
                <text:p>0.00198019801980198</text:p>
              </table:table-cell>
              <table:table-cell office:value-type="float" office:value="0.000012901">
                <text:p>0.0000129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97628458498024">
                <text:p>0.00197628458498024</text:p>
              </table:table-cell>
              <table:table-cell office:value-type="float" office:value="0.00001285">
                <text:p>0.000012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9723865877712">
                <text:p>0.0019723865877712</text:p>
              </table:table-cell>
              <table:table-cell office:value-type="float" office:value="0.000012799">
                <text:p>0.0000127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96850393700787">
                <text:p>0.00196850393700787</text:p>
              </table:table-cell>
              <table:table-cell office:value-type="float" office:value="0.000012749">
                <text:p>0.0000127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96463654223969">
                <text:p>0.00196463654223969</text:p>
              </table:table-cell>
              <table:table-cell office:value-type="float" office:value="0.000012699">
                <text:p>0.0000126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96078431372549">
                <text:p>0.00196078431372549</text:p>
              </table:table-cell>
              <table:table-cell office:value-type="float" office:value="0.000012649">
                <text:p>0.0000126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95694716242661">
                <text:p>0.00195694716242661</text:p>
              </table:table-cell>
              <table:table-cell office:value-type="float" office:value="0.0000126">
                <text:p>0.00001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1255">
                <text:p>0.000012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194931773879142">
                <text:p>0.00194931773879142</text:p>
              </table:table-cell>
              <table:table-cell office:value-type="float" office:value="0.000012502">
                <text:p>0.0000125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94552529182879">
                <text:p>0.00194552529182879</text:p>
              </table:table-cell>
              <table:table-cell office:value-type="float" office:value="0.000012453">
                <text:p>0.0000124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194174757281553">
                <text:p>0.00194174757281553</text:p>
              </table:table-cell>
              <table:table-cell office:value-type="float" office:value="0.000012405">
                <text:p>0.000012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93798449612403">
                <text:p>0.00193798449612403</text:p>
              </table:table-cell>
              <table:table-cell office:value-type="float" office:value="0.000012357">
                <text:p>0.0000123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93423597678917">
                <text:p>0.00193423597678917</text:p>
              </table:table-cell>
              <table:table-cell office:value-type="float" office:value="0.000012309">
                <text:p>0.0000123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193050193050193">
                <text:p>0.00193050193050193</text:p>
              </table:table-cell>
              <table:table-cell office:value-type="float" office:value="0.000012262">
                <text:p>0.0000122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92678227360308">
                <text:p>0.00192678227360308</text:p>
              </table:table-cell>
              <table:table-cell office:value-type="float" office:value="0.000012214">
                <text:p>0.000012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192307692307692">
                <text:p>0.00192307692307692</text:p>
              </table:table-cell>
              <table:table-cell office:value-type="float" office:value="0.000012167">
                <text:p>0.0000121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191938579654511">
                <text:p>0.00191938579654511</text:p>
              </table:table-cell>
              <table:table-cell office:value-type="float" office:value="0.000012121">
                <text:p>0.0000121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91570881226054">
                <text:p>0.00191570881226054</text:p>
              </table:table-cell>
              <table:table-cell office:value-type="float" office:value="0.000012074">
                <text:p>0.0000120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91204588910134">
                <text:p>0.00191204588910134</text:p>
              </table:table-cell>
              <table:table-cell office:value-type="float" office:value="0.000012028">
                <text:p>0.0000120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90839694656489">
                <text:p>0.00190839694656489</text:p>
              </table:table-cell>
              <table:table-cell office:value-type="float" office:value="0.000011982">
                <text:p>0.0000119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9047619047619">
                <text:p>0.0019047619047619</text:p>
              </table:table-cell>
              <table:table-cell office:value-type="float" office:value="0.000011937">
                <text:p>0.0000119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190114068441065">
                <text:p>0.00190114068441065</text:p>
              </table:table-cell>
              <table:table-cell office:value-type="float" office:value="0.000011891">
                <text:p>0.0000118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189753320683112">
                <text:p>0.00189753320683112</text:p>
              </table:table-cell>
              <table:table-cell office:value-type="float" office:value="0.000011846">
                <text:p>0.0000118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89393939393939">
                <text:p>0.00189393939393939</text:p>
              </table:table-cell>
              <table:table-cell office:value-type="float" office:value="0.000011801">
                <text:p>0.0000118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89035916824197">
                <text:p>0.00189035916824197</text:p>
              </table:table-cell>
              <table:table-cell office:value-type="float" office:value="0.000011757">
                <text:p>0.0000117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88679245283019">
                <text:p>0.00188679245283019</text:p>
              </table:table-cell>
              <table:table-cell office:value-type="float" office:value="0.000011713">
                <text:p>0.0000117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88323917137476">
                <text:p>0.00188323917137476</text:p>
              </table:table-cell>
              <table:table-cell office:value-type="float" office:value="0.000011669">
                <text:p>0.0000116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8796992481203">
                <text:p>0.0018796992481203</text:p>
              </table:table-cell>
              <table:table-cell office:value-type="float" office:value="0.000011625">
                <text:p>0.0000116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187617260787993">
                <text:p>0.00187617260787993</text:p>
              </table:table-cell>
              <table:table-cell office:value-type="float" office:value="0.000011581">
                <text:p>0.0000115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87265917602996">
                <text:p>0.00187265917602996</text:p>
              </table:table-cell>
              <table:table-cell office:value-type="float" office:value="0.000011538">
                <text:p>0.0000115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86915887850467">
                <text:p>0.00186915887850467</text:p>
              </table:table-cell>
              <table:table-cell office:value-type="float" office:value="0.000011495">
                <text:p>0.0000114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86567164179104">
                <text:p>0.00186567164179104</text:p>
              </table:table-cell>
              <table:table-cell office:value-type="float" office:value="0.000011452">
                <text:p>0.0000114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86219739292365">
                <text:p>0.00186219739292365</text:p>
              </table:table-cell>
              <table:table-cell office:value-type="float" office:value="0.000011409">
                <text:p>0.0000114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185873605947955">
                <text:p>0.00185873605947955</text:p>
              </table:table-cell>
              <table:table-cell office:value-type="float" office:value="0.000011367">
                <text:p>0.0000113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185528756957328">
                <text:p>0.00185528756957328</text:p>
              </table:table-cell>
              <table:table-cell office:value-type="float" office:value="0.000011325">
                <text:p>0.0000113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185185185185185">
                <text:p>0.00185185185185185</text:p>
              </table:table-cell>
              <table:table-cell office:value-type="float" office:value="0.000011283">
                <text:p>0.0000112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84842883548983">
                <text:p>0.00184842883548983</text:p>
              </table:table-cell>
              <table:table-cell office:value-type="float" office:value="0.000011241">
                <text:p>0.0000112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18450184501845">
                <text:p>0.0018450184501845</text:p>
              </table:table-cell>
              <table:table-cell office:value-type="float" office:value="0.0000112">
                <text:p>0.00001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84162062615101">
                <text:p>0.00184162062615101</text:p>
              </table:table-cell>
              <table:table-cell office:value-type="float" office:value="0.000011158">
                <text:p>0.0000111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83823529411765">
                <text:p>0.00183823529411765</text:p>
              </table:table-cell>
              <table:table-cell office:value-type="float" office:value="0.000011117">
                <text:p>0.0000111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8348623853211">
                <text:p>0.0018348623853211</text:p>
              </table:table-cell>
              <table:table-cell office:value-type="float" office:value="0.000011077">
                <text:p>0.0000110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83150183150183">
                <text:p>0.00183150183150183</text:p>
              </table:table-cell>
              <table:table-cell office:value-type="float" office:value="0.000011036">
                <text:p>0.0000110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82815356489945">
                <text:p>0.00182815356489945</text:p>
              </table:table-cell>
              <table:table-cell office:value-type="float" office:value="0.000010996">
                <text:p>0.0000109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82481751824818">
                <text:p>0.00182481751824818</text:p>
              </table:table-cell>
              <table:table-cell office:value-type="float" office:value="0.000010956">
                <text:p>0.0000109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82149362477231">
                <text:p>0.00182149362477231</text:p>
              </table:table-cell>
              <table:table-cell office:value-type="float" office:value="0.000010916">
                <text:p>0.0000109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81818181818182">
                <text:p>0.00181818181818182</text:p>
              </table:table-cell>
              <table:table-cell office:value-type="float" office:value="0.000010876">
                <text:p>0.0000108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81488203266788">
                <text:p>0.00181488203266788</text:p>
              </table:table-cell>
              <table:table-cell office:value-type="float" office:value="0.000010837">
                <text:p>0.0000108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81159420289855">
                <text:p>0.00181159420289855</text:p>
              </table:table-cell>
              <table:table-cell office:value-type="float" office:value="0.000010798">
                <text:p>0.0000107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80831826401447">
                <text:p>0.00180831826401447</text:p>
              </table:table-cell>
              <table:table-cell office:value-type="float" office:value="0.000010759">
                <text:p>0.0000107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80505415162455">
                <text:p>0.00180505415162455</text:p>
              </table:table-cell>
              <table:table-cell office:value-type="float" office:value="0.00001072">
                <text:p>0.000010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8018018018018">
                <text:p>0.0018018018018018</text:p>
              </table:table-cell>
              <table:table-cell office:value-type="float" office:value="0.000010681">
                <text:p>0.0000106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79856115107914">
                <text:p>0.00179856115107914</text:p>
              </table:table-cell>
              <table:table-cell office:value-type="float" office:value="0.000010643">
                <text:p>0.0000106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79533213644524">
                <text:p>0.00179533213644524</text:p>
              </table:table-cell>
              <table:table-cell office:value-type="float" office:value="0.000010605">
                <text:p>0.0000106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7921146953405">
                <text:p>0.0017921146953405</text:p>
              </table:table-cell>
              <table:table-cell office:value-type="float" office:value="0.000010567">
                <text:p>0.0000105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178890876565295">
                <text:p>0.00178890876565295</text:p>
              </table:table-cell>
              <table:table-cell office:value-type="float" office:value="0.000010529">
                <text:p>0.00001052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178571428571429">
                <text:p>0.00178571428571429</text:p>
              </table:table-cell>
              <table:table-cell office:value-type="float" office:value="0.000010491">
                <text:p>0.0000104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17825311942959">
                <text:p>0.0017825311942959</text:p>
              </table:table-cell>
              <table:table-cell office:value-type="float" office:value="0.000010454">
                <text:p>0.0000104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177935943060498">
                <text:p>0.00177935943060498</text:p>
              </table:table-cell>
              <table:table-cell office:value-type="float" office:value="0.000010417">
                <text:p>0.0000104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77619893428064">
                <text:p>0.00177619893428064</text:p>
              </table:table-cell>
              <table:table-cell office:value-type="float" office:value="0.00001038">
                <text:p>0.000010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77304964539007">
                <text:p>0.00177304964539007</text:p>
              </table:table-cell>
              <table:table-cell office:value-type="float" office:value="0.000010343">
                <text:p>0.0000103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176991150442478">
                <text:p>0.00176991150442478</text:p>
              </table:table-cell>
              <table:table-cell office:value-type="float" office:value="0.000010306">
                <text:p>0.0000103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176678445229682">
                <text:p>0.00176678445229682</text:p>
              </table:table-cell>
              <table:table-cell office:value-type="float" office:value="0.00001027">
                <text:p>0.000010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7636684303351">
                <text:p>0.0017636684303351</text:p>
              </table:table-cell>
              <table:table-cell office:value-type="float" office:value="0.000010234">
                <text:p>0.0000102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76056338028169">
                <text:p>0.00176056338028169</text:p>
              </table:table-cell>
              <table:table-cell office:value-type="float" office:value="0.000010198">
                <text:p>0.0000101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75746924428822">
                <text:p>0.00175746924428822</text:p>
              </table:table-cell>
              <table:table-cell office:value-type="float" office:value="0.000010162">
                <text:p>0.0000101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75438596491228">
                <text:p>0.00175438596491228</text:p>
              </table:table-cell>
              <table:table-cell office:value-type="float" office:value="0.000010126">
                <text:p>0.0000101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75131348511384">
                <text:p>0.00175131348511384</text:p>
              </table:table-cell>
              <table:table-cell office:value-type="float" office:value="0.000010091">
                <text:p>0.0000100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74825174825175">
                <text:p>0.00174825174825175</text:p>
              </table:table-cell>
              <table:table-cell office:value-type="float" office:value="0.000010056">
                <text:p>0.0000100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74520069808028">
                <text:p>0.00174520069808028</text:p>
              </table:table-cell>
              <table:table-cell office:value-type="float" office:value="0.000010021">
                <text:p>0.0000100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74216027874564">
                <text:p>0.00174216027874564</text:p>
              </table:table-cell>
              <table:table-cell office:value-type="float" office:value="0.000009986">
                <text:p>0.0000099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73913043478261">
                <text:p>0.00173913043478261</text:p>
              </table:table-cell>
              <table:table-cell office:value-type="float" office:value="0.000009951">
                <text:p>0.0000099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0.000009917">
                <text:p>0.0000099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73310225303293">
                <text:p>0.00173310225303293</text:p>
              </table:table-cell>
              <table:table-cell office:value-type="float" office:value="0.000009882">
                <text:p>0.0000098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73010380622837">
                <text:p>0.00173010380622837</text:p>
              </table:table-cell>
              <table:table-cell office:value-type="float" office:value="0.000009848">
                <text:p>0.0000098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72711571675302">
                <text:p>0.00172711571675302</text:p>
              </table:table-cell>
              <table:table-cell office:value-type="float" office:value="0.000009814">
                <text:p>0.0000098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72413793103448">
                <text:p>0.00172413793103448</text:p>
              </table:table-cell>
              <table:table-cell office:value-type="float" office:value="0.00000978">
                <text:p>0.000009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72117039586919">
                <text:p>0.00172117039586919</text:p>
              </table:table-cell>
              <table:table-cell office:value-type="float" office:value="0.000009747">
                <text:p>0.0000097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71821305841924">
                <text:p>0.00171821305841924</text:p>
              </table:table-cell>
              <table:table-cell office:value-type="float" office:value="0.000009713">
                <text:p>0.0000097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71526586620926">
                <text:p>0.00171526586620926</text:p>
              </table:table-cell>
              <table:table-cell office:value-type="float" office:value="0.00000968">
                <text:p>0.000009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71232876712329">
                <text:p>0.00171232876712329</text:p>
              </table:table-cell>
              <table:table-cell office:value-type="float" office:value="0.000009647">
                <text:p>0.0000096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70940170940171">
                <text:p>0.00170940170940171</text:p>
              </table:table-cell>
              <table:table-cell office:value-type="float" office:value="0.000009614">
                <text:p>0.0000096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70648464163823">
                <text:p>0.00170648464163823</text:p>
              </table:table-cell>
              <table:table-cell office:value-type="float" office:value="0.000009581">
                <text:p>0.0000095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70357751277683">
                <text:p>0.00170357751277683</text:p>
              </table:table-cell>
              <table:table-cell office:value-type="float" office:value="0.000009548">
                <text:p>0.0000095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70068027210884">
                <text:p>0.00170068027210884</text:p>
              </table:table-cell>
              <table:table-cell office:value-type="float" office:value="0.000009516">
                <text:p>0.0000095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69779286926995">
                <text:p>0.00169779286926995</text:p>
              </table:table-cell>
              <table:table-cell office:value-type="float" office:value="0.000009484">
                <text:p>0.0000094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69491525423729">
                <text:p>0.00169491525423729</text:p>
              </table:table-cell>
              <table:table-cell office:value-type="float" office:value="0.000009452">
                <text:p>0.0000094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69204737732657">
                <text:p>0.00169204737732657</text:p>
              </table:table-cell>
              <table:table-cell office:value-type="float" office:value="0.00000942">
                <text:p>0.000009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68918918918919">
                <text:p>0.00168918918918919</text:p>
              </table:table-cell>
              <table:table-cell office:value-type="float" office:value="0.000009388">
                <text:p>0.0000093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68634064080944">
                <text:p>0.00168634064080944</text:p>
              </table:table-cell>
              <table:table-cell office:value-type="float" office:value="0.000009356">
                <text:p>0.0000093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68350168350168">
                <text:p>0.00168350168350168</text:p>
              </table:table-cell>
              <table:table-cell office:value-type="float" office:value="0.000009325">
                <text:p>0.0000093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68067226890756">
                <text:p>0.00168067226890756</text:p>
              </table:table-cell>
              <table:table-cell office:value-type="float" office:value="0.000009293">
                <text:p>0.0000092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67785234899329">
                <text:p>0.00167785234899329</text:p>
              </table:table-cell>
              <table:table-cell office:value-type="float" office:value="0.000009262">
                <text:p>0.0000092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6750418760469">
                <text:p>0.0016750418760469</text:p>
              </table:table-cell>
              <table:table-cell office:value-type="float" office:value="0.000009231">
                <text:p>0.0000092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67224080267559">
                <text:p>0.00167224080267559</text:p>
              </table:table-cell>
              <table:table-cell office:value-type="float" office:value="0.0000092">
                <text:p>0.00000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66944908180301">
                <text:p>0.00166944908180301</text:p>
              </table:table-cell>
              <table:table-cell office:value-type="float" office:value="0.00000917">
                <text:p>0.000009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0009139">
                <text:p>0.0000091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66389351081531">
                <text:p>0.00166389351081531</text:p>
              </table:table-cell>
              <table:table-cell office:value-type="float" office:value="0.000009109">
                <text:p>0.0000091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66112956810631">
                <text:p>0.00166112956810631</text:p>
              </table:table-cell>
              <table:table-cell office:value-type="float" office:value="0.000009078">
                <text:p>0.0000090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65837479270315">
                <text:p>0.00165837479270315</text:p>
              </table:table-cell>
              <table:table-cell office:value-type="float" office:value="0.000009048">
                <text:p>0.0000090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65562913907285">
                <text:p>0.00165562913907285</text:p>
              </table:table-cell>
              <table:table-cell office:value-type="float" office:value="0.000009018">
                <text:p>0.0000090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65289256198347">
                <text:p>0.00165289256198347</text:p>
              </table:table-cell>
              <table:table-cell office:value-type="float" office:value="0.000008989">
                <text:p>0.0000089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65016501650165">
                <text:p>0.00165016501650165</text:p>
              </table:table-cell>
              <table:table-cell office:value-type="float" office:value="0.000008959">
                <text:p>0.0000089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64744645799012">
                <text:p>0.00164744645799012</text:p>
              </table:table-cell>
              <table:table-cell office:value-type="float" office:value="0.000008929">
                <text:p>0.0000089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64473684210526">
                <text:p>0.00164473684210526</text:p>
              </table:table-cell>
              <table:table-cell office:value-type="float" office:value="0.0000089">
                <text:p>0.000008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64203612479475">
                <text:p>0.00164203612479475</text:p>
              </table:table-cell>
              <table:table-cell office:value-type="float" office:value="0.000008871">
                <text:p>0.0000088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63934426229508">
                <text:p>0.00163934426229508</text:p>
              </table:table-cell>
              <table:table-cell office:value-type="float" office:value="0.000008842">
                <text:p>0.0000088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6366612111293">
                <text:p>0.0016366612111293</text:p>
              </table:table-cell>
              <table:table-cell office:value-type="float" office:value="0.000008813">
                <text:p>0.0000088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000008784">
                <text:p>0.0000087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63132137030995">
                <text:p>0.00163132137030995</text:p>
              </table:table-cell>
              <table:table-cell office:value-type="float" office:value="0.000008756">
                <text:p>0.0000087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62866449511401">
                <text:p>0.00162866449511401</text:p>
              </table:table-cell>
              <table:table-cell office:value-type="float" office:value="0.000008727">
                <text:p>0.0000087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6260162601626">
                <text:p>0.0016260162601626</text:p>
              </table:table-cell>
              <table:table-cell office:value-type="float" office:value="0.000008699">
                <text:p>0.0000086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62337662337662">
                <text:p>0.00162337662337662</text:p>
              </table:table-cell>
              <table:table-cell office:value-type="float" office:value="0.000008671">
                <text:p>0.0000086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62074554294976">
                <text:p>0.00162074554294976</text:p>
              </table:table-cell>
              <table:table-cell office:value-type="float" office:value="0.000008642">
                <text:p>0.0000086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61812297734628">
                <text:p>0.00161812297734628</text:p>
              </table:table-cell>
              <table:table-cell office:value-type="float" office:value="0.000008614">
                <text:p>0.0000086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61550888529887">
                <text:p>0.00161550888529887</text:p>
              </table:table-cell>
              <table:table-cell office:value-type="float" office:value="0.000008587">
                <text:p>0.0000085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61290322580645">
                <text:p>0.00161290322580645</text:p>
              </table:table-cell>
              <table:table-cell office:value-type="float" office:value="0.000008559">
                <text:p>0.0000085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61030595813205">
                <text:p>0.00161030595813205</text:p>
              </table:table-cell>
              <table:table-cell office:value-type="float" office:value="0.000008532">
                <text:p>0.0000085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60771704180064">
                <text:p>0.00160771704180064</text:p>
              </table:table-cell>
              <table:table-cell office:value-type="float" office:value="0.000008504">
                <text:p>0.0000085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60513643659711">
                <text:p>0.00160513643659711</text:p>
              </table:table-cell>
              <table:table-cell office:value-type="float" office:value="0.000008477">
                <text:p>0.0000084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6025641025641">
                <text:p>0.0016025641025641</text:p>
              </table:table-cell>
              <table:table-cell office:value-type="float" office:value="0.00000845">
                <text:p>0.000008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6">
                <text:p>0.0016</text:p>
              </table:table-cell>
              <table:table-cell office:value-type="float" office:value="0.000008423">
                <text:p>0.00000842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59744408945687">
                <text:p>0.00159744408945687</text:p>
              </table:table-cell>
              <table:table-cell office:value-type="float" office:value="0.000008396">
                <text:p>0.0000083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59489633173844">
                <text:p>0.00159489633173844</text:p>
              </table:table-cell>
              <table:table-cell office:value-type="float" office:value="0.000008369">
                <text:p>0.0000083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59235668789809">
                <text:p>0.00159235668789809</text:p>
              </table:table-cell>
              <table:table-cell office:value-type="float" office:value="0.000008342">
                <text:p>0.0000083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58982511923688">
                <text:p>0.00158982511923688</text:p>
              </table:table-cell>
              <table:table-cell office:value-type="float" office:value="0.000008316">
                <text:p>0.0000083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58730158730159">
                <text:p>0.00158730158730159</text:p>
              </table:table-cell>
              <table:table-cell office:value-type="float" office:value="0.00000829">
                <text:p>0.000008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58478605388273">
                <text:p>0.00158478605388273</text:p>
              </table:table-cell>
              <table:table-cell office:value-type="float" office:value="0.000008263">
                <text:p>0.0000082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58227848101266">
                <text:p>0.00158227848101266</text:p>
              </table:table-cell>
              <table:table-cell office:value-type="float" office:value="0.000008237">
                <text:p>0.0000082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57977883096367">
                <text:p>0.00157977883096367</text:p>
              </table:table-cell>
              <table:table-cell office:value-type="float" office:value="0.000008211">
                <text:p>0.0000082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57728706624606">
                <text:p>0.00157728706624606</text:p>
              </table:table-cell>
              <table:table-cell office:value-type="float" office:value="0.000008185">
                <text:p>0.00000818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5748031496063">
                <text:p>0.0015748031496063</text:p>
              </table:table-cell>
              <table:table-cell office:value-type="float" office:value="0.000008159">
                <text:p>0.0000081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57232704402516">
                <text:p>0.00157232704402516</text:p>
              </table:table-cell>
              <table:table-cell office:value-type="float" office:value="0.000008134">
                <text:p>0.0000081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56985871271586">
                <text:p>0.00156985871271586</text:p>
              </table:table-cell>
              <table:table-cell office:value-type="float" office:value="0.000008108">
                <text:p>0.0000081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56739811912226">
                <text:p>0.00156739811912226</text:p>
              </table:table-cell>
              <table:table-cell office:value-type="float" office:value="0.000008083">
                <text:p>0.0000080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56494522691706">
                <text:p>0.00156494522691706</text:p>
              </table:table-cell>
              <table:table-cell office:value-type="float" office:value="0.000008058">
                <text:p>0.0000080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00008032">
                <text:p>0.0000080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5600624024961">
                <text:p>0.0015600624024961</text:p>
              </table:table-cell>
              <table:table-cell office:value-type="float" office:value="0.000008007">
                <text:p>0.0000080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55763239875389">
                <text:p>0.00155763239875389</text:p>
              </table:table-cell>
              <table:table-cell office:value-type="float" office:value="0.000007982">
                <text:p>0.0000079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5552099533437">
                <text:p>0.0015552099533437</text:p>
              </table:table-cell>
              <table:table-cell office:value-type="float" office:value="0.000007958">
                <text:p>0.0000079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5527950310559">
                <text:p>0.0015527950310559</text:p>
              </table:table-cell>
              <table:table-cell office:value-type="float" office:value="0.000007933">
                <text:p>0.0000079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55038759689922">
                <text:p>0.00155038759689922</text:p>
              </table:table-cell>
              <table:table-cell office:value-type="float" office:value="0.000007908">
                <text:p>0.0000079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54798761609907">
                <text:p>0.00154798761609907</text:p>
              </table:table-cell>
              <table:table-cell office:value-type="float" office:value="0.000007884">
                <text:p>0.0000078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54559505409583">
                <text:p>0.00154559505409583</text:p>
              </table:table-cell>
              <table:table-cell office:value-type="float" office:value="0.000007859">
                <text:p>0.0000078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54320987654321">
                <text:p>0.00154320987654321</text:p>
              </table:table-cell>
              <table:table-cell office:value-type="float" office:value="0.000007835">
                <text:p>0.0000078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54083204930663">
                <text:p>0.00154083204930663</text:p>
              </table:table-cell>
              <table:table-cell office:value-type="float" office:value="0.000007811">
                <text:p>0.0000078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53846153846154">
                <text:p>0.00153846153846154</text:p>
              </table:table-cell>
              <table:table-cell office:value-type="float" office:value="0.000007787">
                <text:p>0.0000077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53609831029186">
                <text:p>0.00153609831029186</text:p>
              </table:table-cell>
              <table:table-cell office:value-type="float" office:value="0.000007763">
                <text:p>0.0000077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53374233128834">
                <text:p>0.00153374233128834</text:p>
              </table:table-cell>
              <table:table-cell office:value-type="float" office:value="0.000007739">
                <text:p>0.0000077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53139356814701">
                <text:p>0.00153139356814701</text:p>
              </table:table-cell>
              <table:table-cell office:value-type="float" office:value="0.000007716">
                <text:p>0.0000077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52905198776758">
                <text:p>0.00152905198776758</text:p>
              </table:table-cell>
              <table:table-cell office:value-type="float" office:value="0.000007692">
                <text:p>0.0000076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52671755725191">
                <text:p>0.00152671755725191</text:p>
              </table:table-cell>
              <table:table-cell office:value-type="float" office:value="0.000007669">
                <text:p>0.0000076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52439024390244">
                <text:p>0.00152439024390244</text:p>
              </table:table-cell>
              <table:table-cell office:value-type="float" office:value="0.000007645">
                <text:p>0.0000076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15220700152207">
                <text:p>0.0015220700152207</text:p>
              </table:table-cell>
              <table:table-cell office:value-type="float" office:value="0.000007622">
                <text:p>0.0000076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51975683890578">
                <text:p>0.00151975683890578</text:p>
              </table:table-cell>
              <table:table-cell office:value-type="float" office:value="0.000007599">
                <text:p>0.0000075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51745068285281">
                <text:p>0.00151745068285281</text:p>
              </table:table-cell>
              <table:table-cell office:value-type="float" office:value="0.000007576">
                <text:p>0.0000075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51515151515152">
                <text:p>0.00151515151515152</text:p>
              </table:table-cell>
              <table:table-cell office:value-type="float" office:value="0.000007553">
                <text:p>0.0000075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51285930408472">
                <text:p>0.00151285930408472</text:p>
              </table:table-cell>
              <table:table-cell office:value-type="float" office:value="0.00000753">
                <text:p>0.000007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151057401812689">
                <text:p>0.00151057401812689</text:p>
              </table:table-cell>
              <table:table-cell office:value-type="float" office:value="0.000007507">
                <text:p>0.0000075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150829562594268">
                <text:p>0.00150829562594268</text:p>
              </table:table-cell>
              <table:table-cell office:value-type="float" office:value="0.000007485">
                <text:p>0.0000074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150602409638554">
                <text:p>0.00150602409638554</text:p>
              </table:table-cell>
              <table:table-cell office:value-type="float" office:value="0.000007462">
                <text:p>0.00000746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150375939849624">
                <text:p>0.00150375939849624</text:p>
              </table:table-cell>
              <table:table-cell office:value-type="float" office:value="0.00000744">
                <text:p>0.000007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15015015015015">
                <text:p>0.0015015015015015</text:p>
              </table:table-cell>
              <table:table-cell office:value-type="float" office:value="0.000007417">
                <text:p>0.0000074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149925037481259">
                <text:p>0.00149925037481259</text:p>
              </table:table-cell>
              <table:table-cell office:value-type="float" office:value="0.000007395">
                <text:p>0.0000073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149700598802395">
                <text:p>0.00149700598802395</text:p>
              </table:table-cell>
              <table:table-cell office:value-type="float" office:value="0.000007373">
                <text:p>0.0000073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149476831091181">
                <text:p>0.00149476831091181</text:p>
              </table:table-cell>
              <table:table-cell office:value-type="float" office:value="0.000007351">
                <text:p>0.0000073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149253731343284">
                <text:p>0.00149253731343284</text:p>
              </table:table-cell>
              <table:table-cell office:value-type="float" office:value="0.000007329">
                <text:p>0.0000073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14903129657228">
                <text:p>0.0014903129657228</text:p>
              </table:table-cell>
              <table:table-cell office:value-type="float" office:value="0.000007307">
                <text:p>0.0000073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148809523809524">
                <text:p>0.00148809523809524</text:p>
              </table:table-cell>
              <table:table-cell office:value-type="float" office:value="0.000007286">
                <text:p>0.0000072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148588410104012">
                <text:p>0.00148588410104012</text:p>
              </table:table-cell>
              <table:table-cell office:value-type="float" office:value="0.000007264">
                <text:p>0.0000072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48367952522255">
                <text:p>0.00148367952522255</text:p>
              </table:table-cell>
              <table:table-cell office:value-type="float" office:value="0.000007242">
                <text:p>0.0000072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148148148148148">
                <text:p>0.00148148148148148</text:p>
              </table:table-cell>
              <table:table-cell office:value-type="float" office:value="0.000007221">
                <text:p>0.0000072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4792899408284">
                <text:p>0.0014792899408284</text:p>
              </table:table-cell>
              <table:table-cell office:value-type="float" office:value="0.0000072">
                <text:p>0.00000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147710487444609">
                <text:p>0.00147710487444609</text:p>
              </table:table-cell>
              <table:table-cell office:value-type="float" office:value="0.000007178">
                <text:p>0.0000071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147492625368732">
                <text:p>0.00147492625368732</text:p>
              </table:table-cell>
              <table:table-cell office:value-type="float" office:value="0.000007157">
                <text:p>0.0000071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147275405007364">
                <text:p>0.00147275405007364</text:p>
              </table:table-cell>
              <table:table-cell office:value-type="float" office:value="0.000007136">
                <text:p>0.0000071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147058823529412">
                <text:p>0.00147058823529412</text:p>
              </table:table-cell>
              <table:table-cell office:value-type="float" office:value="0.000007115">
                <text:p>0.0000071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146842878120411">
                <text:p>0.00146842878120411</text:p>
              </table:table-cell>
              <table:table-cell office:value-type="float" office:value="0.000007094">
                <text:p>0.0000070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146627565982405">
                <text:p>0.00146627565982405</text:p>
              </table:table-cell>
              <table:table-cell office:value-type="float" office:value="0.000007074">
                <text:p>0.00000707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146412884333821">
                <text:p>0.00146412884333821</text:p>
              </table:table-cell>
              <table:table-cell office:value-type="float" office:value="0.000007053">
                <text:p>0.0000070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146198830409357">
                <text:p>0.00146198830409357</text:p>
              </table:table-cell>
              <table:table-cell office:value-type="float" office:value="0.000007032">
                <text:p>0.0000070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145985401459854">
                <text:p>0.00145985401459854</text:p>
              </table:table-cell>
              <table:table-cell office:value-type="float" office:value="0.000007012">
                <text:p>0.0000070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145772594752187">
                <text:p>0.00145772594752187</text:p>
              </table:table-cell>
              <table:table-cell office:value-type="float" office:value="0.000006991">
                <text:p>0.0000069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145560407569141">
                <text:p>0.00145560407569141</text:p>
              </table:table-cell>
              <table:table-cell office:value-type="float" office:value="0.000006971">
                <text:p>0.0000069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145348837209302">
                <text:p>0.00145348837209302</text:p>
              </table:table-cell>
              <table:table-cell office:value-type="float" office:value="0.000006951">
                <text:p>0.0000069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145137880986938">
                <text:p>0.00145137880986938</text:p>
              </table:table-cell>
              <table:table-cell office:value-type="float" office:value="0.000006931">
                <text:p>0.0000069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144927536231884">
                <text:p>0.00144927536231884</text:p>
              </table:table-cell>
              <table:table-cell office:value-type="float" office:value="0.00000691">
                <text:p>0.000006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144717800289436">
                <text:p>0.00144717800289436</text:p>
              </table:table-cell>
              <table:table-cell office:value-type="float" office:value="0.00000689">
                <text:p>0.000006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144508670520231">
                <text:p>0.00144508670520231</text:p>
              </table:table-cell>
              <table:table-cell office:value-type="float" office:value="0.000006871">
                <text:p>0.0000068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144300144300144">
                <text:p>0.00144300144300144</text:p>
              </table:table-cell>
              <table:table-cell office:value-type="float" office:value="0.000006851">
                <text:p>0.0000068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144092219020173">
                <text:p>0.00144092219020173</text:p>
              </table:table-cell>
              <table:table-cell office:value-type="float" office:value="0.000006831">
                <text:p>0.0000068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143884892086331">
                <text:p>0.00143884892086331</text:p>
              </table:table-cell>
              <table:table-cell office:value-type="float" office:value="0.000006811">
                <text:p>0.0000068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14367816091954">
                <text:p>0.0014367816091954</text:p>
              </table:table-cell>
              <table:table-cell office:value-type="float" office:value="0.000006792">
                <text:p>0.0000067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143472022955524">
                <text:p>0.00143472022955524</text:p>
              </table:table-cell>
              <table:table-cell office:value-type="float" office:value="0.000006772">
                <text:p>0.0000067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43266475644699">
                <text:p>0.00143266475644699</text:p>
              </table:table-cell>
              <table:table-cell office:value-type="float" office:value="0.000006753">
                <text:p>0.0000067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143061516452074">
                <text:p>0.00143061516452074</text:p>
              </table:table-cell>
              <table:table-cell office:value-type="float" office:value="0.000006734">
                <text:p>0.0000067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142857142857143">
                <text:p>0.00142857142857143</text:p>
              </table:table-cell>
              <table:table-cell office:value-type="float" office:value="0.000006714">
                <text:p>0.0000067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14265335235378">
                <text:p>0.0014265335235378</text:p>
              </table:table-cell>
              <table:table-cell office:value-type="float" office:value="0.000006695">
                <text:p>0.0000066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42450142450142">
                <text:p>0.00142450142450142</text:p>
              </table:table-cell>
              <table:table-cell office:value-type="float" office:value="0.000006676">
                <text:p>0.0000066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142247510668563">
                <text:p>0.00142247510668563</text:p>
              </table:table-cell>
              <table:table-cell office:value-type="float" office:value="0.000006657">
                <text:p>0.0000066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142045454545455">
                <text:p>0.00142045454545455</text:p>
              </table:table-cell>
              <table:table-cell office:value-type="float" office:value="0.000006638">
                <text:p>0.0000066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141843971631206">
                <text:p>0.00141843971631206</text:p>
              </table:table-cell>
              <table:table-cell office:value-type="float" office:value="0.00000662">
                <text:p>0.000006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141643059490085">
                <text:p>0.00141643059490085</text:p>
              </table:table-cell>
              <table:table-cell office:value-type="float" office:value="0.000006601">
                <text:p>0.0000066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141442715700141">
                <text:p>0.00141442715700141</text:p>
              </table:table-cell>
              <table:table-cell office:value-type="float" office:value="0.000006582">
                <text:p>0.0000065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141242937853107">
                <text:p>0.00141242937853107</text:p>
              </table:table-cell>
              <table:table-cell office:value-type="float" office:value="0.000006564">
                <text:p>0.0000065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141043723554302">
                <text:p>0.00141043723554302</text:p>
              </table:table-cell>
              <table:table-cell office:value-type="float" office:value="0.000006545">
                <text:p>0.0000065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40845070422535">
                <text:p>0.00140845070422535</text:p>
              </table:table-cell>
              <table:table-cell office:value-type="float" office:value="0.000006527">
                <text:p>0.0000065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140646976090014">
                <text:p>0.00140646976090014</text:p>
              </table:table-cell>
              <table:table-cell office:value-type="float" office:value="0.000006508">
                <text:p>0.0000065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140449438202247">
                <text:p>0.00140449438202247</text:p>
              </table:table-cell>
              <table:table-cell office:value-type="float" office:value="0.00000649">
                <text:p>0.000006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140252454417952">
                <text:p>0.00140252454417952</text:p>
              </table:table-cell>
              <table:table-cell office:value-type="float" office:value="0.000006472">
                <text:p>0.0000064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140056022408964">
                <text:p>0.00140056022408964</text:p>
              </table:table-cell>
              <table:table-cell office:value-type="float" office:value="0.000006454">
                <text:p>0.0000064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13986013986014">
                <text:p>0.0013986013986014</text:p>
              </table:table-cell>
              <table:table-cell office:value-type="float" office:value="0.000006436">
                <text:p>0.0000064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139664804469274">
                <text:p>0.00139664804469274</text:p>
              </table:table-cell>
              <table:table-cell office:value-type="float" office:value="0.000006418">
                <text:p>0.0000064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139470013947001">
                <text:p>0.00139470013947001</text:p>
              </table:table-cell>
              <table:table-cell office:value-type="float" office:value="0.0000064">
                <text:p>0.00000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139275766016713">
                <text:p>0.00139275766016713</text:p>
              </table:table-cell>
              <table:table-cell office:value-type="float" office:value="0.000006382">
                <text:p>0.0000063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139082058414465">
                <text:p>0.00139082058414465</text:p>
              </table:table-cell>
              <table:table-cell office:value-type="float" office:value="0.000006364">
                <text:p>0.0000063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0.000006347">
                <text:p>0.0000063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13869625520111">
                <text:p>0.0013869625520111</text:p>
              </table:table-cell>
              <table:table-cell office:value-type="float" office:value="0.000006329">
                <text:p>0.0000063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138504155124654">
                <text:p>0.00138504155124654</text:p>
              </table:table-cell>
              <table:table-cell office:value-type="float" office:value="0.000006311">
                <text:p>0.0000063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138312586445367">
                <text:p>0.00138312586445367</text:p>
              </table:table-cell>
              <table:table-cell office:value-type="float" office:value="0.000006294">
                <text:p>0.0000062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138121546961326">
                <text:p>0.00138121546961326</text:p>
              </table:table-cell>
              <table:table-cell office:value-type="float" office:value="0.000006277">
                <text:p>0.00000627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137931034482759">
                <text:p>0.00137931034482759</text:p>
              </table:table-cell>
              <table:table-cell office:value-type="float" office:value="0.000006259">
                <text:p>0.00000625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37741046831956">
                <text:p>0.00137741046831956</text:p>
              </table:table-cell>
              <table:table-cell office:value-type="float" office:value="0.000006242">
                <text:p>0.0000062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137551581843191">
                <text:p>0.00137551581843191</text:p>
              </table:table-cell>
              <table:table-cell office:value-type="float" office:value="0.000006225">
                <text:p>0.0000062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137362637362637">
                <text:p>0.00137362637362637</text:p>
              </table:table-cell>
              <table:table-cell office:value-type="float" office:value="0.000006208">
                <text:p>0.0000062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37174211248285">
                <text:p>0.00137174211248285</text:p>
              </table:table-cell>
              <table:table-cell office:value-type="float" office:value="0.000006191">
                <text:p>0.0000061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36986301369863">
                <text:p>0.00136986301369863</text:p>
              </table:table-cell>
              <table:table-cell office:value-type="float" office:value="0.000006174">
                <text:p>0.0000061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136798905608755">
                <text:p>0.00136798905608755</text:p>
              </table:table-cell>
              <table:table-cell office:value-type="float" office:value="0.000006157">
                <text:p>0.0000061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136612021857924">
                <text:p>0.00136612021857924</text:p>
              </table:table-cell>
              <table:table-cell office:value-type="float" office:value="0.00000614">
                <text:p>0.000006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136425648021828">
                <text:p>0.00136425648021828</text:p>
              </table:table-cell>
              <table:table-cell office:value-type="float" office:value="0.000006123">
                <text:p>0.0000061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136239782016349">
                <text:p>0.00136239782016349</text:p>
              </table:table-cell>
              <table:table-cell office:value-type="float" office:value="0.000006107">
                <text:p>0.0000061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36054421768707">
                <text:p>0.00136054421768707</text:p>
              </table:table-cell>
              <table:table-cell office:value-type="float" office:value="0.00000609">
                <text:p>0.000006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135869565217391">
                <text:p>0.00135869565217391</text:p>
              </table:table-cell>
              <table:table-cell office:value-type="float" office:value="0.000006074">
                <text:p>0.0000060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135685210312076">
                <text:p>0.00135685210312076</text:p>
              </table:table-cell>
              <table:table-cell office:value-type="float" office:value="0.000006057">
                <text:p>0.0000060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13550135501355">
                <text:p>0.0013550135501355</text:p>
              </table:table-cell>
              <table:table-cell office:value-type="float" office:value="0.000006041">
                <text:p>0.0000060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13531799729364">
                <text:p>0.0013531799729364</text:p>
              </table:table-cell>
              <table:table-cell office:value-type="float" office:value="0.000006024">
                <text:p>0.0000060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135135135135135">
                <text:p>0.00135135135135135</text:p>
              </table:table-cell>
              <table:table-cell office:value-type="float" office:value="0.000006008">
                <text:p>0.0000060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134952766531714">
                <text:p>0.00134952766531714</text:p>
              </table:table-cell>
              <table:table-cell office:value-type="float" office:value="0.000005992">
                <text:p>0.0000059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134770889487871">
                <text:p>0.00134770889487871</text:p>
              </table:table-cell>
              <table:table-cell office:value-type="float" office:value="0.000005976">
                <text:p>0.0000059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134589502018843">
                <text:p>0.00134589502018843</text:p>
              </table:table-cell>
              <table:table-cell office:value-type="float" office:value="0.00000596">
                <text:p>0.000005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134408602150538">
                <text:p>0.00134408602150538</text:p>
              </table:table-cell>
              <table:table-cell office:value-type="float" office:value="0.000005944">
                <text:p>0.00000594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134228187919463">
                <text:p>0.00134228187919463</text:p>
              </table:table-cell>
              <table:table-cell office:value-type="float" office:value="0.000005928">
                <text:p>0.00000592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34048257372654">
                <text:p>0.00134048257372654</text:p>
              </table:table-cell>
              <table:table-cell office:value-type="float" office:value="0.000005912">
                <text:p>0.0000059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133868808567604">
                <text:p>0.00133868808567604</text:p>
              </table:table-cell>
              <table:table-cell office:value-type="float" office:value="0.000005896">
                <text:p>0.0000058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133689839572193">
                <text:p>0.00133689839572193</text:p>
              </table:table-cell>
              <table:table-cell office:value-type="float" office:value="0.00000588">
                <text:p>0.0000058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3351134846462">
                <text:p>0.0013351134846462</text:p>
              </table:table-cell>
              <table:table-cell office:value-type="float" office:value="0.000005865">
                <text:p>0.0000058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000005849">
                <text:p>0.0000058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133155792276964">
                <text:p>0.00133155792276964</text:p>
              </table:table-cell>
              <table:table-cell office:value-type="float" office:value="0.000005833">
                <text:p>0.0000058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132978723404255">
                <text:p>0.00132978723404255</text:p>
              </table:table-cell>
              <table:table-cell office:value-type="float" office:value="0.000005818">
                <text:p>0.0000058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32802124833997">
                <text:p>0.00132802124833997</text:p>
              </table:table-cell>
              <table:table-cell office:value-type="float" office:value="0.000005803">
                <text:p>0.0000058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13262599469496">
                <text:p>0.0013262599469496</text:p>
              </table:table-cell>
              <table:table-cell office:value-type="float" office:value="0.000005787">
                <text:p>0.00000578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32450331125828">
                <text:p>0.00132450331125828</text:p>
              </table:table-cell>
              <table:table-cell office:value-type="float" office:value="0.000005772">
                <text:p>0.00000577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132275132275132">
                <text:p>0.00132275132275132</text:p>
              </table:table-cell>
              <table:table-cell office:value-type="float" office:value="0.000005757">
                <text:p>0.0000057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132100396301189">
                <text:p>0.00132100396301189</text:p>
              </table:table-cell>
              <table:table-cell office:value-type="float" office:value="0.000005741">
                <text:p>0.0000057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131926121372032">
                <text:p>0.00131926121372032</text:p>
              </table:table-cell>
              <table:table-cell office:value-type="float" office:value="0.000005726">
                <text:p>0.0000057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131752305665349">
                <text:p>0.00131752305665349</text:p>
              </table:table-cell>
              <table:table-cell office:value-type="float" office:value="0.000005711">
                <text:p>0.0000057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131578947368421">
                <text:p>0.00131578947368421</text:p>
              </table:table-cell>
              <table:table-cell office:value-type="float" office:value="0.000005696">
                <text:p>0.0000056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131406044678055">
                <text:p>0.00131406044678055</text:p>
              </table:table-cell>
              <table:table-cell office:value-type="float" office:value="0.000005681">
                <text:p>0.00000568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31233595800525">
                <text:p>0.00131233595800525</text:p>
              </table:table-cell>
              <table:table-cell office:value-type="float" office:value="0.000005666">
                <text:p>0.0000056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131061598951507">
                <text:p>0.00131061598951507</text:p>
              </table:table-cell>
              <table:table-cell office:value-type="float" office:value="0.000005651">
                <text:p>0.0000056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130890052356021">
                <text:p>0.00130890052356021</text:p>
              </table:table-cell>
              <table:table-cell office:value-type="float" office:value="0.000005637">
                <text:p>0.0000056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130718954248366">
                <text:p>0.00130718954248366</text:p>
              </table:table-cell>
              <table:table-cell office:value-type="float" office:value="0.000005622">
                <text:p>0.0000056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130548302872063">
                <text:p>0.00130548302872063</text:p>
              </table:table-cell>
              <table:table-cell office:value-type="float" office:value="0.000005607">
                <text:p>0.0000056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130378096479791">
                <text:p>0.00130378096479791</text:p>
              </table:table-cell>
              <table:table-cell office:value-type="float" office:value="0.000005593">
                <text:p>0.0000055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00005578">
                <text:p>0.0000055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130039011703511">
                <text:p>0.00130039011703511</text:p>
              </table:table-cell>
              <table:table-cell office:value-type="float" office:value="0.000005564">
                <text:p>0.0000055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12987012987013">
                <text:p>0.0012987012987013</text:p>
              </table:table-cell>
              <table:table-cell office:value-type="float" office:value="0.000005549">
                <text:p>0.0000055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12970168612192">
                <text:p>0.0012970168612192</text:p>
              </table:table-cell>
              <table:table-cell office:value-type="float" office:value="0.000005535">
                <text:p>0.00000553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129533678756477">
                <text:p>0.00129533678756477</text:p>
              </table:table-cell>
              <table:table-cell office:value-type="float" office:value="0.00000552">
                <text:p>0.000005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129366106080207">
                <text:p>0.00129366106080207</text:p>
              </table:table-cell>
              <table:table-cell office:value-type="float" office:value="0.000005506">
                <text:p>0.0000055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129198966408269">
                <text:p>0.00129198966408269</text:p>
              </table:table-cell>
              <table:table-cell office:value-type="float" office:value="0.000005492">
                <text:p>0.0000054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129032258064516">
                <text:p>0.00129032258064516</text:p>
              </table:table-cell>
              <table:table-cell office:value-type="float" office:value="0.000005478">
                <text:p>0.0000054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128865979381443">
                <text:p>0.00128865979381443</text:p>
              </table:table-cell>
              <table:table-cell office:value-type="float" office:value="0.000005464">
                <text:p>0.00000546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128700128700129">
                <text:p>0.00128700128700129</text:p>
              </table:table-cell>
              <table:table-cell office:value-type="float" office:value="0.00000545">
                <text:p>0.000005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12853470437018">
                <text:p>0.0012853470437018</text:p>
              </table:table-cell>
              <table:table-cell office:value-type="float" office:value="0.000005436">
                <text:p>0.0000054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128369704749679">
                <text:p>0.00128369704749679</text:p>
              </table:table-cell>
              <table:table-cell office:value-type="float" office:value="0.000005422">
                <text:p>0.0000054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128205128205128">
                <text:p>0.00128205128205128</text:p>
              </table:table-cell>
              <table:table-cell office:value-type="float" office:value="0.000005408">
                <text:p>0.0000054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28040973111396">
                <text:p>0.00128040973111396</text:p>
              </table:table-cell>
              <table:table-cell office:value-type="float" office:value="0.000005394">
                <text:p>0.0000053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127877237851662">
                <text:p>0.00127877237851662</text:p>
              </table:table-cell>
              <table:table-cell office:value-type="float" office:value="0.00000538">
                <text:p>0.0000053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127713920817369">
                <text:p>0.00127713920817369</text:p>
              </table:table-cell>
              <table:table-cell office:value-type="float" office:value="0.000005366">
                <text:p>0.0000053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0.000005353">
                <text:p>0.00000535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127388535031847">
                <text:p>0.00127388535031847</text:p>
              </table:table-cell>
              <table:table-cell office:value-type="float" office:value="0.000005339">
                <text:p>0.00000533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127226463104326">
                <text:p>0.00127226463104326</text:p>
              </table:table-cell>
              <table:table-cell office:value-type="float" office:value="0.000005326">
                <text:p>0.0000053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127064803049555">
                <text:p>0.00127064803049555</text:p>
              </table:table-cell>
              <table:table-cell office:value-type="float" office:value="0.000005312">
                <text:p>0.0000053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126903553299492">
                <text:p>0.00126903553299492</text:p>
              </table:table-cell>
              <table:table-cell office:value-type="float" office:value="0.000005298">
                <text:p>0.0000052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26742712294043">
                <text:p>0.00126742712294043</text:p>
              </table:table-cell>
              <table:table-cell office:value-type="float" office:value="0.000005285">
                <text:p>0.00000528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126582278481013">
                <text:p>0.00126582278481013</text:p>
              </table:table-cell>
              <table:table-cell office:value-type="float" office:value="0.000005272">
                <text:p>0.0000052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126422250316056">
                <text:p>0.00126422250316056</text:p>
              </table:table-cell>
              <table:table-cell office:value-type="float" office:value="0.000005258">
                <text:p>0.0000052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126262626262626">
                <text:p>0.00126262626262626</text:p>
              </table:table-cell>
              <table:table-cell office:value-type="float" office:value="0.000005245">
                <text:p>0.0000052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126103404791929">
                <text:p>0.00126103404791929</text:p>
              </table:table-cell>
              <table:table-cell office:value-type="float" office:value="0.000005232">
                <text:p>0.0000052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125944584382872">
                <text:p>0.00125944584382872</text:p>
              </table:table-cell>
              <table:table-cell office:value-type="float" office:value="0.000005219">
                <text:p>0.0000052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25786163522013">
                <text:p>0.00125786163522013</text:p>
              </table:table-cell>
              <table:table-cell office:value-type="float" office:value="0.000005206">
                <text:p>0.0000052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125628140703518">
                <text:p>0.00125628140703518</text:p>
              </table:table-cell>
              <table:table-cell office:value-type="float" office:value="0.000005193">
                <text:p>0.00000519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125470514429109">
                <text:p>0.00125470514429109</text:p>
              </table:table-cell>
              <table:table-cell office:value-type="float" office:value="0.00000518">
                <text:p>0.000005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12531328320802">
                <text:p>0.0012531328320802</text:p>
              </table:table-cell>
              <table:table-cell office:value-type="float" office:value="0.000005167">
                <text:p>0.0000051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125156445556946">
                <text:p>0.00125156445556946</text:p>
              </table:table-cell>
              <table:table-cell office:value-type="float" office:value="0.000005154">
                <text:p>0.00000515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125">
                <text:p>0.00125</text:p>
              </table:table-cell>
              <table:table-cell office:value-type="float" office:value="0.000005141">
                <text:p>0.000005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